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4.60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4.92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270"/>
    </style:style>
    <style:style style:name="ce2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ictim" table:style-name="ta1">
        <table:table-column table:style-name="co1" table:number-columns-repeated="17" table:default-cell-style-name="Default"/>
        <table:table-column table:style-name="co2" table:number-columns-repeated="2" table:default-cell-style-name="ce3"/>
        <table:table-column table:style-name="co2" table:number-columns-repeated="1005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5-204135-1.txt</text:p>
          </table:table-cell>
          <table:table-cell table:style-name="ce1" office:value-type="string">
            <text:p>stat-140325-204419-2.txt</text:p>
          </table:table-cell>
          <table:table-cell table:style-name="ce1" office:value-type="string">
            <text:p>stat-140325-204702-3.txt</text:p>
          </table:table-cell>
          <table:table-cell table:style-name="ce1" office:value-type="string">
            <text:p>stat-140325-204945-4.txt</text:p>
          </table:table-cell>
          <table:table-cell table:style-name="ce1" office:value-type="string">
            <text:p>stat-140325-205228-5.txt</text:p>
          </table:table-cell>
          <table:table-cell table:style-name="ce1" office:value-type="string">
            <text:p>stat-140325-205510-6.txt</text:p>
          </table:table-cell>
          <table:table-cell table:style-name="ce1" office:value-type="string">
            <text:p>stat-140325-205753-7.txt</text:p>
          </table:table-cell>
          <table:table-cell table:style-name="ce1" office:value-type="string">
            <text:p>stat-140325-210036-8.txt</text:p>
          </table:table-cell>
          <table:table-cell table:style-name="ce1" office:value-type="string">
            <text:p>stat-140325-210320-9.txt</text:p>
          </table:table-cell>
          <table:table-cell table:style-name="ce1" office:value-type="string">
            <text:p>stat-140325-210603-10.txt</text:p>
          </table:table-cell>
          <table:table-cell table:style-name="ce1" office:value-type="string">
            <text:p>stat-140325-210846-11.txt</text:p>
          </table:table-cell>
          <table:table-cell table:style-name="ce1" office:value-type="string">
            <text:p>stat-140325-211130-12.txt</text:p>
          </table:table-cell>
          <table:table-cell table:style-name="ce1" office:value-type="string">
            <text:p>stat-140325-211413-13.txt</text:p>
          </table:table-cell>
          <table:table-cell table:style-name="ce1" office:value-type="string">
            <text:p>stat-140325-211657-14.txt</text:p>
          </table:table-cell>
          <table:table-cell table:style-name="ce1" office:value-type="string">
            <text:p>stat-140325-211940-15.txt</text:p>
          </table:table-cell>
          <table:table-cell table:style-name="ce1" office:value-type="string">
            <text:p>stat-140325-212223-16.txt</text:p>
          </table:table-cell>
          <table:table-cell table:style-name="ce2" office:value-type="string">
            <text:p>Average Victim</text:p>
          </table:table-cell>
          <table:table-cell table:style-name="ce2" office:value-type="string">
            <text:p>Stantard Deviation – Victim</text:p>
          </table:table-cell>
          <table:table-cell table:style-name="ce1" table:number-columns-repeated="100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1">
            <text:p>1</text:p>
          </table:table-cell>
          <table:table-cell table:formula="of:=AVERAGE([.B2:.Q2])" office:value-type="float" office:value="1.1875">
            <text:p>1,1875</text:p>
          </table:table-cell>
          <table:table-cell table:formula="of:=STDEVPA([.B2:.Q2])" office:value-type="float" office:value="0.3903123748999">
            <text:p>0,3903123749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3:.Q3])" office:value-type="float" office:value="0.125">
            <text:p>0,125</text:p>
          </table:table-cell>
          <table:table-cell table:formula="of:=STDEVPA([.B3:.Q3])" office:value-type="float" office:value="0.330718913883074">
            <text:p>0,3307189139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B4:.Q4])" office:value-type="float" office:value="0.5625">
            <text:p>0,5625</text:p>
          </table:table-cell>
          <table:table-cell table:formula="of:=STDEVPA([.B4:.Q4])" office:value-type="float" office:value="1.32139840699162">
            <text:p>1,321398407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5:.Q5])" office:value-type="float" office:value="0.4375">
            <text:p>0,4375</text:p>
          </table:table-cell>
          <table:table-cell table:formula="of:=STDEVPA([.B5:.Q5])" office:value-type="float" office:value="0.70433922934904">
            <text:p>0,7043392293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7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AVERAGE([.B6:.Q6])" office:value-type="float" office:value="4.375">
            <text:p>4,375</text:p>
          </table:table-cell>
          <table:table-cell table:formula="of:=STDEVPA([.B6:.Q6])" office:value-type="float" office:value="1.53602571593056">
            <text:p>1,5360257159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number-columns-repeated="1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AVERAGE([.B7:.Q7])" office:value-type="float" office:value="2.125">
            <text:p>2,125</text:p>
          </table:table-cell>
          <table:table-cell table:formula="of:=STDEVPA([.B7:.Q7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 office:value-type="float" office:value="2">
            <text:p>2</text:p>
          </table:table-cell>
          <table:table-cell table:formula="of:=AVERAGE([.B8:.Q8])" office:value-type="float" office:value="1.75">
            <text:p>1,75</text:p>
          </table:table-cell>
          <table:table-cell table:formula="of:=STDEVPA([.B8:.Q8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number-columns-repeated="16" office:value-type="float" office:value="2">
            <text:p>2</text:p>
          </table:table-cell>
          <table:table-cell table:formula="of:=AVERAGE([.B9:.Q9])" office:value-type="float" office:value="2">
            <text:p>2</text:p>
          </table:table-cell>
          <table:table-cell table:formula="of:=STDEVPA([.B9:.Q9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0:.Q10])" office:value-type="float" office:value="0.125">
            <text:p>0,125</text:p>
          </table:table-cell>
          <table:table-cell table:formula="of:=STDEVPA([.B10:.Q10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1:.Q11])" office:value-type="float" office:value="1.5625">
            <text:p>1,5625</text:p>
          </table:table-cell>
          <table:table-cell table:formula="of:=STDEVPA([.B11:.Q11])" office:value-type="float" office:value="0.788095013307406">
            <text:p>0,7880950133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2:.Q12])" office:value-type="float" office:value="13.4375">
            <text:p>13,4375</text:p>
          </table:table-cell>
          <table:table-cell table:formula="of:=STDEVPA([.B12:.Q12])" office:value-type="float" office:value="35.1674010093154">
            <text:p>35,1674010093</text:p>
          </table:table-cell>
          <table:table-cell table:number-columns-repeated="1005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table:number-columns-repeated="10" office:value-type="float" office:value="0">
            <text:p>0</text:p>
          </table:table-cell>
          <table:table-cell table:formula="of:=AVERAGE([.B13:.Q13])" office:value-type="float" office:value="27.25">
            <text:p>27,25</text:p>
          </table:table-cell>
          <table:table-cell table:formula="of:=STDEVPA([.B13:.Q13])" office:value-type="float" office:value="72.1279245507591">
            <text:p>72,1279245508</text:p>
          </table:table-cell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8">
            <text:p>248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formula="of:=AVERAGE([.B14:.Q14])" office:value-type="float" office:value="48.5">
            <text:p>48,5</text:p>
          </table:table-cell>
          <table:table-cell table:formula="of:=STDEVPA([.B14:.Q14])" office:value-type="float" office:value="73.9273291821097">
            <text:p>73,9273291821</text:p>
          </table:table-cell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  <table:table-cell office:value-type="float" office:value="208">
            <text:p>208</text:p>
          </table:table-cell>
          <table:table-cell office:value-type="float" office:value="214">
            <text:p>214</text:p>
          </table:table-cell>
          <table:table-cell office:value-type="float" office:value="200">
            <text:p>200</text:p>
          </table:table-cell>
          <table:table-cell office:value-type="float" office:value="206">
            <text:p>206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16">
            <text:p>216</text:p>
          </table:table-cell>
          <table:table-cell office:value-type="float" office:value="186">
            <text:p>186</text:p>
          </table:table-cell>
          <table:table-cell office:value-type="float" office:value="212">
            <text:p>212</text:p>
          </table:table-cell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  <table:table-cell office:value-type="float" office:value="196">
            <text:p>196</text:p>
          </table:table-cell>
          <table:table-cell office:value-type="float" office:value="216">
            <text:p>216</text:p>
          </table:table-cell>
          <table:table-cell table:formula="of:=AVERAGE([.B15:.Q15])" office:value-type="float" office:value="214.75">
            <text:p>214,75</text:p>
          </table:table-cell>
          <table:table-cell table:formula="of:=STDEVPA([.B15:.Q15])" office:value-type="float" office:value="13.2641433948823">
            <text:p>13,2641433949</text:p>
          </table:table-cell>
          <table:table-cell table:number-columns-repeated="100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14">
            <text:p>214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76">
            <text:p>276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16">
            <text:p>216</text:p>
          </table:table-cell>
          <table:table-cell office:value-type="float" office:value="194">
            <text:p>194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table:formula="of:=AVERAGE([.B16:.Q16])" office:value-type="float" office:value="226.625">
            <text:p>226,625</text:p>
          </table:table-cell>
          <table:table-cell table:formula="of:=STDEVPA([.B16:.Q16])" office:value-type="float" office:value="16.0112265301569">
            <text:p>16,0112265302</text:p>
          </table:table-cell>
          <table:table-cell table:number-columns-repeated="100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 table:formula="of:=AVERAGE([.B17:.Q17])" office:value-type="float" office:value="227.875">
            <text:p>227,875</text:p>
          </table:table-cell>
          <table:table-cell table:formula="of:=STDEVPA([.B17:.Q17])" office:value-type="float" office:value="6.90900680271774">
            <text:p>6,9090068027</text:p>
          </table:table-cell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14">
            <text:p>214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14">
            <text:p>214</text:p>
          </table:table-cell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table:formula="of:=AVERAGE([.B18:.Q18])" office:value-type="float" office:value="228.25">
            <text:p>228,25</text:p>
          </table:table-cell>
          <table:table-cell table:formula="of:=STDEVPA([.B18:.Q18])" office:value-type="float" office:value="9.27024810886958">
            <text:p>9,2702481089</text:p>
          </table:table-cell>
          <table:table-cell table:number-columns-repeated="100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table:number-columns-repeated="3"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6">
            <text:p>246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18">
            <text:p>218</text:p>
          </table:table-cell>
          <table:table-cell table:formula="of:=AVERAGE([.B19:.Q19])" office:value-type="float" office:value="231.375">
            <text:p>231,375</text:p>
          </table:table-cell>
          <table:table-cell table:formula="of:=STDEVPA([.B19:.Q19])" office:value-type="float" office:value="9.21191483894635">
            <text:p>9,2119148389</text:p>
          </table:table-cell>
          <table:table-cell table:number-columns-repeated="100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46">
            <text:p>246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16">
            <text:p>216</text:p>
          </table:table-cell>
          <table:table-cell office:value-type="float" office:value="250">
            <text:p>250</text:p>
          </table:table-cell>
          <table:table-cell office:value-type="float" office:value="218">
            <text:p>218</text:p>
          </table:table-cell>
          <table:table-cell office:value-type="float" office:value="214">
            <text:p>214</text:p>
          </table:table-cell>
          <table:table-cell table:formula="of:=AVERAGE([.B20:.Q20])" office:value-type="float" office:value="230.625">
            <text:p>230,625</text:p>
          </table:table-cell>
          <table:table-cell table:formula="of:=STDEVPA([.B20:.Q20])" office:value-type="float" office:value="10.6938942859933">
            <text:p>10,693894286</text:p>
          </table:table-cell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table:formula="of:=AVERAGE([.B21:.Q21])" office:value-type="float" office:value="231.625">
            <text:p>231,625</text:p>
          </table:table-cell>
          <table:table-cell table:formula="of:=STDEVPA([.B21:.Q21])" office:value-type="float" office:value="8.92240858737146">
            <text:p>8,9224085874</text:p>
          </table:table-cell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14">
            <text:p>214</text:p>
          </table:table-cell>
          <table:table-cell office:value-type="float" office:value="238">
            <text:p>238</text:p>
          </table:table-cell>
          <table:table-cell office:value-type="float" office:value="214">
            <text:p>214</text:p>
          </table:table-cell>
          <table:table-cell office:value-type="float" office:value="17">
            <text:p>17</text:p>
          </table:table-cell>
          <table:table-cell table:formula="of:=AVERAGE([.B22:.Q22])" office:value-type="float" office:value="213.6875">
            <text:p>213,6875</text:p>
          </table:table-cell>
          <table:table-cell table:formula="of:=STDEVPA([.B22:.Q22])" office:value-type="float" office:value="51.3854536201638">
            <text:p>51,3854536202</text:p>
          </table:table-cell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office:value-type="float" office:value="218">
            <text:p>218</text:p>
          </table:table-cell>
          <table:table-cell office:value-type="float" office:value="214">
            <text:p>214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16">
            <text:p>216</text:p>
          </table:table-cell>
          <table:table-cell table:formula="of:=AVERAGE([.B23:.Q23])" office:value-type="float" office:value="227.625">
            <text:p>227,625</text:p>
          </table:table-cell>
          <table:table-cell table:formula="of:=STDEVPA([.B23:.Q23])" office:value-type="float" office:value="9.46622284757759">
            <text:p>9,4662228476</text:p>
          </table:table-cell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52">
            <text:p>252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22">
            <text:p>222</text:p>
          </table:table-cell>
          <table:table-cell table:formula="of:=AVERAGE([.B24:.Q24])" office:value-type="float" office:value="233.375">
            <text:p>233,375</text:p>
          </table:table-cell>
          <table:table-cell table:formula="of:=STDEVPA([.B24:.Q24])" office:value-type="float" office:value="9.91762950507832">
            <text:p>9,9176295051</text:p>
          </table:table-cell>
          <table:table-cell table:number-columns-repeated="1005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14">
            <text:p>214</text:p>
          </table:table-cell>
          <table:table-cell table:formula="of:=AVERAGE([.B25:.Q25])" office:value-type="float" office:value="235.875">
            <text:p>235,875</text:p>
          </table:table-cell>
          <table:table-cell table:formula="of:=STDEVPA([.B25:.Q25])" office:value-type="float" office:value="8.35071104756954">
            <text:p>8,3507110476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52">
            <text:p>252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48">
            <text:p>248</text:p>
          </table:table-cell>
          <table:table-cell office:value-type="float" office:value="208">
            <text:p>208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table:formula="of:=AVERAGE([.B26:.Q26])" office:value-type="float" office:value="232.375">
            <text:p>232,375</text:p>
          </table:table-cell>
          <table:table-cell table:formula="of:=STDEVPA([.B26:.Q26])" office:value-type="float" office:value="11.4065496535981">
            <text:p>11,4065496536</text:p>
          </table:table-cell>
          <table:table-cell table:number-columns-repeated="100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table:formula="of:=AVERAGE([.B27:.Q27])" office:value-type="float" office:value="233.875">
            <text:p>233,875</text:p>
          </table:table-cell>
          <table:table-cell table:formula="of:=STDEVPA([.B27:.Q27])" office:value-type="float" office:value="5.85101486923423">
            <text:p>5,8510148692</text:p>
          </table:table-cell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table:formula="of:=AVERAGE([.B28:.Q28])" office:value-type="float" office:value="231.1875">
            <text:p>231,1875</text:p>
          </table:table-cell>
          <table:table-cell table:formula="of:=STDEVPA([.B28:.Q28])" office:value-type="float" office:value="8.34579796963718">
            <text:p>8,3457979696</text:p>
          </table:table-cell>
          <table:table-cell table:number-columns-repeated="100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35">
            <text:p>235</text:p>
          </table:table-cell>
          <table:table-cell office:value-type="float" office:value="202">
            <text:p>202</text:p>
          </table:table-cell>
          <table:table-cell office:value-type="float" office:value="210">
            <text:p>210</text:p>
          </table:table-cell>
          <table:table-cell office:value-type="float" office:value="236">
            <text:p>236</text:p>
          </table:table-cell>
          <table:table-cell office:value-type="float" office:value="214">
            <text:p>214</text:p>
          </table:table-cell>
          <table:table-cell office:value-type="float" office:value="224">
            <text:p>224</text:p>
          </table:table-cell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234">
            <text:p>234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table:formula="of:=AVERAGE([.B29:.Q29])" office:value-type="float" office:value="223.5625">
            <text:p>223,5625</text:p>
          </table:table-cell>
          <table:table-cell table:formula="of:=STDEVPA([.B29:.Q29])" office:value-type="float" office:value="11.1185023159596">
            <text:p>11,118502316</text:p>
          </table:table-cell>
          <table:table-cell table:number-columns-repeated="100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office:value-type="float" office:value="123">
            <text:p>123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table:formula="of:=AVERAGE([.B30:.Q30])" office:value-type="float" office:value="222.6875">
            <text:p>222,6875</text:p>
          </table:table-cell>
          <table:table-cell table:formula="of:=STDEVPA([.B30:.Q30])" office:value-type="float" office:value="26.5394017217796">
            <text:p>26,5394017218</text:p>
          </table:table-cell>
          <table:table-cell table:number-columns-repeated="100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194">
            <text:p>194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table:formula="of:=AVERAGE([.B31:.Q31])" office:value-type="float" office:value="228.625">
            <text:p>228,625</text:p>
          </table:table-cell>
          <table:table-cell table:formula="of:=STDEVPA([.B31:.Q31])" office:value-type="float" office:value="11.3295796479834">
            <text:p>11,329579648</text:p>
          </table:table-cell>
          <table:table-cell table:number-columns-repeated="100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94">
            <text:p>194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table:formula="of:=AVERAGE([.B32:.Q32])" office:value-type="float" office:value="232.875">
            <text:p>232,875</text:p>
          </table:table-cell>
          <table:table-cell table:formula="of:=STDEVPA([.B32:.Q32])" office:value-type="float" office:value="13.4344473276722">
            <text:p>13,4344473277</text:p>
          </table:table-cell>
          <table:table-cell table:number-columns-repeated="100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16">
            <text:p>216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08">
            <text:p>208</text:p>
          </table:table-cell>
          <table:table-cell office:value-type="float" office:value="220">
            <text:p>220</text:p>
          </table:table-cell>
          <table:table-cell table:formula="of:=AVERAGE([.B33:.Q33])" office:value-type="float" office:value="229.875">
            <text:p>229,875</text:p>
          </table:table-cell>
          <table:table-cell table:formula="of:=STDEVPA([.B33:.Q33])" office:value-type="float" office:value="9.96164519544839">
            <text:p>9,9616451954</text:p>
          </table:table-cell>
          <table:table-cell table:number-columns-repeated="100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table:formula="of:=AVERAGE([.B34:.Q34])" office:value-type="float" office:value="233.5">
            <text:p>233,5</text:p>
          </table:table-cell>
          <table:table-cell table:formula="of:=STDEVPA([.B34:.Q34])" office:value-type="float" office:value="7.66485485837795">
            <text:p>7,6648548584</text:p>
          </table:table-cell>
          <table:table-cell table:number-columns-repeated="100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10">
            <text:p>210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table:formula="of:=AVERAGE([.B35:.Q35])" office:value-type="float" office:value="231.75">
            <text:p>231,75</text:p>
          </table:table-cell>
          <table:table-cell table:formula="of:=STDEVPA([.B35:.Q35])" office:value-type="float" office:value="8.18153408597679">
            <text:p>8,181534086</text:p>
          </table:table-cell>
          <table:table-cell table:number-columns-repeated="1005"/>
        </table:table-row>
        <table:table-row table:style-name="ro2">
          <table:table-cell office:value-type="float" office:value="34">
            <text:p>34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  <table:table-cell office:value-type="float" office:value="240">
            <text:p>240</text:p>
          </table:table-cell>
          <table:table-cell office:value-type="float" office:value="210">
            <text:p>210</text:p>
          </table:table-cell>
          <table:table-cell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14">
            <text:p>214</text:p>
          </table:table-cell>
          <table:table-cell table:formula="of:=AVERAGE([.B36:.Q36])" office:value-type="float" office:value="226.75">
            <text:p>226,75</text:p>
          </table:table-cell>
          <table:table-cell table:formula="of:=STDEVPA([.B36:.Q36])" office:value-type="float" office:value="10.0716185392418">
            <text:p>10,0716185392</text:p>
          </table:table-cell>
          <table:table-cell table:number-columns-repeated="100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52">
            <text:p>252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50">
            <text:p>250</text:p>
          </table:table-cell>
          <table:table-cell table:formula="of:=AVERAGE([.B37:.Q37])" office:value-type="float" office:value="236.5">
            <text:p>236,5</text:p>
          </table:table-cell>
          <table:table-cell table:formula="of:=STDEVPA([.B37:.Q37])" office:value-type="float" office:value="7.95298686029343">
            <text:p>7,9529868603</text:p>
          </table:table-cell>
          <table:table-cell table:number-columns-repeated="100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52">
            <text:p>252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14">
            <text:p>214</text:p>
          </table:table-cell>
          <table:table-cell office:value-type="float" office:value="246">
            <text:p>246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table:formula="of:=AVERAGE([.B38:.Q38])" office:value-type="float" office:value="230.375">
            <text:p>230,375</text:p>
          </table:table-cell>
          <table:table-cell table:formula="of:=STDEVPA([.B38:.Q38])" office:value-type="float" office:value="10.3009404910426">
            <text:p>10,300940491</text:p>
          </table:table-cell>
          <table:table-cell table:number-columns-repeated="1005"/>
        </table:table-row>
        <table:table-row table:style-name="ro2">
          <table:table-cell office:value-type="float" office:value="37">
            <text:p>37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56">
            <text:p>256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table:formula="of:=AVERAGE([.B39:.Q39])" office:value-type="float" office:value="232.75">
            <text:p>232,75</text:p>
          </table:table-cell>
          <table:table-cell table:formula="of:=STDEVPA([.B39:.Q39])" office:value-type="float" office:value="10.3892973775901">
            <text:p>10,3892973776</text:p>
          </table:table-cell>
          <table:table-cell table:number-columns-repeated="1005"/>
        </table:table-row>
        <table:table-row table:style-name="ro2">
          <table:table-cell office:value-type="float" office:value="38">
            <text:p>38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20">
            <text:p>220</text:p>
          </table:table-cell>
          <table:table-cell office:value-type="float" office:value="222">
            <text:p>222</text:p>
          </table:table-cell>
          <table:table-cell table:formula="of:=AVERAGE([.B40:.Q40])" office:value-type="float" office:value="231.375">
            <text:p>231,375</text:p>
          </table:table-cell>
          <table:table-cell table:formula="of:=STDEVPA([.B40:.Q40])" office:value-type="float" office:value="7.6065350193107">
            <text:p>7,6065350193</text:p>
          </table:table-cell>
          <table:table-cell table:number-columns-repeated="100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12">
            <text:p>212</text:p>
          </table:table-cell>
          <table:table-cell table:formula="of:=AVERAGE([.B41:.Q41])" office:value-type="float" office:value="229.375">
            <text:p>229,375</text:p>
          </table:table-cell>
          <table:table-cell table:formula="of:=STDEVPA([.B41:.Q41])" office:value-type="float" office:value="7.80124188831496">
            <text:p>7,8012418883</text:p>
          </table:table-cell>
          <table:table-cell table:number-columns-repeated="100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table:formula="of:=AVERAGE([.B42:.Q42])" office:value-type="float" office:value="230.25">
            <text:p>230,25</text:p>
          </table:table-cell>
          <table:table-cell table:formula="of:=STDEVPA([.B42:.Q42])" office:value-type="float" office:value="7.1019363556709">
            <text:p>7,1019363557</text:p>
          </table:table-cell>
          <table:table-cell table:number-columns-repeated="100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14">
            <text:p>21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180">
            <text:p>180</text:p>
          </table:table-cell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table:formula="of:=AVERAGE([.B43:.Q43])" office:value-type="float" office:value="223.25">
            <text:p>223,25</text:p>
          </table:table-cell>
          <table:table-cell table:formula="of:=STDEVPA([.B43:.Q43])" office:value-type="float" office:value="13.8721843990051">
            <text:p>13,872184399</text:p>
          </table:table-cell>
          <table:table-cell table:number-columns-repeated="100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27">
            <text:p>227</text:p>
          </table:table-cell>
          <table:table-cell office:value-type="float" office:value="230">
            <text:p>230</text:p>
          </table:table-cell>
          <table:table-cell table:formula="of:=AVERAGE([.B44:.Q44])" office:value-type="float" office:value="232.1875">
            <text:p>232,1875</text:p>
          </table:table-cell>
          <table:table-cell table:formula="of:=STDEVPA([.B44:.Q44])" office:value-type="float" office:value="7.48514153172804">
            <text:p>7,4851415317</text:p>
          </table:table-cell>
          <table:table-cell table:number-columns-repeated="100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52">
            <text:p>252</text:p>
          </table:table-cell>
          <table:table-cell office:value-type="float" office:value="224">
            <text:p>224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table:formula="of:=AVERAGE([.B45:.Q45])" office:value-type="float" office:value="234.6875">
            <text:p>234,6875</text:p>
          </table:table-cell>
          <table:table-cell table:formula="of:=STDEVPA([.B45:.Q45])" office:value-type="float" office:value="9.18367267219384">
            <text:p>9,1836726722</text:p>
          </table:table-cell>
          <table:table-cell table:number-columns-repeated="100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table:formula="of:=AVERAGE([.B46:.Q46])" office:value-type="float" office:value="233">
            <text:p>233</text:p>
          </table:table-cell>
          <table:table-cell table:formula="of:=STDEVPA([.B46:.Q46])" office:value-type="float" office:value="9.82344135219425">
            <text:p>9,8234413522</text:p>
          </table:table-cell>
          <table:table-cell table:number-columns-repeated="100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00">
            <text:p>200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04">
            <text:p>204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table:formula="of:=AVERAGE([.B47:.Q47])" office:value-type="float" office:value="227.625">
            <text:p>227,625</text:p>
          </table:table-cell>
          <table:table-cell table:formula="of:=STDEVPA([.B47:.Q47])" office:value-type="float" office:value="11.2964319588089">
            <text:p>11,2964319588</text:p>
          </table:table-cell>
          <table:table-cell table:number-columns-repeated="100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23">
            <text:p>223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table:number-columns-repeated="3"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table:formula="of:=AVERAGE([.B48:.Q48])" office:value-type="float" office:value="232.625">
            <text:p>232,625</text:p>
          </table:table-cell>
          <table:table-cell table:formula="of:=STDEVPA([.B48:.Q48])" office:value-type="float" office:value="7.71261142545117">
            <text:p>7,7126114255</text:p>
          </table:table-cell>
          <table:table-cell table:number-columns-repeated="100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table:formula="of:=AVERAGE([.B49:.Q49])" office:value-type="float" office:value="233.625">
            <text:p>233,625</text:p>
          </table:table-cell>
          <table:table-cell table:formula="of:=STDEVPA([.B49:.Q49])" office:value-type="float" office:value="6.74421048010811">
            <text:p>6,7442104801</text:p>
          </table:table-cell>
          <table:table-cell table:number-columns-repeated="100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54">
            <text:p>254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46">
            <text:p>246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table:formula="of:=AVERAGE([.B50:.Q50])" office:value-type="float" office:value="231.875">
            <text:p>231,875</text:p>
          </table:table-cell>
          <table:table-cell table:formula="of:=STDEVPA([.B50:.Q50])" office:value-type="float" office:value="10.9879195027994">
            <text:p>10,9879195028</text:p>
          </table:table-cell>
          <table:table-cell table:number-columns-repeated="100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52">
            <text:p>252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table:formula="of:=AVERAGE([.B51:.Q51])" office:value-type="float" office:value="235.5">
            <text:p>235,5</text:p>
          </table:table-cell>
          <table:table-cell table:formula="of:=STDEVPA([.B51:.Q51])" office:value-type="float" office:value="9.47364766074821">
            <text:p>9,4736476607</text:p>
          </table:table-cell>
          <table:table-cell table:number-columns-repeated="100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10">
            <text:p>210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52">
            <text:p>252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20">
            <text:p>220</text:p>
          </table:table-cell>
          <table:table-cell table:formula="of:=AVERAGE([.B52:.Q52])" office:value-type="float" office:value="231.875">
            <text:p>231,875</text:p>
          </table:table-cell>
          <table:table-cell table:formula="of:=STDEVPA([.B52:.Q52])" office:value-type="float" office:value="9.98670991868693">
            <text:p>9,9867099187</text:p>
          </table:table-cell>
          <table:table-cell table:number-columns-repeated="100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24">
            <text:p>224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20">
            <text:p>220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02">
            <text:p>202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table:formula="of:=AVERAGE([.B53:.Q53])" office:value-type="float" office:value="234.75">
            <text:p>234,75</text:p>
          </table:table-cell>
          <table:table-cell table:formula="of:=STDEVPA([.B53:.Q53])" office:value-type="float" office:value="11.1998883923011">
            <text:p>11,1998883923</text:p>
          </table:table-cell>
          <table:table-cell table:number-columns-repeated="100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office:value-type="float" office:value="222">
            <text:p>222</text:p>
          </table:table-cell>
          <table:table-cell office:value-type="float" office:value="248">
            <text:p>248</text:p>
          </table:table-cell>
          <table:table-cell office:value-type="float" office:value="234">
            <text:p>234</text:p>
          </table:table-cell>
          <table:table-cell office:value-type="float" office:value="214">
            <text:p>214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table:formula="of:=AVERAGE([.B54:.Q54])" office:value-type="float" office:value="234.5">
            <text:p>234,5</text:p>
          </table:table-cell>
          <table:table-cell table:formula="of:=STDEVPA([.B54:.Q54])" office:value-type="float" office:value="11.0113577727726">
            <text:p>11,0113577728</text:p>
          </table:table-cell>
          <table:table-cell table:number-columns-repeated="100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  <table:table-cell office:value-type="float" office:value="226">
            <text:p>226</text:p>
          </table:table-cell>
          <table:table-cell table:formula="of:=AVERAGE([.B55:.Q55])" office:value-type="float" office:value="232.75">
            <text:p>232,75</text:p>
          </table:table-cell>
          <table:table-cell table:formula="of:=STDEVPA([.B55:.Q55])" office:value-type="float" office:value="8.24242076091727">
            <text:p>8,2424207609</text:p>
          </table:table-cell>
          <table:table-cell table:number-columns-repeated="100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56">
            <text:p>256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44">
            <text:p>244</text:p>
          </table:table-cell>
          <table:table-cell office:value-type="float" office:value="224">
            <text:p>224</text:p>
          </table:table-cell>
          <table:table-cell office:value-type="float" office:value="244">
            <text:p>244</text:p>
          </table:table-cell>
          <table:table-cell office:value-type="float" office:value="214">
            <text:p>214</text:p>
          </table:table-cell>
          <table:table-cell office:value-type="float" office:value="236">
            <text:p>236</text:p>
          </table:table-cell>
          <table:table-cell table:formula="of:=AVERAGE([.B56:.Q56])" office:value-type="float" office:value="234.875">
            <text:p>234,875</text:p>
          </table:table-cell>
          <table:table-cell table:formula="of:=STDEVPA([.B56:.Q56])" office:value-type="float" office:value="10.2705586508232">
            <text:p>10,2705586508</text:p>
          </table:table-cell>
          <table:table-cell table:number-columns-repeated="100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10">
            <text:p>210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12">
            <text:p>212</text:p>
          </table:table-cell>
          <table:table-cell table:formula="of:=AVERAGE([.B57:.Q57])" office:value-type="float" office:value="234">
            <text:p>234</text:p>
          </table:table-cell>
          <table:table-cell table:formula="of:=STDEVPA([.B57:.Q57])" office:value-type="float" office:value="12.2065556157337">
            <text:p>12,2065556157</text:p>
          </table:table-cell>
          <table:table-cell table:number-columns-repeated="100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4">
            <text:p>234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14">
            <text:p>214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44">
            <text:p>244</text:p>
          </table:table-cell>
          <table:table-cell office:value-type="float" office:value="222">
            <text:p>222</text:p>
          </table:table-cell>
          <table:table-cell table:formula="of:=AVERAGE([.B58:.Q58])" office:value-type="float" office:value="231.5">
            <text:p>231,5</text:p>
          </table:table-cell>
          <table:table-cell table:formula="of:=STDEVPA([.B58:.Q58])" office:value-type="float" office:value="7.59934207678533">
            <text:p>7,5993420768</text:p>
          </table:table-cell>
          <table:table-cell table:number-columns-repeated="100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40">
            <text:p>240</text:p>
          </table:table-cell>
          <table:table-cell office:value-type="float" office:value="254">
            <text:p>254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table:formula="of:=AVERAGE([.B59:.Q59])" office:value-type="float" office:value="230.25">
            <text:p>230,25</text:p>
          </table:table-cell>
          <table:table-cell table:formula="of:=STDEVPA([.B59:.Q59])" office:value-type="float" office:value="8.15092019345055">
            <text:p>8,1509201935</text:p>
          </table:table-cell>
          <table:table-cell table:number-columns-repeated="100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table:formula="of:=AVERAGE([.B60:.Q60])" office:value-type="float" office:value="232.5625">
            <text:p>232,5625</text:p>
          </table:table-cell>
          <table:table-cell table:formula="of:=STDEVPA([.B60:.Q60])" office:value-type="float" office:value="7.36519475302588">
            <text:p>7,365194753</text:p>
          </table:table-cell>
          <table:table-cell table:number-columns-repeated="100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08">
            <text:p>208</text:p>
          </table:table-cell>
          <table:table-cell office:value-type="float" office:value="250">
            <text:p>250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table:formula="of:=AVERAGE([.B61:.Q61])" office:value-type="float" office:value="230.375">
            <text:p>230,375</text:p>
          </table:table-cell>
          <table:table-cell table:formula="of:=STDEVPA([.B61:.Q61])" office:value-type="float" office:value="9.90501766782877">
            <text:p>9,9050176678</text:p>
          </table:table-cell>
          <table:table-cell table:number-columns-repeated="100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10">
            <text:p>210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06">
            <text:p>206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14">
            <text:p>21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52">
            <text:p>252</text:p>
          </table:table-cell>
          <table:table-cell table:formula="of:=AVERAGE([.B62:.Q62])" office:value-type="float" office:value="231.25">
            <text:p>231,25</text:p>
          </table:table-cell>
          <table:table-cell table:formula="of:=STDEVPA([.B62:.Q62])" office:value-type="float" office:value="12.7646974112197">
            <text:p>12,7646974112</text:p>
          </table:table-cell>
          <table:table-cell table:number-columns-repeated="100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table:formula="of:=AVERAGE([.B63:.Q63])" office:value-type="float" office:value="236.125">
            <text:p>236,125</text:p>
          </table:table-cell>
          <table:table-cell table:formula="of:=STDEVPA([.B63:.Q63])" office:value-type="float" office:value="6.7256505261573">
            <text:p>6,7256505262</text:p>
          </table:table-cell>
          <table:table-cell table:number-columns-repeated="100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12">
            <text:p>212</text:p>
          </table:table-cell>
          <table:table-cell office:value-type="float" office:value="224">
            <text:p>224</text:p>
          </table:table-cell>
          <table:table-cell office:value-type="float" office:value="214">
            <text:p>214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table:formula="of:=AVERAGE([.B64:.Q64])" office:value-type="float" office:value="230.375">
            <text:p>230,375</text:p>
          </table:table-cell>
          <table:table-cell table:formula="of:=STDEVPA([.B64:.Q64])" office:value-type="float" office:value="8.89434511361011">
            <text:p>8,8943451136</text:p>
          </table:table-cell>
          <table:table-cell table:number-columns-repeated="100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46">
            <text:p>246</text:p>
          </table:table-cell>
          <table:table-cell office:value-type="float" office:value="212">
            <text:p>212</text:p>
          </table:table-cell>
          <table:table-cell office:value-type="float" office:value="256">
            <text:p>256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50">
            <text:p>250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table:formula="of:=AVERAGE([.B65:.Q65])" office:value-type="float" office:value="234">
            <text:p>234</text:p>
          </table:table-cell>
          <table:table-cell table:formula="of:=STDEVPA([.B65:.Q65])" office:value-type="float" office:value="11.6404467268228">
            <text:p>11,6404467268</text:p>
          </table:table-cell>
          <table:table-cell table:number-columns-repeated="100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13">
            <text:p>213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10">
            <text:p>210</text:p>
          </table:table-cell>
          <table:table-cell office:value-type="float" office:value="232">
            <text:p>232</text:p>
          </table:table-cell>
          <table:table-cell table:formula="of:=AVERAGE([.B66:.Q66])" office:value-type="float" office:value="228.6875">
            <text:p>228,6875</text:p>
          </table:table-cell>
          <table:table-cell table:formula="of:=STDEVPA([.B66:.Q66])" office:value-type="float" office:value="9.45197565326953">
            <text:p>9,4519756533</text:p>
          </table:table-cell>
          <table:table-cell table:number-columns-repeated="100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25">
            <text:p>225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16">
            <text:p>216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40">
            <text:p>240</text:p>
          </table:table-cell>
          <table:table-cell table:formula="of:=AVERAGE([.B67:.Q67])" office:value-type="float" office:value="232.9375">
            <text:p>232,9375</text:p>
          </table:table-cell>
          <table:table-cell table:formula="of:=STDEVPA([.B67:.Q67])" office:value-type="float" office:value="9.22272160210857">
            <text:p>9,2227216021</text:p>
          </table:table-cell>
          <table:table-cell table:number-columns-repeated="100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50">
            <text:p>250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23">
            <text:p>223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table:formula="of:=AVERAGE([.B68:.Q68])" office:value-type="float" office:value="238.4375">
            <text:p>238,4375</text:p>
          </table:table-cell>
          <table:table-cell table:formula="of:=STDEVPA([.B68:.Q68])" office:value-type="float" office:value="8.23080152536799">
            <text:p>8,2308015254</text:p>
          </table:table-cell>
          <table:table-cell table:number-columns-repeated="100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46">
            <text:p>246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table:formula="of:=AVERAGE([.B69:.Q69])" office:value-type="float" office:value="232.8125">
            <text:p>232,8125</text:p>
          </table:table-cell>
          <table:table-cell table:formula="of:=STDEVPA([.B69:.Q69])" office:value-type="float" office:value="8.8686156614209">
            <text:p>8,8686156614</text:p>
          </table:table-cell>
          <table:table-cell table:number-columns-repeated="100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52">
            <text:p>252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246">
            <text:p>246</text:p>
          </table:table-cell>
          <table:table-cell table:formula="of:=AVERAGE([.B70:.Q70])" office:value-type="float" office:value="234.375">
            <text:p>234,375</text:p>
          </table:table-cell>
          <table:table-cell table:formula="of:=STDEVPA([.B70:.Q70])" office:value-type="float" office:value="7.72071078334113">
            <text:p>7,7207107833</text:p>
          </table:table-cell>
          <table:table-cell table:number-columns-repeated="100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46">
            <text:p>246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48">
            <text:p>248</text:p>
          </table:table-cell>
          <table:table-cell office:value-type="float" office:value="226">
            <text:p>226</text:p>
          </table:table-cell>
          <table:table-cell office:value-type="float" office:value="256">
            <text:p>256</text:p>
          </table:table-cell>
          <table:table-cell office:value-type="float" office:value="246">
            <text:p>246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22">
            <text:p>222</text:p>
          </table:table-cell>
          <table:table-cell table:formula="of:=AVERAGE([.B71:.Q71])" office:value-type="float" office:value="235.5">
            <text:p>235,5</text:p>
          </table:table-cell>
          <table:table-cell table:formula="of:=STDEVPA([.B71:.Q71])" office:value-type="float" office:value="10.5237825899246">
            <text:p>10,5237825899</text:p>
          </table:table-cell>
          <table:table-cell table:number-columns-repeated="1005"/>
        </table:table-row>
        <table:table-row table:style-name="ro2">
          <table:table-cell office:value-type="float" office:value="70">
            <text:p>70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12">
            <text:p>212</text:p>
          </table:table-cell>
          <table:table-cell office:value-type="float" office:value="216">
            <text:p>216</text:p>
          </table:table-cell>
          <table:table-cell office:value-type="float" office:value="218">
            <text:p>218</text:p>
          </table:table-cell>
          <table:table-cell table:number-columns-repeated="3"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12">
            <text:p>212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table:formula="of:=AVERAGE([.B72:.Q72])" office:value-type="float" office:value="224.125">
            <text:p>224,125</text:p>
          </table:table-cell>
          <table:table-cell table:formula="of:=STDEVPA([.B72:.Q72])" office:value-type="float" office:value="7.72880165355536">
            <text:p>7,7288016536</text:p>
          </table:table-cell>
          <table:table-cell table:number-columns-repeated="100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office:value-type="float" office:value="246">
            <text:p>246</text:p>
          </table:table-cell>
          <table:table-cell table:formula="of:=AVERAGE([.B73:.Q73])" office:value-type="float" office:value="231.625">
            <text:p>231,625</text:p>
          </table:table-cell>
          <table:table-cell table:formula="of:=STDEVPA([.B73:.Q73])" office:value-type="float" office:value="8.52111348357713">
            <text:p>8,5211134836</text:p>
          </table:table-cell>
          <table:table-cell table:number-columns-repeated="100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24">
            <text:p>224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52">
            <text:p>252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table:formula="of:=AVERAGE([.B74:.Q74])" office:value-type="float" office:value="238.25">
            <text:p>238,25</text:p>
          </table:table-cell>
          <table:table-cell table:formula="of:=STDEVPA([.B74:.Q74])" office:value-type="float" office:value="9.45714015968887">
            <text:p>9,4571401597</text:p>
          </table:table-cell>
          <table:table-cell table:number-columns-repeated="100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20">
            <text:p>220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table:formula="of:=AVERAGE([.B75:.Q75])" office:value-type="float" office:value="237">
            <text:p>237</text:p>
          </table:table-cell>
          <table:table-cell table:formula="of:=STDEVPA([.B75:.Q75])" office:value-type="float" office:value="8.15475321515005">
            <text:p>8,1547532152</text:p>
          </table:table-cell>
          <table:table-cell table:number-columns-repeated="100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52">
            <text:p>252</text:p>
          </table:table-cell>
          <table:table-cell office:value-type="float" office:value="232">
            <text:p>232</text:p>
          </table:table-cell>
          <table:table-cell table:formula="of:=AVERAGE([.B76:.Q76])" office:value-type="float" office:value="232.25">
            <text:p>232,25</text:p>
          </table:table-cell>
          <table:table-cell table:formula="of:=STDEVPA([.B76:.Q76])" office:value-type="float" office:value="9.32402809948576">
            <text:p>9,3240280995</text:p>
          </table:table-cell>
          <table:table-cell table:number-columns-repeated="100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  <table:table-cell office:value-type="float" office:value="254">
            <text:p>254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 table:formula="of:=AVERAGE([.B77:.Q77])" office:value-type="float" office:value="232.1875">
            <text:p>232,1875</text:p>
          </table:table-cell>
          <table:table-cell table:formula="of:=STDEVPA([.B77:.Q77])" office:value-type="float" office:value="9.36895638531848">
            <text:p>9,3689563853</text:p>
          </table:table-cell>
          <table:table-cell table:number-columns-repeated="100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02">
            <text:p>202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table:formula="of:=AVERAGE([.B78:.Q78])" office:value-type="float" office:value="232.5625">
            <text:p>232,5625</text:p>
          </table:table-cell>
          <table:table-cell table:formula="of:=STDEVPA([.B78:.Q78])" office:value-type="float" office:value="11.7790531771446">
            <text:p>11,7790531771</text:p>
          </table:table-cell>
          <table:table-cell table:number-columns-repeated="100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14">
            <text:p>214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table:formula="of:=AVERAGE([.B79:.Q79])" office:value-type="float" office:value="229.625">
            <text:p>229,625</text:p>
          </table:table-cell>
          <table:table-cell table:formula="of:=STDEVPA([.B79:.Q79])" office:value-type="float" office:value="7.88095013307406">
            <text:p>7,8809501331</text:p>
          </table:table-cell>
          <table:table-cell table:number-columns-repeated="100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08">
            <text:p>208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table:formula="of:=AVERAGE([.B80:.Q80])" office:value-type="float" office:value="234.125">
            <text:p>234,125</text:p>
          </table:table-cell>
          <table:table-cell table:formula="of:=STDEVPA([.B80:.Q80])" office:value-type="float" office:value="9.39331544237709">
            <text:p>9,3933154424</text:p>
          </table:table-cell>
          <table:table-cell table:number-columns-repeated="100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20">
            <text:p>220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table:formula="of:=AVERAGE([.B81:.Q81])" office:value-type="float" office:value="228.875">
            <text:p>228,875</text:p>
          </table:table-cell>
          <table:table-cell table:formula="of:=STDEVPA([.B81:.Q81])" office:value-type="float" office:value="10.6763465192921">
            <text:p>10,6763465193</text:p>
          </table:table-cell>
          <table:table-cell table:number-columns-repeated="100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20">
            <text:p>220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table:formula="of:=AVERAGE([.B82:.Q82])" office:value-type="float" office:value="236.875">
            <text:p>236,875</text:p>
          </table:table-cell>
          <table:table-cell table:formula="of:=STDEVPA([.B82:.Q82])" office:value-type="float" office:value="7.77717011515114">
            <text:p>7,7771701152</text:p>
          </table:table-cell>
          <table:table-cell table:number-columns-repeated="100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float" office:value="254">
            <text:p>254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36">
            <text:p>236</text:p>
          </table:table-cell>
          <table:table-cell table:formula="of:=AVERAGE([.B83:.Q83])" office:value-type="float" office:value="230.125">
            <text:p>230,125</text:p>
          </table:table-cell>
          <table:table-cell table:formula="of:=STDEVPA([.B83:.Q83])" office:value-type="float" office:value="9.80991207911671">
            <text:p>9,8099120791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48">
            <text:p>248</text:p>
          </table:table-cell>
          <table:table-cell table:formula="of:=AVERAGE([.B84:.Q84])" office:value-type="float" office:value="238.125">
            <text:p>238,125</text:p>
          </table:table-cell>
          <table:table-cell table:formula="of:=STDEVPA([.B84:.Q84])" office:value-type="float" office:value="6.42139976952066">
            <text:p>6,4213997695</text:p>
          </table:table-cell>
          <table:table-cell table:number-columns-repeated="100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52">
            <text:p>252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46">
            <text:p>246</text:p>
          </table:table-cell>
          <table:table-cell table:formula="of:=AVERAGE([.B85:.Q85])" office:value-type="float" office:value="237.625">
            <text:p>237,625</text:p>
          </table:table-cell>
          <table:table-cell table:formula="of:=STDEVPA([.B85:.Q85])" office:value-type="float" office:value="10.2034001685713">
            <text:p>10,2034001686</text:p>
          </table:table-cell>
          <table:table-cell table:number-columns-repeated="100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32">
            <text:p>232</text:p>
          </table:table-cell>
          <table:table-cell table:formula="of:=AVERAGE([.B86:.Q86])" office:value-type="float" office:value="229.125">
            <text:p>229,125</text:p>
          </table:table-cell>
          <table:table-cell table:formula="of:=STDEVPA([.B86:.Q86])" office:value-type="float" office:value="8.36566644087606">
            <text:p>8,3656664409</text:p>
          </table:table-cell>
          <table:table-cell table:number-columns-repeated="100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table:formula="of:=AVERAGE([.B87:.Q87])" office:value-type="float" office:value="234.625">
            <text:p>234,625</text:p>
          </table:table-cell>
          <table:table-cell table:formula="of:=STDEVPA([.B87:.Q87])" office:value-type="float" office:value="10.0677393192315">
            <text:p>10,0677393192</text:p>
          </table:table-cell>
          <table:table-cell table:number-columns-repeated="100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18">
            <text:p>218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22">
            <text:p>222</text:p>
          </table:table-cell>
          <table:table-cell office:value-type="float" office:value="210">
            <text:p>210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50">
            <text:p>250</text:p>
          </table:table-cell>
          <table:table-cell table:formula="of:=AVERAGE([.B88:.Q88])" office:value-type="float" office:value="233.875">
            <text:p>233,875</text:p>
          </table:table-cell>
          <table:table-cell table:formula="of:=STDEVPA([.B88:.Q88])" office:value-type="float" office:value="11.6290315589906">
            <text:p>11,629031559</text:p>
          </table:table-cell>
          <table:table-cell table:number-columns-repeated="100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28">
            <text:p>228</text:p>
          </table:table-cell>
          <table:table-cell table:number-columns-repeated="2" office:value-type="float" office:value="236">
            <text:p>236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table:formula="of:=AVERAGE([.B89:.Q89])" office:value-type="float" office:value="234">
            <text:p>234</text:p>
          </table:table-cell>
          <table:table-cell table:formula="of:=STDEVPA([.B89:.Q89])" office:value-type="float" office:value="8.15475321515005">
            <text:p>8,1547532152</text:p>
          </table:table-cell>
          <table:table-cell table:number-columns-repeated="100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04">
            <text:p>204</text:p>
          </table:table-cell>
          <table:table-cell office:value-type="float" office:value="232">
            <text:p>232</text:p>
          </table:table-cell>
          <table:table-cell table:number-columns-repeated="4" office:value-type="float" office:value="230">
            <text:p>230</text:p>
          </table:table-cell>
          <table:table-cell table:formula="of:=AVERAGE([.B90:.Q90])" office:value-type="float" office:value="227.375">
            <text:p>227,375</text:p>
          </table:table-cell>
          <table:table-cell table:formula="of:=STDEVPA([.B90:.Q90])" office:value-type="float" office:value="8.11537891906472">
            <text:p>8,1153789191</text:p>
          </table:table-cell>
          <table:table-cell table:number-columns-repeated="100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table:formula="of:=AVERAGE([.B91:.Q91])" office:value-type="float" office:value="235.375">
            <text:p>235,375</text:p>
          </table:table-cell>
          <table:table-cell table:formula="of:=STDEVPA([.B91:.Q91])" office:value-type="float" office:value="5.68853012649138">
            <text:p>5,6885301265</text:p>
          </table:table-cell>
          <table:table-cell table:number-columns-repeated="100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56">
            <text:p>256</text:p>
          </table:table-cell>
          <table:table-cell table:number-columns-repeated="2" office:value-type="float" office:value="240">
            <text:p>240</text:p>
          </table:table-cell>
          <table:table-cell table:number-columns-repeated="2" office:value-type="float" office:value="226">
            <text:p>226</text:p>
          </table:table-cell>
          <table:table-cell table:formula="of:=AVERAGE([.B92:.Q92])" office:value-type="float" office:value="235.75">
            <text:p>235,75</text:p>
          </table:table-cell>
          <table:table-cell table:formula="of:=STDEVPA([.B92:.Q92])" office:value-type="float" office:value="9.87104351119982">
            <text:p>9,8710435112</text:p>
          </table:table-cell>
          <table:table-cell table:number-columns-repeated="100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20">
            <text:p>220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264">
            <text:p>264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table:formula="of:=AVERAGE([.B93:.Q93])" office:value-type="float" office:value="230.5">
            <text:p>230,5</text:p>
          </table:table-cell>
          <table:table-cell table:formula="of:=STDEVPA([.B93:.Q93])" office:value-type="float" office:value="10.688779163216">
            <text:p>10,6887791632</text:p>
          </table:table-cell>
          <table:table-cell table:number-columns-repeated="100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44">
            <text:p>244</text:p>
          </table:table-cell>
          <table:table-cell office:value-type="float" office:value="228">
            <text:p>228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table:formula="of:=AVERAGE([.B94:.Q94])" office:value-type="float" office:value="235.625">
            <text:p>235,625</text:p>
          </table:table-cell>
          <table:table-cell table:formula="of:=STDEVPA([.B94:.Q94])" office:value-type="float" office:value="7.68826215734089">
            <text:p>7,6882621573</text:p>
          </table:table-cell>
          <table:table-cell table:number-columns-repeated="100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53">
            <text:p>253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table:formula="of:=AVERAGE([.B95:.Q95])" office:value-type="float" office:value="236.9375">
            <text:p>236,9375</text:p>
          </table:table-cell>
          <table:table-cell table:formula="of:=STDEVPA([.B95:.Q95])" office:value-type="float" office:value="8.88445798853256">
            <text:p>8,8844579885</text:p>
          </table:table-cell>
          <table:table-cell table:number-columns-repeated="100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59">
            <text:p>259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table:formula="of:=AVERAGE([.B96:.Q96])" office:value-type="float" office:value="237.8125">
            <text:p>237,8125</text:p>
          </table:table-cell>
          <table:table-cell table:formula="of:=STDEVPA([.B96:.Q96])" office:value-type="float" office:value="8.63292208640852">
            <text:p>8,6329220864</text:p>
          </table:table-cell>
          <table:table-cell table:number-columns-repeated="100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34">
            <text:p>234</text:p>
          </table:table-cell>
          <table:table-cell office:value-type="float" office:value="192">
            <text:p>192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table:formula="of:=AVERAGE([.B97:.Q97])" office:value-type="float" office:value="230.75">
            <text:p>230,75</text:p>
          </table:table-cell>
          <table:table-cell table:formula="of:=STDEVPA([.B97:.Q97])" office:value-type="float" office:value="11.2444430720245">
            <text:p>11,244443072</text:p>
          </table:table-cell>
          <table:table-cell table:number-columns-repeated="100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194">
            <text:p>194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table:formula="of:=AVERAGE([.B98:.Q98])" office:value-type="float" office:value="215.875">
            <text:p>215,875</text:p>
          </table:table-cell>
          <table:table-cell table:formula="of:=STDEVPA([.B98:.Q98])" office:value-type="float" office:value="56.9625699472908">
            <text:p>56,9625699473</text:p>
          </table:table-cell>
          <table:table-cell table:number-columns-repeated="100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60">
            <text:p>260</text:p>
          </table:table-cell>
          <table:table-cell office:value-type="float" office:value="218">
            <text:p>218</text:p>
          </table:table-cell>
          <table:table-cell table:formula="of:=AVERAGE([.B99:.Q99])" office:value-type="float" office:value="208.25">
            <text:p>208,25</text:p>
          </table:table-cell>
          <table:table-cell table:formula="of:=STDEVPA([.B99:.Q99])" office:value-type="float" office:value="79.2807511316587">
            <text:p>79,2807511317</text:p>
          </table:table-cell>
          <table:table-cell table:number-columns-repeated="100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14">
            <text:p>214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210">
            <text:p>210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18">
            <text:p>218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table:formula="of:=AVERAGE([.B100:.Q100])" office:value-type="float" office:value="178.875">
            <text:p>178,875</text:p>
          </table:table-cell>
          <table:table-cell table:formula="of:=STDEVPA([.B100:.Q100])" office:value-type="float" office:value="81.7770406348872">
            <text:p>81,7770406349</text:p>
          </table:table-cell>
          <table:table-cell table:number-columns-repeated="100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0">
            <text:p>140</text:p>
          </table:table-cell>
          <table:table-cell table:formula="of:=AVERAGE([.B101:.Q101])" office:value-type="float" office:value="63">
            <text:p>63</text:p>
          </table:table-cell>
          <table:table-cell table:formula="of:=STDEVPA([.B101:.Q101])" office:value-type="float" office:value="67.2904153650429">
            <text:p>67,290415365</text:p>
          </table:table-cell>
          <table:table-cell table:number-columns-repeated="1005"/>
        </table:table-row>
        <table:table-row table:style-name="ro2">
          <table:table-cell office:value-type="float" office:value="100">
            <text:p>100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102:.Q102])" office:value-type="float" office:value="0.125">
            <text:p>0,125</text:p>
          </table:table-cell>
          <table:table-cell table:formula="of:=STDEVPA([.B102:.Q102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1">
            <text:p>101</text:p>
          </table:table-cell>
          <table:table-cell table:number-columns-repeated="16" office:value-type="float" office:value="0">
            <text:p>0</text:p>
          </table:table-cell>
          <table:table-cell table:formula="of:=AVERAGE([.B103:.Q103])" office:value-type="float" office:value="0">
            <text:p>0</text:p>
          </table:table-cell>
          <table:table-cell table:formula="of:=STDEVPA([.B103:.Q103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2">
            <text:p>10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formula="of:=AVERAGE([.B104:.Q104])" office:value-type="float" office:value="0.125">
            <text:p>0,125</text:p>
          </table:table-cell>
          <table:table-cell table:formula="of:=STDEVPA([.B104:.Q104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3">
            <text:p>10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table:formula="of:=AVERAGE([.B105:.Q105])" office:value-type="float" office:value="0.125">
            <text:p>0,125</text:p>
          </table:table-cell>
          <table:table-cell table:formula="of:=STDEVPA([.B105:.Q105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4">
            <text:p>104</text:p>
          </table:table-cell>
          <table:table-cell table:number-columns-repeated="16" office:value-type="float" office:value="0">
            <text:p>0</text:p>
          </table:table-cell>
          <table:table-cell table:formula="of:=AVERAGE([.B106:.Q106])" office:value-type="float" office:value="0">
            <text:p>0</text:p>
          </table:table-cell>
          <table:table-cell table:formula="of:=STDEVPA([.B106:.Q106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5">
            <text:p>105</text:p>
          </table:table-cell>
          <table:table-cell table:number-columns-repeated="16" office:value-type="float" office:value="0">
            <text:p>0</text:p>
          </table:table-cell>
          <table:table-cell table:formula="of:=AVERAGE([.B107:.Q107])" office:value-type="float" office:value="0">
            <text:p>0</text:p>
          </table:table-cell>
          <table:table-cell table:formula="of:=STDEVPA([.B107:.Q107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formula="of:=AVERAGE([.B108:.Q108])" office:value-type="float" office:value="0.25">
            <text:p>0,25</text:p>
          </table:table-cell>
          <table:table-cell table:formula="of:=STDEVPA([.B108:.Q108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formula="of:=AVERAGE([.B109:.Q109])" office:value-type="float" office:value="0.25">
            <text:p>0,25</text:p>
          </table:table-cell>
          <table:table-cell table:formula="of:=STDEVPA([.B109:.Q109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110:.Q110])" office:value-type="float" office:value="0.75">
            <text:p>0,75</text:p>
          </table:table-cell>
          <table:table-cell table:formula="of:=STDEVPA([.B110:.Q110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09">
            <text:p>109</text:p>
          </table:table-cell>
          <table:table-cell table:number-columns-repeated="16" office:value-type="float" office:value="2">
            <text:p>2</text:p>
          </table:table-cell>
          <table:table-cell table:formula="of:=AVERAGE([.B111:.Q111])" office:value-type="float" office:value="2">
            <text:p>2</text:p>
          </table:table-cell>
          <table:table-cell table:formula="of:=STDEVPA([.B111:.Q111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0">
            <text:p>1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 office:value-type="float" office:value="2">
            <text:p>2</text:p>
          </table:table-cell>
          <table:table-cell table:formula="of:=AVERAGE([.B112:.Q112])" office:value-type="float" office:value="1.86666666666667">
            <text:p>1,8666666667</text:p>
          </table:table-cell>
          <table:table-cell table:formula="of:=STDEVPA([.B112:.Q112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13" office:value-type="float" office:value="2">
            <text:p>2</text:p>
          </table:table-cell>
          <table:table-cell table:formula="of:=AVERAGE([.B113:.Q113])" office:value-type="float" office:value="2">
            <text:p>2</text:p>
          </table:table-cell>
          <table:table-cell table:formula="of:=STDEVPA([.B113:.Q113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AVERAGE([.B114:.Q114])" office:value-type="float" office:value="1.66666666666667">
            <text:p>1,6666666667</text:p>
          </table:table-cell>
          <table:table-cell table:formula="of:=STDEVPA([.B114:.Q114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13">
            <text:p>113</text:p>
          </table:table-cell>
          <table:table-cell table:number-columns-repeated="4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115:.Q115])" office:value-type="float" office:value="0.444444444444444">
            <text:p>0,4444444444</text:p>
          </table:table-cell>
          <table:table-cell table:formula="of:=STDEVPA([.B115:.Q115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114">
            <text:p>114</text:p>
          </table:table-cell>
          <table:table-cell table:number-columns-repeated="8" office:value-type="string">
            <text:p>-</text:p>
          </table:table-cell>
          <table:table-cell table:number-columns-repeated="5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16:.Q116])" office:value-type="float" office:value="1.71428571428571">
            <text:p>1,7142857143</text:p>
          </table:table-cell>
          <table:table-cell table:formula="of:=STDEVPA([.B116:.Q116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15">
            <text:p>115</text:p>
          </table:table-cell>
          <table:table-cell table:number-columns-repeated="15" office:value-type="string">
            <text:p>-</text:p>
          </table:table-cell>
          <table:table-cell office:value-type="float" office:value="2">
            <text:p>2</text:p>
          </table:table-cell>
          <table:table-cell table:formula="of:=AVERAGE([.B117:.Q117])" office:value-type="float" office:value="2">
            <text:p>2</text:p>
          </table:table-cell>
          <table:table-cell table:formula="of:=STDEVPA([.B117:.Q117])" office:value-type="float" office:value="0.484122918275927">
            <text:p>0,4841229183</text:p>
          </table:table-cell>
          <table:table-cell table:number-columns-repeated="1005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ker" table:style-name="ta1">
        <table:table-column table:style-name="co1" table:number-columns-repeated="17" table:default-cell-style-name="Default"/>
        <table:table-column table:style-name="co2" table:number-columns-repeated="2" table:default-cell-style-name="ce3"/>
        <table:table-column table:style-name="co2" table:number-columns-repeated="1005" table:default-cell-style-name="Default"/>
        <table:table-row table:style-name="ro3">
          <table:table-cell table:style-name="ce1" office:value-type="string">
            <text:p>Time</text:p>
          </table:table-cell>
          <table:table-cell table:style-name="ce1" office:value-type="string">
            <text:p>stat-140325-204135-1.txt</text:p>
          </table:table-cell>
          <table:table-cell table:style-name="ce1" office:value-type="string">
            <text:p>stat-140325-204419-2.txt</text:p>
          </table:table-cell>
          <table:table-cell table:style-name="ce1" office:value-type="string">
            <text:p>stat-140325-204702-3.txt</text:p>
          </table:table-cell>
          <table:table-cell table:style-name="ce1" office:value-type="string">
            <text:p>stat-140325-204945-4.txt</text:p>
          </table:table-cell>
          <table:table-cell table:style-name="ce1" office:value-type="string">
            <text:p>stat-140325-205228-5.txt</text:p>
          </table:table-cell>
          <table:table-cell table:style-name="ce1" office:value-type="string">
            <text:p>stat-140325-205510-6.txt</text:p>
          </table:table-cell>
          <table:table-cell table:style-name="ce1" office:value-type="string">
            <text:p>stat-140325-205753-7.txt</text:p>
          </table:table-cell>
          <table:table-cell table:style-name="ce1" office:value-type="string">
            <text:p>stat-140325-210036-8.txt</text:p>
          </table:table-cell>
          <table:table-cell table:style-name="ce1" office:value-type="string">
            <text:p>stat-140325-210320-9.txt</text:p>
          </table:table-cell>
          <table:table-cell table:style-name="ce1" office:value-type="string">
            <text:p>stat-140325-210603-10.txt</text:p>
          </table:table-cell>
          <table:table-cell table:style-name="ce1" office:value-type="string">
            <text:p>stat-140325-210846-11.txt</text:p>
          </table:table-cell>
          <table:table-cell table:style-name="ce1" office:value-type="string">
            <text:p>stat-140325-211130-12.txt</text:p>
          </table:table-cell>
          <table:table-cell table:style-name="ce1" office:value-type="string">
            <text:p>stat-140325-211413-13.txt</text:p>
          </table:table-cell>
          <table:table-cell table:style-name="ce1" office:value-type="string">
            <text:p>stat-140325-211657-14.txt</text:p>
          </table:table-cell>
          <table:table-cell table:style-name="ce1" office:value-type="string">
            <text:p>stat-140325-211940-15.txt</text:p>
          </table:table-cell>
          <table:table-cell table:style-name="ce1" office:value-type="string">
            <text:p>stat-140325-212223-16.txt</text:p>
          </table:table-cell>
          <table:table-cell table:style-name="ce2" office:value-type="string">
            <text:p>Average Attacker</text:p>
          </table:table-cell>
          <table:table-cell table:style-name="ce2" office:value-type="string">
            <text:p>Stantard Deviation – Attacker</text:p>
          </table:table-cell>
          <table:table-cell table:style-name="ce1" table:number-columns-repeated="1005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AVERAGE([.B2:.Q2])" office:value-type="float" office:value="2.5625">
            <text:p>2,5625</text:p>
          </table:table-cell>
          <table:table-cell table:formula="of:=STDEVPA([.B2:.Q2])" office:value-type="float" office:value="0.788095013307406">
            <text:p>0,7880950133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formula="of:=AVERAGE([.B3:.Q3])" office:value-type="float" office:value="0">
            <text:p>0</text:p>
          </table:table-cell>
          <table:table-cell table:formula="of:=STDEVPA([.B3:.Q3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4:.Q4])" office:value-type="float" office:value="0.625">
            <text:p>0,625</text:p>
          </table:table-cell>
          <table:table-cell table:formula="of:=STDEVPA([.B4:.Q4])" office:value-type="float" office:value="0.59947894041409">
            <text:p>0,5994789404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5:.Q5])" office:value-type="float" office:value="1.0625">
            <text:p>1,0625</text:p>
          </table:table-cell>
          <table:table-cell table:formula="of:=STDEVPA([.B5:.Q5])" office:value-type="float" office:value="0.658478359553296">
            <text:p>0,6584783596</text:p>
          </table:table-cell>
          <table:table-cell table:number-columns-repeated="1005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AVERAGE([.B6:.Q6])" office:value-type="float" office:value="5.5">
            <text:p>5,5</text:p>
          </table:table-cell>
          <table:table-cell table:formula="of:=STDEVPA([.B6:.Q6])" office:value-type="float" office:value="1.5">
            <text:p>1,5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2">
            <text:p>2</text:p>
          </table:table-cell>
          <table:table-cell table:formula="of:=AVERAGE([.B7:.Q7])" office:value-type="float" office:value="2.3125">
            <text:p>2,3125</text:p>
          </table:table-cell>
          <table:table-cell table:formula="of:=STDEVPA([.B7:.Q7])" office:value-type="float" office:value="0.681794507164732">
            <text:p>0,6817945072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5" office:value-type="float" office:value="2">
            <text:p>2</text:p>
          </table:table-cell>
          <table:table-cell table:formula="of:=AVERAGE([.B8:.Q8])" office:value-type="float" office:value="2.125">
            <text:p>2,125</text:p>
          </table:table-cell>
          <table:table-cell table:formula="of:=STDEVPA([.B8:.Q8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number-columns-repeated="16" office:value-type="float" office:value="2">
            <text:p>2</text:p>
          </table:table-cell>
          <table:table-cell table:formula="of:=AVERAGE([.B9:.Q9])" office:value-type="float" office:value="2">
            <text:p>2</text:p>
          </table:table-cell>
          <table:table-cell table:formula="of:=STDEVPA([.B9:.Q9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AVERAGE([.B10:.Q10])" office:value-type="float" office:value="0.25">
            <text:p>0,25</text:p>
          </table:table-cell>
          <table:table-cell table:formula="of:=STDEVPA([.B10:.Q10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formula="of:=AVERAGE([.B11:.Q11])" office:value-type="float" office:value="1.5">
            <text:p>1,5</text:p>
          </table:table-cell>
          <table:table-cell table:formula="of:=STDEVPA([.B11:.Q11])" office:value-type="float" office:value="0.866025403784439">
            <text:p>0,8660254038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12:.Q12])" office:value-type="float" office:value="0.5">
            <text:p>0,5</text:p>
          </table:table-cell>
          <table:table-cell table:formula="of:=STDEVPA([.B12:.Q12])" office:value-type="float" office:value="0.866025403784439">
            <text:p>0,8660254038</text:p>
          </table:table-cell>
          <table:table-cell table:number-columns-repeated="1005"/>
        </table:table-row>
        <table:table-row table:style-name="ro2"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table:formula="of:=AVERAGE([.B13:.Q13])" office:value-type="float" office:value="0">
            <text:p>0</text:p>
          </table:table-cell>
          <table:table-cell table:formula="of:=STDEVPA([.B13:.Q13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160">
            <text:p>160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formula="of:=AVERAGE([.B14:.Q14])" office:value-type="float" office:value="30.75">
            <text:p>30,75</text:p>
          </table:table-cell>
          <table:table-cell table:formula="of:=STDEVPA([.B14:.Q14])" office:value-type="float" office:value="41.1012469397219">
            <text:p>41,1012469397</text:p>
          </table:table-cell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24">
            <text:p>224</text:p>
          </table:table-cell>
          <table:table-cell office:value-type="float" office:value="221">
            <text:p>221</text:p>
          </table:table-cell>
          <table:table-cell office:value-type="float" office:value="213">
            <text:p>213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211">
            <text:p>211</text:p>
          </table:table-cell>
          <table:table-cell office:value-type="float" office:value="190">
            <text:p>190</text:p>
          </table:table-cell>
          <table:table-cell office:value-type="float" office:value="213">
            <text:p>213</text:p>
          </table:table-cell>
          <table:table-cell office:value-type="float" office:value="232">
            <text:p>232</text:p>
          </table:table-cell>
          <table:table-cell office:value-type="float" office:value="215">
            <text:p>215</text:p>
          </table:table-cell>
          <table:table-cell office:value-type="float" office:value="184">
            <text:p>184</text:p>
          </table:table-cell>
          <table:table-cell office:value-type="float" office:value="210">
            <text:p>210</text:p>
          </table:table-cell>
          <table:table-cell office:value-type="float" office:value="205">
            <text:p>205</text:p>
          </table:table-cell>
          <table:table-cell office:value-type="float" office:value="214">
            <text:p>214</text:p>
          </table:table-cell>
          <table:table-cell office:value-type="float" office:value="219">
            <text:p>219</text:p>
          </table:table-cell>
          <table:table-cell office:value-type="float" office:value="227">
            <text:p>227</text:p>
          </table:table-cell>
          <table:table-cell table:formula="of:=AVERAGE([.B15:.Q15])" office:value-type="float" office:value="215.1875">
            <text:p>215,1875</text:p>
          </table:table-cell>
          <table:table-cell table:formula="of:=STDEVPA([.B15:.Q15])" office:value-type="float" office:value="13.551839127956">
            <text:p>13,551839128</text:p>
          </table:table-cell>
          <table:table-cell table:number-columns-repeated="100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223">
            <text:p>223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25">
            <text:p>225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188">
            <text:p>188</text:p>
          </table:table-cell>
          <table:table-cell office:value-type="float" office:value="230">
            <text:p>230</text:p>
          </table:table-cell>
          <table:table-cell office:value-type="float" office:value="227">
            <text:p>227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table:formula="of:=AVERAGE([.B16:.Q16])" office:value-type="float" office:value="223.6875">
            <text:p>223,6875</text:p>
          </table:table-cell>
          <table:table-cell table:formula="of:=STDEVPA([.B16:.Q16])" office:value-type="float" office:value="11.1451713199035">
            <text:p>11,1451713199</text:p>
          </table:table-cell>
          <table:table-cell table:number-columns-repeated="100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5">
            <text:p>205</text:p>
          </table:table-cell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29">
            <text:p>229</text:p>
          </table:table-cell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17">
            <text:p>217</text:p>
          </table:table-cell>
          <table:table-cell office:value-type="float" office:value="232">
            <text:p>232</text:p>
          </table:table-cell>
          <table:table-cell office:value-type="float" office:value="223">
            <text:p>223</text:p>
          </table:table-cell>
          <table:table-cell office:value-type="float" office:value="229">
            <text:p>229</text:p>
          </table:table-cell>
          <table:table-cell table:formula="of:=AVERAGE([.B17:.Q17])" office:value-type="float" office:value="226.3125">
            <text:p>226,3125</text:p>
          </table:table-cell>
          <table:table-cell table:formula="of:=STDEVPA([.B17:.Q17])" office:value-type="float" office:value="8.21369854267857">
            <text:p>8,2136985427</text:p>
          </table:table-cell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49">
            <text:p>249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209">
            <text:p>209</text:p>
          </table:table-cell>
          <table:table-cell office:value-type="float" office:value="215">
            <text:p>215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27">
            <text:p>227</text:p>
          </table:table-cell>
          <table:table-cell office:value-type="float" office:value="225">
            <text:p>225</text:p>
          </table:table-cell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table:formula="of:=AVERAGE([.B18:.Q18])" office:value-type="float" office:value="229.25">
            <text:p>229,25</text:p>
          </table:table-cell>
          <table:table-cell table:formula="of:=STDEVPA([.B18:.Q18])" office:value-type="float" office:value="9.69213598749006">
            <text:p>9,6921359875</text:p>
          </table:table-cell>
          <table:table-cell table:number-columns-repeated="100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33">
            <text:p>233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23">
            <text:p>223</text:p>
          </table:table-cell>
          <table:table-cell office:value-type="float" office:value="215">
            <text:p>215</text:p>
          </table:table-cell>
          <table:table-cell office:value-type="float" office:value="213">
            <text:p>213</text:p>
          </table:table-cell>
          <table:table-cell table:formula="of:=AVERAGE([.B19:.Q19])" office:value-type="float" office:value="233.5625">
            <text:p>233,5625</text:p>
          </table:table-cell>
          <table:table-cell table:formula="of:=STDEVPA([.B19:.Q19])" office:value-type="float" office:value="10.4998139864476">
            <text:p>10,4998139864</text:p>
          </table:table-cell>
          <table:table-cell table:number-columns-repeated="100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3">
            <text:p>213</text:p>
          </table:table-cell>
          <table:table-cell office:value-type="float" office:value="235">
            <text:p>235</text:p>
          </table:table-cell>
          <table:table-cell office:value-type="float" office:value="215">
            <text:p>215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45">
            <text:p>245</text:p>
          </table:table-cell>
          <table:table-cell office:value-type="float" office:value="216">
            <text:p>216</text:p>
          </table:table-cell>
          <table:table-cell office:value-type="float" office:value="253">
            <text:p>253</text:p>
          </table:table-cell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table:formula="of:=AVERAGE([.B20:.Q20])" office:value-type="float" office:value="231">
            <text:p>231</text:p>
          </table:table-cell>
          <table:table-cell table:formula="of:=STDEVPA([.B20:.Q20])" office:value-type="float" office:value="11.6833214455479">
            <text:p>11,6833214455</text:p>
          </table:table-cell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5">
            <text:p>225</text:p>
          </table:table-cell>
          <table:table-cell office:value-type="float" office:value="218">
            <text:p>218</text:p>
          </table:table-cell>
          <table:table-cell office:value-type="float" office:value="223">
            <text:p>223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27">
            <text:p>227</text:p>
          </table:table-cell>
          <table:table-cell office:value-type="float" office:value="224">
            <text:p>224</text:p>
          </table:table-cell>
          <table:table-cell office:value-type="float" office:value="221">
            <text:p>221</text:p>
          </table:table-cell>
          <table:table-cell office:value-type="float" office:value="192">
            <text:p>192</text:p>
          </table:table-cell>
          <table:table-cell table:formula="of:=AVERAGE([.B21:.Q21])" office:value-type="float" office:value="227">
            <text:p>227</text:p>
          </table:table-cell>
          <table:table-cell table:formula="of:=STDEVPA([.B21:.Q21])" office:value-type="float" office:value="11.4836840778559">
            <text:p>11,4836840779</text:p>
          </table:table-cell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1">
            <text:p>221</text:p>
          </table:table-cell>
          <table:table-cell office:value-type="float" office:value="236">
            <text:p>236</text:p>
          </table:table-cell>
          <table:table-cell office:value-type="float" office:value="229">
            <text:p>229</text:p>
          </table:table-cell>
          <table:table-cell office:value-type="float" office:value="224">
            <text:p>224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17">
            <text:p>217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office:value-type="float" office:value="214">
            <text:p>214</text:p>
          </table:table-cell>
          <table:table-cell office:value-type="float" office:value="38">
            <text:p>38</text:p>
          </table:table-cell>
          <table:table-cell table:formula="of:=AVERAGE([.B22:.Q22])" office:value-type="float" office:value="215.8125">
            <text:p>215,8125</text:p>
          </table:table-cell>
          <table:table-cell table:formula="of:=STDEVPA([.B22:.Q22])" office:value-type="float" office:value="46.5916016439658">
            <text:p>46,591601644</text:p>
          </table:table-cell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7">
            <text:p>227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46">
            <text:p>246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 office:value-type="float" office:value="225">
            <text:p>225</text:p>
          </table:table-cell>
          <table:table-cell office:value-type="float" office:value="199">
            <text:p>199</text:p>
          </table:table-cell>
          <table:table-cell office:value-type="float" office:value="223">
            <text:p>223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table:formula="of:=AVERAGE([.B23:.Q23])" office:value-type="float" office:value="228">
            <text:p>228</text:p>
          </table:table-cell>
          <table:table-cell table:formula="of:=STDEVPA([.B23:.Q23])" office:value-type="float" office:value="10.1919085553198">
            <text:p>10,1919085553</text:p>
          </table:table-cell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office:value-type="float" office:value="249">
            <text:p>249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215">
            <text:p>215</text:p>
          </table:table-cell>
          <table:table-cell table:formula="of:=AVERAGE([.B24:.Q24])" office:value-type="float" office:value="231.6875">
            <text:p>231,6875</text:p>
          </table:table-cell>
          <table:table-cell table:formula="of:=STDEVPA([.B24:.Q24])" office:value-type="float" office:value="8.5052832845238">
            <text:p>8,5052832845</text:p>
          </table:table-cell>
          <table:table-cell table:number-columns-repeated="100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27">
            <text:p>227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16">
            <text:p>216</text:p>
          </table:table-cell>
          <table:table-cell table:formula="of:=AVERAGE([.B25:.Q25])" office:value-type="float" office:value="234.625">
            <text:p>234,625</text:p>
          </table:table-cell>
          <table:table-cell table:formula="of:=STDEVPA([.B25:.Q25])" office:value-type="float" office:value="8.55040203733134">
            <text:p>8,5504020373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office:value-type="float" office:value="245">
            <text:p>245</text:p>
          </table:table-cell>
          <table:table-cell office:value-type="float" office:value="233">
            <text:p>233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office:value-type="float" office:value="225">
            <text:p>225</text:p>
          </table:table-cell>
          <table:table-cell office:value-type="float" office:value="245">
            <text:p>245</text:p>
          </table:table-cell>
          <table:table-cell office:value-type="float" office:value="211">
            <text:p>211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27">
            <text:p>227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 table:formula="of:=AVERAGE([.B26:.Q26])" office:value-type="float" office:value="234">
            <text:p>234</text:p>
          </table:table-cell>
          <table:table-cell table:formula="of:=STDEVPA([.B26:.Q26])" office:value-type="float" office:value="11.6028013858723">
            <text:p>11,6028013859</text:p>
          </table:table-cell>
          <table:table-cell table:number-columns-repeated="100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27">
            <text:p>227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1">
            <text:p>231</text:p>
          </table:table-cell>
          <table:table-cell table:formula="of:=AVERAGE([.B27:.Q27])" office:value-type="float" office:value="233.8125">
            <text:p>233,8125</text:p>
          </table:table-cell>
          <table:table-cell table:formula="of:=STDEVPA([.B27:.Q27])" office:value-type="float" office:value="6.79355163003859">
            <text:p>6,79355163</text:p>
          </table:table-cell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36">
            <text:p>236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office:value-type="float" office:value="247">
            <text:p>247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25">
            <text:p>225</text:p>
          </table:table-cell>
          <table:table-cell office:value-type="float" office:value="232">
            <text:p>232</text:p>
          </table:table-cell>
          <table:table-cell table:formula="of:=AVERAGE([.B28:.Q28])" office:value-type="float" office:value="233.375">
            <text:p>233,375</text:p>
          </table:table-cell>
          <table:table-cell table:formula="of:=STDEVPA([.B28:.Q28])" office:value-type="float" office:value="7.77717011515114">
            <text:p>7,7771701152</text:p>
          </table:table-cell>
          <table:table-cell table:number-columns-repeated="100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223">
            <text:p>223</text:p>
          </table:table-cell>
          <table:table-cell office:value-type="float" office:value="206">
            <text:p>206</text:p>
          </table:table-cell>
          <table:table-cell office:value-type="float" office:value="201">
            <text:p>201</text:p>
          </table:table-cell>
          <table:table-cell office:value-type="float" office:value="235">
            <text:p>235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 table:number-columns-repeated="2" office:value-type="float" office:value="211">
            <text:p>211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table:formula="of:=AVERAGE([.B29:.Q29])" office:value-type="float" office:value="223.4375">
            <text:p>223,4375</text:p>
          </table:table-cell>
          <table:table-cell table:formula="of:=STDEVPA([.B29:.Q29])" office:value-type="float" office:value="11.5756681772587">
            <text:p>11,5756681773</text:p>
          </table:table-cell>
          <table:table-cell table:number-columns-repeated="100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office:value-type="float" office:value="241">
            <text:p>241</text:p>
          </table:table-cell>
          <table:table-cell office:value-type="float" office:value="156">
            <text:p>156</text:p>
          </table:table-cell>
          <table:table-cell office:value-type="float" office:value="225">
            <text:p>225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27">
            <text:p>227</text:p>
          </table:table-cell>
          <table:table-cell office:value-type="float" office:value="218">
            <text:p>218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table:formula="of:=AVERAGE([.B30:.Q30])" office:value-type="float" office:value="223.5">
            <text:p>223,5</text:p>
          </table:table-cell>
          <table:table-cell table:formula="of:=STDEVPA([.B30:.Q30])" office:value-type="float" office:value="19.1605062563597">
            <text:p>19,1605062564</text:p>
          </table:table-cell>
          <table:table-cell table:number-columns-repeated="100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144">
            <text:p>144</text:p>
          </table:table-cell>
          <table:table-cell office:value-type="float" office:value="238">
            <text:p>238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18">
            <text:p>218</text:p>
          </table:table-cell>
          <table:table-cell office:value-type="float" office:value="239">
            <text:p>239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table:formula="of:=AVERAGE([.B31:.Q31])" office:value-type="float" office:value="229.0625">
            <text:p>229,0625</text:p>
          </table:table-cell>
          <table:table-cell table:formula="of:=STDEVPA([.B31:.Q31])" office:value-type="float" office:value="22.7663917595652">
            <text:p>22,7663917596</text:p>
          </table:table-cell>
          <table:table-cell table:number-columns-repeated="100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office:value-type="float" office:value="229">
            <text:p>229</text:p>
          </table:table-cell>
          <table:table-cell office:value-type="float" office:value="242">
            <text:p>242</text:p>
          </table:table-cell>
          <table:table-cell office:value-type="float" office:value="227">
            <text:p>227</text:p>
          </table:table-cell>
          <table:table-cell office:value-type="float" office:value="250">
            <text:p>250</text:p>
          </table:table-cell>
          <table:table-cell office:value-type="float" office:value="231">
            <text:p>231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office:value-type="float" office:value="217">
            <text:p>217</text:p>
          </table:table-cell>
          <table:table-cell office:value-type="float" office:value="224">
            <text:p>224</text:p>
          </table:table-cell>
          <table:table-cell office:value-type="float" office:value="246">
            <text:p>246</text:p>
          </table:table-cell>
          <table:table-cell office:value-type="float" office:value="215">
            <text:p>215</text:p>
          </table:table-cell>
          <table:table-cell office:value-type="float" office:value="231">
            <text:p>231</text:p>
          </table:table-cell>
          <table:table-cell office:value-type="float" office:value="223">
            <text:p>223</text:p>
          </table:table-cell>
          <table:table-cell table:formula="of:=AVERAGE([.B32:.Q32])" office:value-type="float" office:value="231.1875">
            <text:p>231,1875</text:p>
          </table:table-cell>
          <table:table-cell table:formula="of:=STDEVPA([.B32:.Q32])" office:value-type="float" office:value="15.5532100786301">
            <text:p>15,5532100786</text:p>
          </table:table-cell>
          <table:table-cell table:number-columns-repeated="100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21">
            <text:p>221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table:formula="of:=AVERAGE([.B33:.Q33])" office:value-type="float" office:value="227.75">
            <text:p>227,75</text:p>
          </table:table-cell>
          <table:table-cell table:formula="of:=STDEVPA([.B33:.Q33])" office:value-type="float" office:value="10.2133491079077">
            <text:p>10,2133491079</text:p>
          </table:table-cell>
          <table:table-cell table:number-columns-repeated="100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 office:value-type="float" office:value="222">
            <text:p>222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table:formula="of:=AVERAGE([.B34:.Q34])" office:value-type="float" office:value="234.375">
            <text:p>234,375</text:p>
          </table:table-cell>
          <table:table-cell table:formula="of:=STDEVPA([.B34:.Q34])" office:value-type="float" office:value="7.88887666274483">
            <text:p>7,8888766627</text:p>
          </table:table-cell>
          <table:table-cell table:number-columns-repeated="100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32">
            <text:p>232</text:p>
          </table:table-cell>
          <table:table-cell office:value-type="float" office:value="225">
            <text:p>225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  <table:table-cell office:value-type="float" office:value="243">
            <text:p>243</text:p>
          </table:table-cell>
          <table:table-cell office:value-type="float" office:value="229">
            <text:p>229</text:p>
          </table:table-cell>
          <table:table-cell office:value-type="float" office:value="227">
            <text:p>227</text:p>
          </table:table-cell>
          <table:table-cell office:value-type="float" office:value="232">
            <text:p>232</text:p>
          </table:table-cell>
          <table:table-cell table:formula="of:=AVERAGE([.B35:.Q35])" office:value-type="float" office:value="231.625">
            <text:p>231,625</text:p>
          </table:table-cell>
          <table:table-cell table:formula="of:=STDEVPA([.B35:.Q35])" office:value-type="float" office:value="8.32822760255746">
            <text:p>8,3282276026</text:p>
          </table:table-cell>
          <table:table-cell table:number-columns-repeated="100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0">
            <text:p>240</text:p>
          </table:table-cell>
          <table:table-cell office:value-type="float" office:value="227">
            <text:p>227</text:p>
          </table:table-cell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19">
            <text:p>219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209">
            <text:p>209</text:p>
          </table:table-cell>
          <table:table-cell office:value-type="float" office:value="207">
            <text:p>207</text:p>
          </table:table-cell>
          <table:table-cell office:value-type="float" office:value="232">
            <text:p>232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 office:value-type="float" office:value="223">
            <text:p>223</text:p>
          </table:table-cell>
          <table:table-cell table:formula="of:=AVERAGE([.B36:.Q36])" office:value-type="float" office:value="227.1875">
            <text:p>227,1875</text:p>
          </table:table-cell>
          <table:table-cell table:formula="of:=STDEVPA([.B36:.Q36])" office:value-type="float" office:value="10.5488076932893">
            <text:p>10,5488076933</text:p>
          </table:table-cell>
          <table:table-cell table:number-columns-repeated="100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25">
            <text:p>225</text:p>
          </table:table-cell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227">
            <text:p>227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table:formula="of:=AVERAGE([.B37:.Q37])" office:value-type="float" office:value="235.25">
            <text:p>235,25</text:p>
          </table:table-cell>
          <table:table-cell table:formula="of:=STDEVPA([.B37:.Q37])" office:value-type="float" office:value="7.67707626639204">
            <text:p>7,6770762664</text:p>
          </table:table-cell>
          <table:table-cell table:number-columns-repeated="100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221">
            <text:p>221</text:p>
          </table:table-cell>
          <table:table-cell office:value-type="float" office:value="219">
            <text:p>219</text:p>
          </table:table-cell>
          <table:table-cell office:value-type="float" office:value="238">
            <text:p>238</text:p>
          </table:table-cell>
          <table:table-cell office:value-type="float" office:value="223">
            <text:p>223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10">
            <text:p>210</text:p>
          </table:table-cell>
          <table:table-cell office:value-type="float" office:value="248">
            <text:p>248</text:p>
          </table:table-cell>
          <table:table-cell office:value-type="float" office:value="199">
            <text:p>199</text:p>
          </table:table-cell>
          <table:table-cell office:value-type="float" office:value="236">
            <text:p>236</text:p>
          </table:table-cell>
          <table:table-cell table:formula="of:=AVERAGE([.B38:.Q38])" office:value-type="float" office:value="229.8125">
            <text:p>229,8125</text:p>
          </table:table-cell>
          <table:table-cell table:formula="of:=STDEVPA([.B38:.Q38])" office:value-type="float" office:value="12.8657430313993">
            <text:p>12,8657430314</text:p>
          </table:table-cell>
          <table:table-cell table:number-columns-repeated="100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office:value-type="float" office:value="251">
            <text:p>251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table:formula="of:=AVERAGE([.B39:.Q39])" office:value-type="float" office:value="235.125">
            <text:p>235,125</text:p>
          </table:table-cell>
          <table:table-cell table:formula="of:=STDEVPA([.B39:.Q39])" office:value-type="float" office:value="8.61593726764535">
            <text:p>8,6159372676</text:p>
          </table:table-cell>
          <table:table-cell table:number-columns-repeated="100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33">
            <text:p>233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33">
            <text:p>233</text:p>
          </table:table-cell>
          <table:table-cell office:value-type="float" office:value="231">
            <text:p>231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27">
            <text:p>227</text:p>
          </table:table-cell>
          <table:table-cell office:value-type="float" office:value="213">
            <text:p>213</text:p>
          </table:table-cell>
          <table:table-cell table:formula="of:=AVERAGE([.B40:.Q40])" office:value-type="float" office:value="233">
            <text:p>233</text:p>
          </table:table-cell>
          <table:table-cell table:formula="of:=STDEVPA([.B40:.Q40])" office:value-type="float" office:value="8.65303414993839">
            <text:p>8,6530341499</text:p>
          </table:table-cell>
          <table:table-cell table:number-columns-repeated="100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  <table:table-cell office:value-type="float" office:value="237">
            <text:p>237</text:p>
          </table:table-cell>
          <table:table-cell office:value-type="float" office:value="220">
            <text:p>220</text:p>
          </table:table-cell>
          <table:table-cell office:value-type="float" office:value="225">
            <text:p>225</text:p>
          </table:table-cell>
          <table:table-cell office:value-type="float" office:value="243">
            <text:p>243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221">
            <text:p>221</text:p>
          </table:table-cell>
          <table:table-cell table:formula="of:=AVERAGE([.B41:.Q41])" office:value-type="float" office:value="228.875">
            <text:p>228,875</text:p>
          </table:table-cell>
          <table:table-cell table:formula="of:=STDEVPA([.B41:.Q41])" office:value-type="float" office:value="7.74495803732984">
            <text:p>7,7449580373</text:p>
          </table:table-cell>
          <table:table-cell table:number-columns-repeated="100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5">
            <text:p>225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23">
            <text:p>223</text:p>
          </table:table-cell>
          <table:table-cell office:value-type="float" office:value="228">
            <text:p>228</text:p>
          </table:table-cell>
          <table:table-cell office:value-type="float" office:value="247">
            <text:p>247</text:p>
          </table:table-cell>
          <table:table-cell office:value-type="float" office:value="233">
            <text:p>233</text:p>
          </table:table-cell>
          <table:table-cell table:formula="of:=AVERAGE([.B42:.Q42])" office:value-type="float" office:value="229.6875">
            <text:p>229,6875</text:p>
          </table:table-cell>
          <table:table-cell table:formula="of:=STDEVPA([.B42:.Q42])" office:value-type="float" office:value="7.28627777057669">
            <text:p>7,2862777706</text:p>
          </table:table-cell>
          <table:table-cell table:number-columns-repeated="100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1">
            <text:p>241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17">
            <text:p>217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25">
            <text:p>225</text:p>
          </table:table-cell>
          <table:table-cell office:value-type="float" office:value="198">
            <text:p>198</text:p>
          </table:table-cell>
          <table:table-cell office:value-type="float" office:value="241">
            <text:p>24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table:formula="of:=AVERAGE([.B43:.Q43])" office:value-type="float" office:value="227">
            <text:p>227</text:p>
          </table:table-cell>
          <table:table-cell table:formula="of:=STDEVPA([.B43:.Q43])" office:value-type="float" office:value="10.356157588604">
            <text:p>10,3561575886</text:p>
          </table:table-cell>
          <table:table-cell table:number-columns-repeated="100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4">
            <text:p>214</text:p>
          </table:table-cell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45">
            <text:p>245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11">
            <text:p>211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table:formula="of:=AVERAGE([.B44:.Q44])" office:value-type="float" office:value="229.5">
            <text:p>229,5</text:p>
          </table:table-cell>
          <table:table-cell table:formula="of:=STDEVPA([.B44:.Q44])" office:value-type="float" office:value="8.52203027452966">
            <text:p>8,5220302745</text:p>
          </table:table-cell>
          <table:table-cell table:number-columns-repeated="100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233">
            <text:p>233</text:p>
          </table:table-cell>
          <table:table-cell office:value-type="float" office:value="229">
            <text:p>229</text:p>
          </table:table-cell>
          <table:table-cell office:value-type="float" office:value="214">
            <text:p>214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18">
            <text:p>218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table:formula="of:=AVERAGE([.B45:.Q45])" office:value-type="float" office:value="232.6875">
            <text:p>232,6875</text:p>
          </table:table-cell>
          <table:table-cell table:formula="of:=STDEVPA([.B45:.Q45])" office:value-type="float" office:value="10.2635200467481">
            <text:p>10,2635200467</text:p>
          </table:table-cell>
          <table:table-cell table:number-columns-repeated="100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43">
            <text:p>243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41">
            <text:p>241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33">
            <text:p>233</text:p>
          </table:table-cell>
          <table:table-cell office:value-type="float" office:value="247">
            <text:p>247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table:formula="of:=AVERAGE([.B46:.Q46])" office:value-type="float" office:value="232.625">
            <text:p>232,625</text:p>
          </table:table-cell>
          <table:table-cell table:formula="of:=STDEVPA([.B46:.Q46])" office:value-type="float" office:value="8.32071962032131">
            <text:p>8,3207196203</text:p>
          </table:table-cell>
          <table:table-cell table:number-columns-repeated="100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98">
            <text:p>19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01">
            <text:p>201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12">
            <text:p>212</text:p>
          </table:table-cell>
          <table:table-cell table:formula="of:=AVERAGE([.B47:.Q47])" office:value-type="float" office:value="226.3125">
            <text:p>226,3125</text:p>
          </table:table-cell>
          <table:table-cell table:formula="of:=STDEVPA([.B47:.Q47])" office:value-type="float" office:value="11.7511635062235">
            <text:p>11,7511635062</text:p>
          </table:table-cell>
          <table:table-cell table:number-columns-repeated="100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13">
            <text:p>213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29">
            <text:p>229</text:p>
          </table:table-cell>
          <table:table-cell office:value-type="float" office:value="245">
            <text:p>245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28">
            <text:p>228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table:formula="of:=AVERAGE([.B48:.Q48])" office:value-type="float" office:value="233.0625">
            <text:p>233,0625</text:p>
          </table:table-cell>
          <table:table-cell table:formula="of:=STDEVPA([.B48:.Q48])" office:value-type="float" office:value="8.39247244559075">
            <text:p>8,3924724456</text:p>
          </table:table-cell>
          <table:table-cell table:number-columns-repeated="100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50">
            <text:p>250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float" office:value="198">
            <text:p>198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27">
            <text:p>227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  <table:table-cell table:formula="of:=AVERAGE([.B49:.Q49])" office:value-type="float" office:value="233.6875">
            <text:p>233,6875</text:p>
          </table:table-cell>
          <table:table-cell table:formula="of:=STDEVPA([.B49:.Q49])" office:value-type="float" office:value="11.5093372419962">
            <text:p>11,509337242</text:p>
          </table:table-cell>
          <table:table-cell table:number-columns-repeated="100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54">
            <text:p>254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218">
            <text:p>218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office:value-type="float" office:value="248">
            <text:p>248</text:p>
          </table:table-cell>
          <table:table-cell office:value-type="float" office:value="234">
            <text:p>234</text:p>
          </table:table-cell>
          <table:table-cell office:value-type="float" office:value="219">
            <text:p>219</text:p>
          </table:table-cell>
          <table:table-cell table:formula="of:=AVERAGE([.B50:.Q50])" office:value-type="float" office:value="230.9375">
            <text:p>230,9375</text:p>
          </table:table-cell>
          <table:table-cell table:formula="of:=STDEVPA([.B50:.Q50])" office:value-type="float" office:value="9.74338718054456">
            <text:p>9,7433871805</text:p>
          </table:table-cell>
          <table:table-cell table:number-columns-repeated="100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office:value-type="float" office:value="219">
            <text:p>219</text:p>
          </table:table-cell>
          <table:table-cell office:value-type="float" office:value="239">
            <text:p>239</text:p>
          </table:table-cell>
          <table:table-cell office:value-type="float" office:value="221">
            <text:p>221</text:p>
          </table:table-cell>
          <table:table-cell office:value-type="float" office:value="224">
            <text:p>224</text:p>
          </table:table-cell>
          <table:table-cell office:value-type="float" office:value="259">
            <text:p>259</text:p>
          </table:table-cell>
          <table:table-cell office:value-type="float" office:value="229">
            <text:p>229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21">
            <text:p>221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 office:value-type="float" office:value="229">
            <text:p>229</text:p>
          </table:table-cell>
          <table:table-cell table:formula="of:=AVERAGE([.B51:.Q51])" office:value-type="float" office:value="233.375">
            <text:p>233,375</text:p>
          </table:table-cell>
          <table:table-cell table:formula="of:=STDEVPA([.B51:.Q51])" office:value-type="float" office:value="10.5170991723003">
            <text:p>10,5170991723</text:p>
          </table:table-cell>
          <table:table-cell table:number-columns-repeated="100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27">
            <text:p>227</text:p>
          </table:table-cell>
          <table:table-cell office:value-type="float" office:value="214">
            <text:p>214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32">
            <text:p>232</text:p>
          </table:table-cell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21">
            <text:p>221</text:p>
          </table:table-cell>
          <table:table-cell table:formula="of:=AVERAGE([.B52:.Q52])" office:value-type="float" office:value="233.8125">
            <text:p>233,8125</text:p>
          </table:table-cell>
          <table:table-cell table:formula="of:=STDEVPA([.B52:.Q52])" office:value-type="float" office:value="10.0138575858657">
            <text:p>10,0138575859</text:p>
          </table:table-cell>
          <table:table-cell table:number-columns-repeated="100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25">
            <text:p>225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21">
            <text:p>221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06">
            <text:p>206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table:formula="of:=AVERAGE([.B53:.Q53])" office:value-type="float" office:value="234.9375">
            <text:p>234,9375</text:p>
          </table:table-cell>
          <table:table-cell table:formula="of:=STDEVPA([.B53:.Q53])" office:value-type="float" office:value="9.95281838224731">
            <text:p>9,9528183822</text:p>
          </table:table-cell>
          <table:table-cell table:number-columns-repeated="100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32">
            <text:p>232</text:p>
          </table:table-cell>
          <table:table-cell office:value-type="float" office:value="245">
            <text:p>245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  <table:table-cell office:value-type="float" office:value="218">
            <text:p>218</text:p>
          </table:table-cell>
          <table:table-cell office:value-type="float" office:value="229">
            <text:p>229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18">
            <text:p>218</text:p>
          </table:table-cell>
          <table:table-cell table:formula="of:=AVERAGE([.B54:.Q54])" office:value-type="float" office:value="233.5">
            <text:p>233,5</text:p>
          </table:table-cell>
          <table:table-cell table:formula="of:=STDEVPA([.B54:.Q54])" office:value-type="float" office:value="10.4223317928379">
            <text:p>10,4223317928</text:p>
          </table:table-cell>
          <table:table-cell table:number-columns-repeated="100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7">
            <text:p>247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22">
            <text:p>222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office:value-type="float" office:value="246">
            <text:p>246</text:p>
          </table:table-cell>
          <table:table-cell office:value-type="float" office:value="231">
            <text:p>231</text:p>
          </table:table-cell>
          <table:table-cell table:formula="of:=AVERAGE([.B55:.Q55])" office:value-type="float" office:value="235.625">
            <text:p>235,625</text:p>
          </table:table-cell>
          <table:table-cell table:formula="of:=STDEVPA([.B55:.Q55])" office:value-type="float" office:value="8.02242949486002">
            <text:p>8,0224294949</text:p>
          </table:table-cell>
          <table:table-cell table:number-columns-repeated="100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27">
            <text:p>227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242">
            <text:p>242</text:p>
          </table:table-cell>
          <table:table-cell office:value-type="float" office:value="218">
            <text:p>218</text:p>
          </table:table-cell>
          <table:table-cell office:value-type="float" office:value="241">
            <text:p>241</text:p>
          </table:table-cell>
          <table:table-cell office:value-type="float" office:value="210">
            <text:p>210</text:p>
          </table:table-cell>
          <table:table-cell office:value-type="float" office:value="222">
            <text:p>222</text:p>
          </table:table-cell>
          <table:table-cell table:formula="of:=AVERAGE([.B56:.Q56])" office:value-type="float" office:value="230.5">
            <text:p>230,5</text:p>
          </table:table-cell>
          <table:table-cell table:formula="of:=STDEVPA([.B56:.Q56])" office:value-type="float" office:value="10.0933146190932">
            <text:p>10,0933146191</text:p>
          </table:table-cell>
          <table:table-cell table:number-columns-repeated="100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1">
            <text:p>231</text:p>
          </table:table-cell>
          <table:table-cell office:value-type="float" office:value="225">
            <text:p>225</text:p>
          </table:table-cell>
          <table:table-cell office:value-type="float" office:value="254">
            <text:p>254</text:p>
          </table:table-cell>
          <table:table-cell office:value-type="float" office:value="230">
            <text:p>230</text:p>
          </table:table-cell>
          <table:table-cell office:value-type="float" office:value="245">
            <text:p>245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office:value-type="float" office:value="253">
            <text:p>253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51">
            <text:p>251</text:p>
          </table:table-cell>
          <table:table-cell office:value-type="float" office:value="236">
            <text:p>236</text:p>
          </table:table-cell>
          <table:table-cell office:value-type="float" office:value="221">
            <text:p>221</text:p>
          </table:table-cell>
          <table:table-cell table:formula="of:=AVERAGE([.B57:.Q57])" office:value-type="float" office:value="238.4375">
            <text:p>238,4375</text:p>
          </table:table-cell>
          <table:table-cell table:formula="of:=STDEVPA([.B57:.Q57])" office:value-type="float" office:value="9.6951582632776">
            <text:p>9,6951582633</text:p>
          </table:table-cell>
          <table:table-cell table:number-columns-repeated="100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25">
            <text:p>225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210">
            <text:p>210</text:p>
          </table:table-cell>
          <table:table-cell office:value-type="float" office:value="217">
            <text:p>217</text:p>
          </table:table-cell>
          <table:table-cell office:value-type="float" office:value="231">
            <text:p>231</text:p>
          </table:table-cell>
          <table:table-cell office:value-type="float" office:value="225">
            <text:p>225</text:p>
          </table:table-cell>
          <table:table-cell office:value-type="float" office:value="246">
            <text:p>246</text:p>
          </table:table-cell>
          <table:table-cell office:value-type="float" office:value="220">
            <text:p>220</text:p>
          </table:table-cell>
          <table:table-cell table:formula="of:=AVERAGE([.B58:.Q58])" office:value-type="float" office:value="230.25">
            <text:p>230,25</text:p>
          </table:table-cell>
          <table:table-cell table:formula="of:=STDEVPA([.B58:.Q58])" office:value-type="float" office:value="9.52299847737046">
            <text:p>9,5229984774</text:p>
          </table:table-cell>
          <table:table-cell table:number-columns-repeated="100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5">
            <text:p>235</text:p>
          </table:table-cell>
          <table:table-cell office:value-type="float" office:value="222">
            <text:p>222</text:p>
          </table:table-cell>
          <table:table-cell office:value-type="float" office:value="213">
            <text:p>213</text:p>
          </table:table-cell>
          <table:table-cell office:value-type="float" office:value="221">
            <text:p>221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18">
            <text:p>218</text:p>
          </table:table-cell>
          <table:table-cell table:formula="of:=AVERAGE([.B59:.Q59])" office:value-type="float" office:value="228.8125">
            <text:p>228,8125</text:p>
          </table:table-cell>
          <table:table-cell table:formula="of:=STDEVPA([.B59:.Q59])" office:value-type="float" office:value="8.17938529169521">
            <text:p>8,1793852917</text:p>
          </table:table-cell>
          <table:table-cell table:number-columns-repeated="100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33">
            <text:p>233</text:p>
          </table:table-cell>
          <table:table-cell office:value-type="float" office:value="245">
            <text:p>245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office:value-type="float" office:value="215">
            <text:p>215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table:formula="of:=AVERAGE([.B60:.Q60])" office:value-type="float" office:value="232.0625">
            <text:p>232,0625</text:p>
          </table:table-cell>
          <table:table-cell table:formula="of:=STDEVPA([.B60:.Q60])" office:value-type="float" office:value="8.98936003005776">
            <text:p>8,9893600301</text:p>
          </table:table-cell>
          <table:table-cell table:number-columns-repeated="100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32">
            <text:p>232</text:p>
          </table:table-cell>
          <table:table-cell office:value-type="float" office:value="243">
            <text:p>243</text:p>
          </table:table-cell>
          <table:table-cell office:value-type="float" office:value="226">
            <text:p>226</text:p>
          </table:table-cell>
          <table:table-cell office:value-type="float" office:value="241">
            <text:p>241</text:p>
          </table:table-cell>
          <table:table-cell office:value-type="float" office:value="223">
            <text:p>223</text:p>
          </table:table-cell>
          <table:table-cell office:value-type="float" office:value="254">
            <text:p>254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19">
            <text:p>219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43">
            <text:p>243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40">
            <text:p>240</text:p>
          </table:table-cell>
          <table:table-cell table:formula="of:=AVERAGE([.B61:.Q61])" office:value-type="float" office:value="233.5625">
            <text:p>233,5625</text:p>
          </table:table-cell>
          <table:table-cell table:formula="of:=STDEVPA([.B61:.Q61])" office:value-type="float" office:value="9.30032761519722">
            <text:p>9,3003276152</text:p>
          </table:table-cell>
          <table:table-cell table:number-columns-repeated="100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14">
            <text:p>214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18">
            <text:p>218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10">
            <text:p>210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33">
            <text:p>233</text:p>
          </table:table-cell>
          <table:table-cell office:value-type="float" office:value="225">
            <text:p>225</text:p>
          </table:table-cell>
          <table:table-cell office:value-type="float" office:value="238">
            <text:p>238</text:p>
          </table:table-cell>
          <table:table-cell table:formula="of:=AVERAGE([.B62:.Q62])" office:value-type="float" office:value="231.6875">
            <text:p>231,6875</text:p>
          </table:table-cell>
          <table:table-cell table:formula="of:=STDEVPA([.B62:.Q62])" office:value-type="float" office:value="9.9606648246992">
            <text:p>9,9606648247</text:p>
          </table:table-cell>
          <table:table-cell table:number-columns-repeated="100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office:value-type="float" office:value="229">
            <text:p>229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48">
            <text:p>248</text:p>
          </table:table-cell>
          <table:table-cell office:value-type="float" office:value="229">
            <text:p>229</text:p>
          </table:table-cell>
          <table:table-cell office:value-type="float" office:value="243">
            <text:p>243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table:formula="of:=AVERAGE([.B63:.Q63])" office:value-type="float" office:value="232.1875">
            <text:p>232,1875</text:p>
          </table:table-cell>
          <table:table-cell table:formula="of:=STDEVPA([.B63:.Q63])" office:value-type="float" office:value="9.31543577885651">
            <text:p>9,3154357789</text:p>
          </table:table-cell>
          <table:table-cell table:number-columns-repeated="100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45">
            <text:p>245</text:p>
          </table:table-cell>
          <table:table-cell office:value-type="float" office:value="229">
            <text:p>229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21">
            <text:p>221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31">
            <text:p>231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table:formula="of:=AVERAGE([.B64:.Q64])" office:value-type="float" office:value="232.125">
            <text:p>232,125</text:p>
          </table:table-cell>
          <table:table-cell table:formula="of:=STDEVPA([.B64:.Q64])" office:value-type="float" office:value="9.4794184948234">
            <text:p>9,4794184948</text:p>
          </table:table-cell>
          <table:table-cell table:number-columns-repeated="100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38">
            <text:p>238</text:p>
          </table:table-cell>
          <table:table-cell office:value-type="float" office:value="221">
            <text:p>221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23">
            <text:p>223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6">
            <text:p>236</text:p>
          </table:table-cell>
          <table:table-cell table:formula="of:=AVERAGE([.B65:.Q65])" office:value-type="float" office:value="233">
            <text:p>233</text:p>
          </table:table-cell>
          <table:table-cell table:formula="of:=STDEVPA([.B65:.Q65])" office:value-type="float" office:value="6.57647321898295">
            <text:p>6,576473219</text:p>
          </table:table-cell>
          <table:table-cell table:number-columns-repeated="100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office:value-type="float" office:value="225">
            <text:p>225</text:p>
          </table:table-cell>
          <table:table-cell office:value-type="float" office:value="237">
            <text:p>237</text:p>
          </table:table-cell>
          <table:table-cell office:value-type="float" office:value="227">
            <text:p>227</text:p>
          </table:table-cell>
          <table:table-cell office:value-type="float" office:value="238">
            <text:p>238</text:p>
          </table:table-cell>
          <table:table-cell office:value-type="float" office:value="207">
            <text:p>207</text:p>
          </table:table-cell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office:value-type="float" office:value="241">
            <text:p>241</text:p>
          </table:table-cell>
          <table:table-cell office:value-type="float" office:value="224">
            <text:p>224</text:p>
          </table:table-cell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office:value-type="float" office:value="211">
            <text:p>211</text:p>
          </table:table-cell>
          <table:table-cell office:value-type="float" office:value="234">
            <text:p>234</text:p>
          </table:table-cell>
          <table:table-cell table:formula="of:=AVERAGE([.B66:.Q66])" office:value-type="float" office:value="229.4375">
            <text:p>229,4375</text:p>
          </table:table-cell>
          <table:table-cell table:formula="of:=STDEVPA([.B66:.Q66])" office:value-type="float" office:value="9.49321303616431">
            <text:p>9,4932130362</text:p>
          </table:table-cell>
          <table:table-cell table:number-columns-repeated="100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25">
            <text:p>225</text:p>
          </table:table-cell>
          <table:table-cell office:value-type="float" office:value="253">
            <text:p>253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office:value-type="float" office:value="229">
            <text:p>229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table:formula="of:=AVERAGE([.B67:.Q67])" office:value-type="float" office:value="234.25">
            <text:p>234,25</text:p>
          </table:table-cell>
          <table:table-cell table:formula="of:=STDEVPA([.B67:.Q67])" office:value-type="float" office:value="9.56229574945264">
            <text:p>9,5622957495</text:p>
          </table:table-cell>
          <table:table-cell table:number-columns-repeated="100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30">
            <text:p>230</text:p>
          </table:table-cell>
          <table:table-cell office:value-type="float" office:value="247">
            <text:p>247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table:formula="of:=AVERAGE([.B68:.Q68])" office:value-type="float" office:value="236.8125">
            <text:p>236,8125</text:p>
          </table:table-cell>
          <table:table-cell table:formula="of:=STDEVPA([.B68:.Q68])" office:value-type="float" office:value="7.45166717922909">
            <text:p>7,4516671792</text:p>
          </table:table-cell>
          <table:table-cell table:number-columns-repeated="100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39">
            <text:p>239</text:p>
          </table:table-cell>
          <table:table-cell office:value-type="float" office:value="214">
            <text:p>214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29">
            <text:p>229</text:p>
          </table:table-cell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office:value-type="float" office:value="237">
            <text:p>237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17">
            <text:p>217</text:p>
          </table:table-cell>
          <table:table-cell office:value-type="float" office:value="242">
            <text:p>242</text:p>
          </table:table-cell>
          <table:table-cell table:formula="of:=AVERAGE([.B69:.Q69])" office:value-type="float" office:value="233.8125">
            <text:p>233,8125</text:p>
          </table:table-cell>
          <table:table-cell table:formula="of:=STDEVPA([.B69:.Q69])" office:value-type="float" office:value="9.40889705278998">
            <text:p>9,4088970528</text:p>
          </table:table-cell>
          <table:table-cell table:number-columns-repeated="100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50">
            <text:p>250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office:value-type="float" office:value="251">
            <text:p>251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59">
            <text:p>259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33">
            <text:p>233</text:p>
          </table:table-cell>
          <table:table-cell office:value-type="float" office:value="247">
            <text:p>247</text:p>
          </table:table-cell>
          <table:table-cell table:formula="of:=AVERAGE([.B70:.Q70])" office:value-type="float" office:value="236.125">
            <text:p>236,125</text:p>
          </table:table-cell>
          <table:table-cell table:formula="of:=STDEVPA([.B70:.Q70])" office:value-type="float" office:value="10.6704908509403">
            <text:p>10,6704908509</text:p>
          </table:table-cell>
          <table:table-cell table:number-columns-repeated="100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1">
            <text:p>221</text:p>
          </table:table-cell>
          <table:table-cell office:value-type="float" office:value="223">
            <text:p>223</text:p>
          </table:table-cell>
          <table:table-cell office:value-type="float" office:value="221">
            <text:p>221</text:p>
          </table:table-cell>
          <table:table-cell office:value-type="float" office:value="249">
            <text:p>249</text:p>
          </table:table-cell>
          <table:table-cell office:value-type="float" office:value="235">
            <text:p>235</text:p>
          </table:table-cell>
          <table:table-cell office:value-type="float" office:value="221">
            <text:p>221</text:p>
          </table:table-cell>
          <table:table-cell office:value-type="float" office:value="223">
            <text:p>223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30">
            <text:p>230</text:p>
          </table:table-cell>
          <table:table-cell office:value-type="float" office:value="233">
            <text:p>233</text:p>
          </table:table-cell>
          <table:table-cell office:value-type="float" office:value="224">
            <text:p>224</text:p>
          </table:table-cell>
          <table:table-cell table:formula="of:=AVERAGE([.B71:.Q71])" office:value-type="float" office:value="232.4375">
            <text:p>232,4375</text:p>
          </table:table-cell>
          <table:table-cell table:formula="of:=STDEVPA([.B71:.Q71])" office:value-type="float" office:value="9.72733744402856">
            <text:p>9,727337444</text:p>
          </table:table-cell>
          <table:table-cell table:number-columns-repeated="100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1">
            <text:p>231</text:p>
          </table:table-cell>
          <table:table-cell office:value-type="float" office:value="215">
            <text:p>215</text:p>
          </table:table-cell>
          <table:table-cell office:value-type="float" office:value="209">
            <text:p>209</text:p>
          </table:table-cell>
          <table:table-cell office:value-type="float" office:value="220">
            <text:p>220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04">
            <text:p>204</text:p>
          </table:table-cell>
          <table:table-cell office:value-type="float" office:value="227">
            <text:p>227</text:p>
          </table:table-cell>
          <table:table-cell office:value-type="float" office:value="224">
            <text:p>224</text:p>
          </table:table-cell>
          <table:table-cell table:formula="of:=AVERAGE([.B72:.Q72])" office:value-type="float" office:value="224.75">
            <text:p>224,75</text:p>
          </table:table-cell>
          <table:table-cell table:formula="of:=STDEVPA([.B72:.Q72])" office:value-type="float" office:value="8.54766049863938">
            <text:p>8,5476604986</text:p>
          </table:table-cell>
          <table:table-cell table:number-columns-repeated="100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2">
            <text:p>212</text:p>
          </table:table-cell>
          <table:table-cell office:value-type="float" office:value="230">
            <text:p>230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38">
            <text:p>238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24">
            <text:p>224</text:p>
          </table:table-cell>
          <table:table-cell office:value-type="float" office:value="219">
            <text:p>219</text:p>
          </table:table-cell>
          <table:table-cell office:value-type="float" office:value="244">
            <text:p>244</text:p>
          </table:table-cell>
          <table:table-cell table:formula="of:=AVERAGE([.B73:.Q73])" office:value-type="float" office:value="231.75">
            <text:p>231,75</text:p>
          </table:table-cell>
          <table:table-cell table:formula="of:=STDEVPA([.B73:.Q73])" office:value-type="float" office:value="9.42403841248538">
            <text:p>9,4240384125</text:p>
          </table:table-cell>
          <table:table-cell table:number-columns-repeated="100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27">
            <text:p>22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office:value-type="float" office:value="228">
            <text:p>228</text:p>
          </table:table-cell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27">
            <text:p>227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33">
            <text:p>233</text:p>
          </table:table-cell>
          <table:table-cell office:value-type="float" office:value="246">
            <text:p>246</text:p>
          </table:table-cell>
          <table:table-cell office:value-type="float" office:value="230">
            <text:p>230</text:p>
          </table:table-cell>
          <table:table-cell table:formula="of:=AVERAGE([.B74:.Q74])" office:value-type="float" office:value="237.125">
            <text:p>237,125</text:p>
          </table:table-cell>
          <table:table-cell table:formula="of:=STDEVPA([.B74:.Q74])" office:value-type="float" office:value="7.88095013307406">
            <text:p>7,8809501331</text:p>
          </table:table-cell>
          <table:table-cell table:number-columns-repeated="100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25">
            <text:p>225</text:p>
          </table:table-cell>
          <table:table-cell office:value-type="float" office:value="238">
            <text:p>238</text:p>
          </table:table-cell>
          <table:table-cell office:value-type="float" office:value="227">
            <text:p>227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27">
            <text:p>227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table:formula="of:=AVERAGE([.B75:.Q75])" office:value-type="float" office:value="236.25">
            <text:p>236,25</text:p>
          </table:table-cell>
          <table:table-cell table:formula="of:=STDEVPA([.B75:.Q75])" office:value-type="float" office:value="6.30971473206198">
            <text:p>6,3097147321</text:p>
          </table:table-cell>
          <table:table-cell table:number-columns-repeated="100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4">
            <text:p>224</text:p>
          </table:table-cell>
          <table:table-cell table:number-columns-repeated="3" office:value-type="float" office:value="232">
            <text:p>232</text:p>
          </table:table-cell>
          <table:table-cell office:value-type="float" office:value="259">
            <text:p>259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table:formula="of:=AVERAGE([.B76:.Q76])" office:value-type="float" office:value="234.25">
            <text:p>234,25</text:p>
          </table:table-cell>
          <table:table-cell table:formula="of:=STDEVPA([.B76:.Q76])" office:value-type="float" office:value="8.69266932535686">
            <text:p>8,6926693254</text:p>
          </table:table-cell>
          <table:table-cell table:number-columns-repeated="100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 office:value-type="float" office:value="232">
            <text:p>232</text:p>
          </table:table-cell>
          <table:table-cell office:value-type="float" office:value="227">
            <text:p>227</text:p>
          </table:table-cell>
          <table:table-cell office:value-type="float" office:value="217">
            <text:p>217</text:p>
          </table:table-cell>
          <table:table-cell office:value-type="float" office:value="225">
            <text:p>225</text:p>
          </table:table-cell>
          <table:table-cell office:value-type="float" office:value="253">
            <text:p>253</text:p>
          </table:table-cell>
          <table:table-cell office:value-type="float" office:value="231">
            <text:p>231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office:value-type="float" office:value="220">
            <text:p>220</text:p>
          </table:table-cell>
          <table:table-cell office:value-type="float" office:value="242">
            <text:p>242</text:p>
          </table:table-cell>
          <table:table-cell table:formula="of:=AVERAGE([.B77:.Q77])" office:value-type="float" office:value="232.125">
            <text:p>232,125</text:p>
          </table:table-cell>
          <table:table-cell table:formula="of:=STDEVPA([.B77:.Q77])" office:value-type="float" office:value="10.9251716233659">
            <text:p>10,9251716234</text:p>
          </table:table-cell>
          <table:table-cell table:number-columns-repeated="100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21">
            <text:p>221</text:p>
          </table:table-cell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25">
            <text:p>225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16">
            <text:p>216</text:p>
          </table:table-cell>
          <table:table-cell office:value-type="float" office:value="225">
            <text:p>225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table:formula="of:=AVERAGE([.B78:.Q78])" office:value-type="float" office:value="232.75">
            <text:p>232,75</text:p>
          </table:table-cell>
          <table:table-cell table:formula="of:=STDEVPA([.B78:.Q78])" office:value-type="float" office:value="9.60793942528782">
            <text:p>9,6079394253</text:p>
          </table:table-cell>
          <table:table-cell table:number-columns-repeated="100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3">
            <text:p>223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31">
            <text:p>231</text:p>
          </table:table-cell>
          <table:table-cell office:value-type="float" office:value="222">
            <text:p>222</text:p>
          </table:table-cell>
          <table:table-cell office:value-type="float" office:value="237">
            <text:p>237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23">
            <text:p>223</text:p>
          </table:table-cell>
          <table:table-cell office:value-type="float" office:value="230">
            <text:p>230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table:formula="of:=AVERAGE([.B79:.Q79])" office:value-type="float" office:value="230.6875">
            <text:p>230,6875</text:p>
          </table:table-cell>
          <table:table-cell table:formula="of:=STDEVPA([.B79:.Q79])" office:value-type="float" office:value="5.228751643557">
            <text:p>5,2287516436</text:p>
          </table:table-cell>
          <table:table-cell table:number-columns-repeated="100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28">
            <text:p>228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25">
            <text:p>225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  <table:table-cell table:formula="of:=AVERAGE([.B80:.Q80])" office:value-type="float" office:value="234.375">
            <text:p>234,375</text:p>
          </table:table-cell>
          <table:table-cell table:formula="of:=STDEVPA([.B80:.Q80])" office:value-type="float" office:value="6.26373490818378">
            <text:p>6,2637349082</text:p>
          </table:table-cell>
          <table:table-cell table:number-columns-repeated="100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32">
            <text:p>232</text:p>
          </table:table-cell>
          <table:table-cell office:value-type="float" office:value="209">
            <text:p>209</text:p>
          </table:table-cell>
          <table:table-cell office:value-type="float" office:value="234">
            <text:p>234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217">
            <text:p>217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table:formula="of:=AVERAGE([.B81:.Q81])" office:value-type="float" office:value="230.625">
            <text:p>230,625</text:p>
          </table:table-cell>
          <table:table-cell table:formula="of:=STDEVPA([.B81:.Q81])" office:value-type="float" office:value="10.2522863303753">
            <text:p>10,2522863304</text:p>
          </table:table-cell>
          <table:table-cell table:number-columns-repeated="100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07">
            <text:p>207</text:p>
          </table:table-cell>
          <table:table-cell office:value-type="float" office:value="227">
            <text:p>227</text:p>
          </table:table-cell>
          <table:table-cell office:value-type="float" office:value="232">
            <text:p>232</text:p>
          </table:table-cell>
          <table:table-cell office:value-type="float" office:value="223">
            <text:p>223</text:p>
          </table:table-cell>
          <table:table-cell office:value-type="float" office:value="228">
            <text:p>228</text:p>
          </table:table-cell>
          <table:table-cell office:value-type="float" office:value="212">
            <text:p>212</text:p>
          </table:table-cell>
          <table:table-cell office:value-type="float" office:value="247">
            <text:p>247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27">
            <text:p>227</text:p>
          </table:table-cell>
          <table:table-cell table:formula="of:=AVERAGE([.B82:.Q82])" office:value-type="float" office:value="232.0625">
            <text:p>232,0625</text:p>
          </table:table-cell>
          <table:table-cell table:formula="of:=STDEVPA([.B82:.Q82])" office:value-type="float" office:value="12.1009749090724">
            <text:p>12,1009749091</text:p>
          </table:table-cell>
          <table:table-cell table:number-columns-repeated="100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23">
            <text:p>223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32">
            <text:p>232</text:p>
          </table:table-cell>
          <table:table-cell office:value-type="float" office:value="225">
            <text:p>225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51">
            <text:p>251</text:p>
          </table:table-cell>
          <table:table-cell office:value-type="float" office:value="238">
            <text:p>238</text:p>
          </table:table-cell>
          <table:table-cell office:value-type="float" office:value="217">
            <text:p>217</text:p>
          </table:table-cell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237">
            <text:p>237</text:p>
          </table:table-cell>
          <table:table-cell office:value-type="float" office:value="227">
            <text:p>227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table:formula="of:=AVERAGE([.B83:.Q83])" office:value-type="float" office:value="231.125">
            <text:p>231,125</text:p>
          </table:table-cell>
          <table:table-cell table:formula="of:=STDEVPA([.B83:.Q83])" office:value-type="float" office:value="8.09996141966121">
            <text:p>8,0999614197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4">
            <text:p>234</text:p>
          </table:table-cell>
          <table:table-cell office:value-type="float" office:value="231">
            <text:p>231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27">
            <text:p>227</text:p>
          </table:table-cell>
          <table:table-cell office:value-type="float" office:value="251">
            <text:p>251</text:p>
          </table:table-cell>
          <table:table-cell table:formula="of:=AVERAGE([.B84:.Q84])" office:value-type="float" office:value="238.3125">
            <text:p>238,3125</text:p>
          </table:table-cell>
          <table:table-cell table:formula="of:=STDEVPA([.B84:.Q84])" office:value-type="float" office:value="6.03861273389841">
            <text:p>6,0386127339</text:p>
          </table:table-cell>
          <table:table-cell table:number-columns-repeated="100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24">
            <text:p>224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  <table:table-cell table:formula="of:=AVERAGE([.B85:.Q85])" office:value-type="float" office:value="235.875">
            <text:p>235,875</text:p>
          </table:table-cell>
          <table:table-cell table:formula="of:=STDEVPA([.B85:.Q85])" office:value-type="float" office:value="6.94509719154455">
            <text:p>6,9450971915</text:p>
          </table:table-cell>
          <table:table-cell table:number-columns-repeated="100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45">
            <text:p>245</text:p>
          </table:table-cell>
          <table:table-cell office:value-type="float" office:value="219">
            <text:p>219</text:p>
          </table:table-cell>
          <table:table-cell office:value-type="float" office:value="237">
            <text:p>237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office:value-type="float" office:value="219">
            <text:p>219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  <table:table-cell office:value-type="float" office:value="217">
            <text:p>217</text:p>
          </table:table-cell>
          <table:table-cell office:value-type="float" office:value="237">
            <text:p>237</text:p>
          </table:table-cell>
          <table:table-cell office:value-type="float" office:value="222">
            <text:p>222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38">
            <text:p>238</text:p>
          </table:table-cell>
          <table:table-cell table:formula="of:=AVERAGE([.B86:.Q86])" office:value-type="float" office:value="229.5">
            <text:p>229,5</text:p>
          </table:table-cell>
          <table:table-cell table:formula="of:=STDEVPA([.B86:.Q86])" office:value-type="float" office:value="8.52203027452966">
            <text:p>8,5220302745</text:p>
          </table:table-cell>
          <table:table-cell table:number-columns-repeated="100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53">
            <text:p>253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office:value-type="float" office:value="224">
            <text:p>224</text:p>
          </table:table-cell>
          <table:table-cell office:value-type="float" office:value="233">
            <text:p>233</text:p>
          </table:table-cell>
          <table:table-cell office:value-type="float" office:value="223">
            <text:p>223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51">
            <text:p>251</text:p>
          </table:table-cell>
          <table:table-cell office:value-type="float" office:value="243">
            <text:p>243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office:value-type="float" office:value="231">
            <text:p>231</text:p>
          </table:table-cell>
          <table:table-cell office:value-type="float" office:value="242">
            <text:p>242</text:p>
          </table:table-cell>
          <table:table-cell table:formula="of:=AVERAGE([.B87:.Q87])" office:value-type="float" office:value="234.0625">
            <text:p>234,0625</text:p>
          </table:table-cell>
          <table:table-cell table:formula="of:=STDEVPA([.B87:.Q87])" office:value-type="float" office:value="10.5265660948858">
            <text:p>10,5265660949</text:p>
          </table:table-cell>
          <table:table-cell table:number-columns-repeated="100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office:value-type="float" office:value="232">
            <text:p>232</text:p>
          </table:table-cell>
          <table:table-cell office:value-type="float" office:value="207">
            <text:p>207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31">
            <text:p>231</text:p>
          </table:table-cell>
          <table:table-cell office:value-type="float" office:value="239">
            <text:p>239</text:p>
          </table:table-cell>
          <table:table-cell office:value-type="float" office:value="254">
            <text:p>254</text:p>
          </table:table-cell>
          <table:table-cell office:value-type="float" office:value="246">
            <text:p>246</text:p>
          </table:table-cell>
          <table:table-cell table:formula="of:=AVERAGE([.B88:.Q88])" office:value-type="float" office:value="235.875">
            <text:p>235,875</text:p>
          </table:table-cell>
          <table:table-cell table:formula="of:=STDEVPA([.B88:.Q88])" office:value-type="float" office:value="10.0054672554559">
            <text:p>10,0054672555</text:p>
          </table:table-cell>
          <table:table-cell table:number-columns-repeated="100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25">
            <text:p>225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17">
            <text:p>217</text:p>
          </table:table-cell>
          <table:table-cell office:value-type="float" office:value="222">
            <text:p>222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36">
            <text:p>236</text:p>
          </table:table-cell>
          <table:table-cell table:formula="of:=AVERAGE([.B89:.Q89])" office:value-type="float" office:value="231.5">
            <text:p>231,5</text:p>
          </table:table-cell>
          <table:table-cell table:formula="of:=STDEVPA([.B89:.Q89])" office:value-type="float" office:value="6.6332495807108">
            <text:p>6,6332495807</text:p>
          </table:table-cell>
          <table:table-cell table:number-columns-repeated="100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19">
            <text:p>219</text:p>
          </table:table-cell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table:formula="of:=AVERAGE([.B90:.Q90])" office:value-type="float" office:value="231.3125">
            <text:p>231,3125</text:p>
          </table:table-cell>
          <table:table-cell table:formula="of:=STDEVPA([.B90:.Q90])" office:value-type="float" office:value="8.90027211662655">
            <text:p>8,9002721166</text:p>
          </table:table-cell>
          <table:table-cell table:number-columns-repeated="1005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221">
            <text:p>221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table:formula="of:=AVERAGE([.B91:.Q91])" office:value-type="float" office:value="232.9375">
            <text:p>232,9375</text:p>
          </table:table-cell>
          <table:table-cell table:formula="of:=STDEVPA([.B91:.Q91])" office:value-type="float" office:value="7.8935792736882">
            <text:p>7,8935792737</text:p>
          </table:table-cell>
          <table:table-cell table:number-columns-repeated="100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19">
            <text:p>219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table:formula="of:=AVERAGE([.B92:.Q92])" office:value-type="float" office:value="235.3125">
            <text:p>235,3125</text:p>
          </table:table-cell>
          <table:table-cell table:formula="of:=STDEVPA([.B92:.Q92])" office:value-type="float" office:value="11.4984713657947">
            <text:p>11,4984713658</text:p>
          </table:table-cell>
          <table:table-cell table:number-columns-repeated="100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28">
            <text:p>228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19">
            <text:p>219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table:number-columns-repeated="3" office:value-type="float" office:value="222">
            <text:p>222</text:p>
          </table:table-cell>
          <table:table-cell office:value-type="float" office:value="253">
            <text:p>253</text:p>
          </table:table-cell>
          <table:table-cell office:value-type="float" office:value="229">
            <text:p>229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table:formula="of:=AVERAGE([.B93:.Q93])" office:value-type="float" office:value="230.3125">
            <text:p>230,3125</text:p>
          </table:table-cell>
          <table:table-cell table:formula="of:=STDEVPA([.B93:.Q93])" office:value-type="float" office:value="9.31878982218185">
            <text:p>9,3187898222</text:p>
          </table:table-cell>
          <table:table-cell table:number-columns-repeated="100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23">
            <text:p>223</text:p>
          </table:table-cell>
          <table:table-cell office:value-type="float" office:value="227">
            <text:p>227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46">
            <text:p>246</text:p>
          </table:table-cell>
          <table:table-cell office:value-type="float" office:value="230">
            <text:p>230</text:p>
          </table:table-cell>
          <table:table-cell table:formula="of:=AVERAGE([.B94:.Q94])" office:value-type="float" office:value="235.8125">
            <text:p>235,8125</text:p>
          </table:table-cell>
          <table:table-cell table:formula="of:=STDEVPA([.B94:.Q94])" office:value-type="float" office:value="6.34644339374425">
            <text:p>6,3464433937</text:p>
          </table:table-cell>
          <table:table-cell table:number-columns-repeated="100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20">
            <text:p>220</text:p>
          </table:table-cell>
          <table:table-cell office:value-type="float" office:value="239">
            <text:p>239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table:formula="of:=AVERAGE([.B95:.Q95])" office:value-type="float" office:value="236.5625">
            <text:p>236,5625</text:p>
          </table:table-cell>
          <table:table-cell table:formula="of:=STDEVPA([.B95:.Q95])" office:value-type="float" office:value="7.65644132414009">
            <text:p>7,6564413241</text:p>
          </table:table-cell>
          <table:table-cell table:number-columns-repeated="100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27">
            <text:p>227</text:p>
          </table:table-cell>
          <table:table-cell office:value-type="float" office:value="230">
            <text:p>230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table:formula="of:=AVERAGE([.B96:.Q96])" office:value-type="float" office:value="235">
            <text:p>235</text:p>
          </table:table-cell>
          <table:table-cell table:formula="of:=STDEVPA([.B96:.Q96])" office:value-type="float" office:value="4.82182538049648">
            <text:p>4,8218253805</text:p>
          </table:table-cell>
          <table:table-cell table:number-columns-repeated="100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29">
            <text:p>229</text:p>
          </table:table-cell>
          <table:table-cell office:value-type="float" office:value="191">
            <text:p>191</text:p>
          </table:table-cell>
          <table:table-cell office:value-type="float" office:value="253">
            <text:p>253</text:p>
          </table:table-cell>
          <table:table-cell office:value-type="float" office:value="228">
            <text:p>228</text:p>
          </table:table-cell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57">
            <text:p>257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office:value-type="float" office:value="232">
            <text:p>232</text:p>
          </table:table-cell>
          <table:table-cell office:value-type="float" office:value="227">
            <text:p>227</text:p>
          </table:table-cell>
          <table:table-cell table:formula="of:=AVERAGE([.B97:.Q97])" office:value-type="float" office:value="231.6875">
            <text:p>231,6875</text:p>
          </table:table-cell>
          <table:table-cell table:formula="of:=STDEVPA([.B97:.Q97])" office:value-type="float" office:value="13.7873073422623">
            <text:p>13,7873073423</text:p>
          </table:table-cell>
          <table:table-cell table:number-columns-repeated="100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5">
            <text:p>235</text:p>
          </table:table-cell>
          <table:table-cell table:formula="of:=AVERAGE([.B98:.Q98])" office:value-type="float" office:value="234.8125">
            <text:p>234,8125</text:p>
          </table:table-cell>
          <table:table-cell table:formula="of:=STDEVPA([.B98:.Q98])" office:value-type="float" office:value="8.24786904297104">
            <text:p>8,247869043</text:p>
          </table:table-cell>
          <table:table-cell table:number-columns-repeated="100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31">
            <text:p>231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 office:value-type="float" office:value="227">
            <text:p>227</text:p>
          </table:table-cell>
          <table:table-cell office:value-type="float" office:value="185">
            <text:p>185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56">
            <text:p>256</text:p>
          </table:table-cell>
          <table:table-cell office:value-type="float" office:value="213">
            <text:p>213</text:p>
          </table:table-cell>
          <table:table-cell table:formula="of:=AVERAGE([.B99:.Q99])" office:value-type="float" office:value="233.5">
            <text:p>233,5</text:p>
          </table:table-cell>
          <table:table-cell table:formula="of:=STDEVPA([.B99:.Q99])" office:value-type="float" office:value="15.5764244934452">
            <text:p>15,5764244934</text:p>
          </table:table-cell>
          <table:table-cell table:number-columns-repeated="100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195">
            <text:p>195</text:p>
          </table:table-cell>
          <table:table-cell office:value-type="float" office:value="168">
            <text:p>168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table:formula="of:=AVERAGE([.B100:.Q100])" office:value-type="float" office:value="186.5">
            <text:p>186,5</text:p>
          </table:table-cell>
          <table:table-cell table:formula="of:=STDEVPA([.B100:.Q100])" office:value-type="float" office:value="80.6163755077094">
            <text:p>80,6163755077</text:p>
          </table:table-cell>
          <table:table-cell table:number-columns-repeated="100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99">
            <text:p>199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office:value-type="float" office:value="101">
            <text:p>101</text:p>
          </table:table-cell>
          <table:table-cell table:formula="of:=AVERAGE([.B101:.Q101])" office:value-type="float" office:value="74.5625">
            <text:p>74,5625</text:p>
          </table:table-cell>
          <table:table-cell table:formula="of:=STDEVPA([.B101:.Q101])" office:value-type="float" office:value="72.8311135006873">
            <text:p>72,8311135007</text:p>
          </table:table-cell>
          <table:table-cell table:number-columns-repeated="1005"/>
        </table:table-row>
        <table:table-row table:style-name="ro2">
          <table:table-cell office:value-type="float" office:value="100">
            <text:p>100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102:.Q102])" office:value-type="float" office:value="0.125">
            <text:p>0,125</text:p>
          </table:table-cell>
          <table:table-cell table:formula="of:=STDEVPA([.B102:.Q102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1">
            <text:p>101</text:p>
          </table:table-cell>
          <table:table-cell table:number-columns-repeated="16" office:value-type="float" office:value="0">
            <text:p>0</text:p>
          </table:table-cell>
          <table:table-cell table:formula="of:=AVERAGE([.B103:.Q103])" office:value-type="float" office:value="0">
            <text:p>0</text:p>
          </table:table-cell>
          <table:table-cell table:formula="of:=STDEVPA([.B103:.Q103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2">
            <text:p>102</text:p>
          </table:table-cell>
          <table:table-cell table:number-columns-repeated="16" office:value-type="float" office:value="0">
            <text:p>0</text:p>
          </table:table-cell>
          <table:table-cell table:formula="of:=AVERAGE([.B104:.Q104])" office:value-type="float" office:value="0">
            <text:p>0</text:p>
          </table:table-cell>
          <table:table-cell table:formula="of:=STDEVPA([.B104:.Q10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3">
            <text:p>103</text:p>
          </table:table-cell>
          <table:table-cell table:number-columns-repeated="16" office:value-type="float" office:value="0">
            <text:p>0</text:p>
          </table:table-cell>
          <table:table-cell table:formula="of:=AVERAGE([.B105:.Q105])" office:value-type="float" office:value="0">
            <text:p>0</text:p>
          </table:table-cell>
          <table:table-cell table:formula="of:=STDEVPA([.B105:.Q105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formula="of:=AVERAGE([.B106:.Q106])" office:value-type="float" office:value="0.125">
            <text:p>0,125</text:p>
          </table:table-cell>
          <table:table-cell table:formula="of:=STDEVPA([.B106:.Q106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5">
            <text:p>105</text:p>
          </table:table-cell>
          <table:table-cell table:number-columns-repeated="16" office:value-type="float" office:value="0">
            <text:p>0</text:p>
          </table:table-cell>
          <table:table-cell table:formula="of:=AVERAGE([.B107:.Q107])" office:value-type="float" office:value="0">
            <text:p>0</text:p>
          </table:table-cell>
          <table:table-cell table:formula="of:=STDEVPA([.B107:.Q107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6">
            <text:p>106</text:p>
          </table:table-cell>
          <table:table-cell table:number-columns-repeated="16" office:value-type="float" office:value="0">
            <text:p>0</text:p>
          </table:table-cell>
          <table:table-cell table:formula="of:=AVERAGE([.B108:.Q108])" office:value-type="float" office:value="0">
            <text:p>0</text:p>
          </table:table-cell>
          <table:table-cell table:formula="of:=STDEVPA([.B108:.Q108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7">
            <text:p>1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formula="of:=AVERAGE([.B109:.Q109])" office:value-type="float" office:value="0.25">
            <text:p>0,25</text:p>
          </table:table-cell>
          <table:table-cell table:formula="of:=STDEVPA([.B109:.Q109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108">
            <text:p>108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AVERAGE([.B110:.Q110])" office:value-type="float" office:value="0.625">
            <text:p>0,625</text:p>
          </table:table-cell>
          <table:table-cell table:formula="of:=STDEVPA([.B110:.Q110])" office:value-type="float" office:value="0.927024810886958">
            <text:p>0,9270248109</text:p>
          </table:table-cell>
          <table:table-cell table:number-columns-repeated="1005"/>
        </table:table-row>
        <table:table-row table:style-name="ro2">
          <table:table-cell office:value-type="float" office:value="109">
            <text:p>109</text:p>
          </table:table-cell>
          <table:table-cell table:number-columns-repeated="1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AVERAGE([.B111:.Q111])" office:value-type="float" office:value="2.125">
            <text:p>2,125</text:p>
          </table:table-cell>
          <table:table-cell table:formula="of:=STDEVPA([.B111:.Q111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10">
            <text:p>110</text:p>
          </table:table-cell>
          <table:table-cell table:number-columns-repeated="16" office:value-type="float" office:value="2">
            <text:p>2</text:p>
          </table:table-cell>
          <table:table-cell table:formula="of:=AVERAGE([.B112:.Q112])" office:value-type="float" office:value="2">
            <text:p>2</text:p>
          </table:table-cell>
          <table:table-cell table:formula="of:=STDEVPA([.B112:.Q112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1">
            <text:p>11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1" office:value-type="float" office:value="2">
            <text:p>2</text:p>
          </table:table-cell>
          <table:table-cell table:formula="of:=AVERAGE([.B113:.Q113])" office:value-type="float" office:value="1.86666666666667">
            <text:p>1,8666666667</text:p>
          </table:table-cell>
          <table:table-cell table:formula="of:=STDEVPA([.B113:.Q113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112">
            <text:p>112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6" office:value-type="float" office:value="2">
            <text:p>2</text:p>
          </table:table-cell>
          <table:table-cell table:formula="of:=AVERAGE([.B114:.Q114])" office:value-type="float" office:value="2">
            <text:p>2</text:p>
          </table:table-cell>
          <table:table-cell table:formula="of:=STDEVPA([.B114:.Q114])" office:value-type="float" office:value="0.866025403784439">
            <text:p>0,8660254038</text:p>
          </table:table-cell>
          <table:table-cell table:number-columns-repeated="1005"/>
        </table:table-row>
        <table:table-row table:style-name="ro2"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115:.Q115])" office:value-type="float" office:value="0">
            <text:p>0</text:p>
          </table:table-cell>
          <table:table-cell table:formula="of:=STDEVPA([.B115:.Q115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4">
            <text:p>114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16:.Q116])" office:value-type="float" office:value="1.2">
            <text:p>1,2</text:p>
          </table:table-cell>
          <table:table-cell table:formula="of:=STDEVPA([.B116:.Q116])" office:value-type="float" office:value="0.7806247497998">
            <text:p>0,7806247498</text:p>
          </table:table-cell>
          <table:table-cell table:number-columns-repeated="1005"/>
        </table:table-row>
        <table:table-row table:style-name="ro2">
          <table:table-cell office:value-type="float" office:value="115">
            <text:p>115</text:p>
          </table:table-cell>
          <table:table-cell table:number-columns-repeated="10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117:.Q117])" office:value-type="float" office:value="0">
            <text:p>0</text:p>
          </table:table-cell>
          <table:table-cell table:formula="of:=STDEVPA([.B117:.Q117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6">
            <text:p>116</text:p>
          </table:table-cell>
          <table:table-cell table:number-columns-repeated="10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118:.Q118])" office:value-type="float" office:value="1">
            <text:p>1</text:p>
          </table:table-cell>
          <table:table-cell table:formula="of:=STDEVPA([.B118:.Q118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17">
            <text:p>117</text:p>
          </table:table-cell>
          <table:table-cell table:number-columns-repeated="14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formula="of:=AVERAGE([.B119:.Q119])" office:value-type="float" office:value="2">
            <text:p>2</text:p>
          </table:table-cell>
          <table:table-cell table:formula="of:=STDEVPA([.B119:.Q119])" office:value-type="float" office:value="0.484122918275927">
            <text:p>0,4841229183</text:p>
          </table:table-cell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erage" table:style-name="ta1">
        <table:shapes>
          <draw:frame draw:z-index="0" draw:style-name="gr1" draw:text-style-name="P1" svg:width="20.308cm" svg:height="11.553cm" svg:x="12.181cm" svg:y="1.753cm">
            <draw:object draw:notify-on-update-of-ranges="Average.A1:Average.A1 Average.A2:Average.A119 Average.B1:Average.B1 Average.B2:Average.B1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758cm" svg:y="16.617cm">
            <draw:object draw:notify-on-update-of-ranges="Average.A1:Average.A1 Average.A2:Average.A117 Average.D2:Average.D117 Average.D2:Average.D1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3.536cm" svg:y="26.384cm">
            <draw:object draw:notify-on-update-of-ranges="Average.B1:Average.B1 Average.B2:Average.B119 Average.E2:Average.E119 Average.E2:Average.E1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6" table:default-cell-style-name="Default"/>
        <table:table-row table:style-name="ro3">
          <table:table-cell table:style-name="ce2" table:formula="of:=[$Victim.$R$1]" office:value-type="string" office:string-value="Average Victim">
            <text:p>Average Victim</text:p>
          </table:table-cell>
          <table:table-cell table:style-name="ce2" table:formula="of:=[$Attacker.$R$1]" office:value-type="string" office:string-value="Average Attacker">
            <text:p>Average Attacker</text:p>
          </table:table-cell>
          <table:table-cell/>
          <table:table-cell table:style-name="ce2" office:value-type="string">
            <text:p>Standard Deviation – Victim</text:p>
          </table:table-cell>
          <table:table-cell table:style-name="ce2" office:value-type="string">
            <text:p>Stantard Deviation – Attacker</text:p>
          </table:table-cell>
          <table:table-cell table:number-columns-repeated="6"/>
        </table:table-row>
        <table:table-row table:style-name="ro2">
          <table:table-cell table:formula="of:=[$Victim.$R$2]" office:value-type="float" office:value="1.1875">
            <text:p>1,1875</text:p>
          </table:table-cell>
          <table:table-cell table:formula="of:=[$Attacker.$R$2]" office:value-type="float" office:value="2.5625">
            <text:p>2,5625</text:p>
          </table:table-cell>
          <table:table-cell/>
          <table:table-cell office:value-type="float" office:value="0.3903123748999">
            <text:p>0,3903123749</text:p>
          </table:table-cell>
          <table:table-cell office:value-type="float" office:value="0.973702668073344">
            <text:p>0,9737026681</text:p>
          </table:table-cell>
          <table:table-cell table:number-columns-repeated="6"/>
        </table:table-row>
        <table:table-row table:style-name="ro2">
          <table:table-cell table:formula="of:=[$Victim.$R$3]" office:value-type="float" office:value="0.125">
            <text:p>0,125</text:p>
          </table:table-cell>
          <table:table-cell table:formula="of:=[$Attacker.$R$3]" office:value-type="float" office:value="0">
            <text:p>0</text:p>
          </table:table-cell>
          <table:table-cell/>
          <table:table-cell office:value-type="float" office:value="0.330718913883074">
            <text:p>0,3307189139</text:p>
          </table:table-cell>
          <table:table-cell office:value-type="float" office:value="0.235294117647059">
            <text:p>0,2352941176</text:p>
          </table:table-cell>
          <table:table-cell table:number-columns-repeated="6"/>
        </table:table-row>
        <table:table-row table:style-name="ro2">
          <table:table-cell table:formula="of:=[$Victim.$R$4]" office:value-type="float" office:value="0.5625">
            <text:p>0,5625</text:p>
          </table:table-cell>
          <table:table-cell table:formula="of:=[$Attacker.$R$4]" office:value-type="float" office:value="0.625">
            <text:p>0,625</text:p>
          </table:table-cell>
          <table:table-cell/>
          <table:table-cell office:value-type="float" office:value="1.32139840699162">
            <text:p>1,321398407</text:p>
          </table:table-cell>
          <table:table-cell office:value-type="float" office:value="0.665512264646163">
            <text:p>0,6655122646</text:p>
          </table:table-cell>
          <table:table-cell table:number-columns-repeated="6"/>
        </table:table-row>
        <table:table-row table:style-name="ro2">
          <table:table-cell table:formula="of:=[$Victim.$R$5]" office:value-type="float" office:value="0.4375">
            <text:p>0,4375</text:p>
          </table:table-cell>
          <table:table-cell table:formula="of:=[$Attacker.$R$5]" office:value-type="float" office:value="1.0625">
            <text:p>1,0625</text:p>
          </table:table-cell>
          <table:table-cell/>
          <table:table-cell office:value-type="float" office:value="0.70433922934904">
            <text:p>0,7043392293</text:p>
          </table:table-cell>
          <table:table-cell office:value-type="float" office:value="0.78480376847802">
            <text:p>0,7848037685</text:p>
          </table:table-cell>
          <table:table-cell table:number-columns-repeated="6"/>
        </table:table-row>
        <table:table-row table:style-name="ro2">
          <table:table-cell table:formula="of:=[$Victim.$R$6]" office:value-type="float" office:value="4.375">
            <text:p>4,375</text:p>
          </table:table-cell>
          <table:table-cell table:formula="of:=[$Attacker.$R$6]" office:value-type="float" office:value="5.5">
            <text:p>5,5</text:p>
          </table:table-cell>
          <table:table-cell/>
          <table:table-cell office:value-type="float" office:value="1.53602571593056">
            <text:p>1,5360257159</text:p>
          </table:table-cell>
          <table:table-cell office:value-type="float" office:value="1.49740259545387">
            <text:p>1,4974025955</text:p>
          </table:table-cell>
          <table:table-cell table:number-columns-repeated="6"/>
        </table:table-row>
        <table:table-row table:style-name="ro2">
          <table:table-cell table:formula="of:=[$Victim.$R$7]" office:value-type="float" office:value="2.125">
            <text:p>2,125</text:p>
          </table:table-cell>
          <table:table-cell table:formula="of:=[$Attacker.$R$7]" office:value-type="float" office:value="2.3125">
            <text:p>2,3125</text:p>
          </table:table-cell>
          <table:table-cell/>
          <table:table-cell office:value-type="float" office:value="0.484122918275927">
            <text:p>0,4841229183</text:p>
          </table:table-cell>
          <table:table-cell office:value-type="float" office:value="0.915079363888473">
            <text:p>0,9150793639</text:p>
          </table:table-cell>
          <table:table-cell table:number-columns-repeated="6"/>
        </table:table-row>
        <table:table-row table:style-name="ro2">
          <table:table-cell table:formula="of:=[$Victim.$R$8]" office:value-type="float" office:value="1.75">
            <text:p>1,75</text:p>
          </table:table-cell>
          <table:table-cell table:formula="of:=[$Attacker.$R$8]" office:value-type="float" office:value="2.125">
            <text:p>2,125</text:p>
          </table:table-cell>
          <table:table-cell/>
          <table:table-cell office:value-type="float" office:value="0.661437827766148">
            <text:p>0,6614378278</text:p>
          </table:table-cell>
          <table:table-cell office:value-type="float" office:value="1.0256232808331">
            <text:p>1,0256232808</text:p>
          </table:table-cell>
          <table:table-cell table:number-columns-repeated="6"/>
        </table:table-row>
        <table:table-row table:style-name="ro2">
          <table:table-cell table:formula="of:=[$Victim.$R$9]" office:value-type="float" office:value="2">
            <text:p>2</text:p>
          </table:table-cell>
          <table:table-cell table:formula="of:=[$Attacker.$R$9]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.17647058823529">
            <text:p>1,1764705882</text:p>
          </table:table-cell>
          <table:table-cell table:number-columns-repeated="6"/>
        </table:table-row>
        <table:table-row table:style-name="ro2">
          <table:table-cell table:formula="of:=[$Victim.$R$10]" office:value-type="float" office:value="0.125">
            <text:p>0,125</text:p>
          </table:table-cell>
          <table:table-cell table:formula="of:=[$Attacker.$R$10]" office:value-type="float" office:value="0.25">
            <text:p>0,25</text:p>
          </table:table-cell>
          <table:table-cell/>
          <table:table-cell office:value-type="float" office:value="0.484122918275927">
            <text:p>0,4841229183</text:p>
          </table:table-cell>
          <table:table-cell office:value-type="float" office:value="1.93313843825353">
            <text:p>1,9331384383</text:p>
          </table:table-cell>
          <table:table-cell table:number-columns-repeated="6"/>
        </table:table-row>
        <table:table-row table:style-name="ro2">
          <table:table-cell table:formula="of:=[$Victim.$R$11]" office:value-type="float" office:value="1.5625">
            <text:p>1,5625</text:p>
          </table:table-cell>
          <table:table-cell table:formula="of:=[$Attacker.$R$11]" office:value-type="float" office:value="1.5">
            <text:p>1,5</text:p>
          </table:table-cell>
          <table:table-cell/>
          <table:table-cell office:value-type="float" office:value="0.788095013307406">
            <text:p>0,7880950133</text:p>
          </table:table-cell>
          <table:table-cell office:value-type="float" office:value="1.95449973245131">
            <text:p>1,9544997325</text:p>
          </table:table-cell>
          <table:table-cell table:number-columns-repeated="6"/>
        </table:table-row>
        <table:table-row table:style-name="ro2">
          <table:table-cell table:formula="of:=[$Victim.$R$12]" office:value-type="float" office:value="13.4375">
            <text:p>13,4375</text:p>
          </table:table-cell>
          <table:table-cell table:formula="of:=[$Attacker.$R$12]" office:value-type="float" office:value="0.5">
            <text:p>0,5</text:p>
          </table:table-cell>
          <table:table-cell/>
          <table:table-cell office:value-type="float" office:value="35.1674010093154">
            <text:p>35,1674010093</text:p>
          </table:table-cell>
          <table:table-cell office:value-type="float" office:value="2.38797448590405">
            <text:p>2,3879744859</text:p>
          </table:table-cell>
          <table:table-cell table:number-columns-repeated="6"/>
        </table:table-row>
        <table:table-row table:style-name="ro2">
          <table:table-cell table:formula="of:=[$Victim.$R$13]" office:value-type="float" office:value="27.25">
            <text:p>27,25</text:p>
          </table:table-cell>
          <table:table-cell table:formula="of:=[$Attacker.$R$13]" office:value-type="float" office:value="0">
            <text:p>0</text:p>
          </table:table-cell>
          <table:table-cell/>
          <table:table-cell office:value-type="float" office:value="72.1279245507591">
            <text:p>72,1279245508</text:p>
          </table:table-cell>
          <table:table-cell office:value-type="float" office:value="2.58823529411765">
            <text:p>2,5882352941</text:p>
          </table:table-cell>
          <table:table-cell table:number-columns-repeated="6"/>
        </table:table-row>
        <table:table-row table:style-name="ro2">
          <table:table-cell table:formula="of:=[$Victim.$R$14]" office:value-type="float" office:value="48.5">
            <text:p>48,5</text:p>
          </table:table-cell>
          <table:table-cell table:formula="of:=[$Attacker.$R$14]" office:value-type="float" office:value="30.75">
            <text:p>30,75</text:p>
          </table:table-cell>
          <table:table-cell/>
          <table:table-cell office:value-type="float" office:value="73.9273291821097">
            <text:p>73,9273291821</text:p>
          </table:table-cell>
          <table:table-cell office:value-type="float" office:value="40.1173883034608">
            <text:p>40,1173883035</text:p>
          </table:table-cell>
          <table:table-cell table:number-columns-repeated="6"/>
        </table:table-row>
        <table:table-row table:style-name="ro2">
          <table:table-cell table:formula="of:=[$Victim.$R$15]" office:value-type="float" office:value="214.75">
            <text:p>214,75</text:p>
          </table:table-cell>
          <table:table-cell table:formula="of:=[$Attacker.$R$15]" office:value-type="float" office:value="215.1875">
            <text:p>215,1875</text:p>
          </table:table-cell>
          <table:table-cell/>
          <table:table-cell office:value-type="float" office:value="13.2641433948823">
            <text:p>13,2641433949</text:p>
          </table:table-cell>
          <table:table-cell office:value-type="float" office:value="49.3567621040717">
            <text:p>49,3567621041</text:p>
          </table:table-cell>
          <table:table-cell table:number-columns-repeated="6"/>
        </table:table-row>
        <table:table-row table:style-name="ro2">
          <table:table-cell table:formula="of:=[$Victim.$R$16]" office:value-type="float" office:value="226.625">
            <text:p>226,625</text:p>
          </table:table-cell>
          <table:table-cell table:formula="of:=[$Attacker.$R$16]" office:value-type="float" office:value="223.6875">
            <text:p>223,6875</text:p>
          </table:table-cell>
          <table:table-cell/>
          <table:table-cell office:value-type="float" office:value="16.0112265301569">
            <text:p>16,0112265302</text:p>
          </table:table-cell>
          <table:table-cell office:value-type="float" office:value="50.5091036366021">
            <text:p>50,5091036366</text:p>
          </table:table-cell>
          <table:table-cell table:number-columns-repeated="6"/>
        </table:table-row>
        <table:table-row table:style-name="ro2">
          <table:table-cell table:formula="of:=[$Victim.$R$17]" office:value-type="float" office:value="227.875">
            <text:p>227,875</text:p>
          </table:table-cell>
          <table:table-cell table:formula="of:=[$Attacker.$R$17]" office:value-type="float" office:value="226.3125">
            <text:p>226,3125</text:p>
          </table:table-cell>
          <table:table-cell/>
          <table:table-cell office:value-type="float" office:value="6.90900680271774">
            <text:p>6,9090068027</text:p>
          </table:table-cell>
          <table:table-cell office:value-type="float" office:value="50.3550714227781">
            <text:p>50,3550714228</text:p>
          </table:table-cell>
          <table:table-cell table:number-columns-repeated="6"/>
        </table:table-row>
        <table:table-row table:style-name="ro2">
          <table:table-cell table:formula="of:=[$Victim.$R$18]" office:value-type="float" office:value="228.25">
            <text:p>228,25</text:p>
          </table:table-cell>
          <table:table-cell table:formula="of:=[$Attacker.$R$18]" office:value-type="float" office:value="229.25">
            <text:p>229,25</text:p>
          </table:table-cell>
          <table:table-cell/>
          <table:table-cell office:value-type="float" office:value="9.27024810886958">
            <text:p>9,2702481089</text:p>
          </table:table-cell>
          <table:table-cell office:value-type="float" office:value="51.0498772319574">
            <text:p>51,049877232</text:p>
          </table:table-cell>
          <table:table-cell table:number-columns-repeated="6"/>
        </table:table-row>
        <table:table-row table:style-name="ro2">
          <table:table-cell table:formula="of:=[$Victim.$R$19]" office:value-type="float" office:value="231.375">
            <text:p>231,375</text:p>
          </table:table-cell>
          <table:table-cell table:formula="of:=[$Attacker.$R$19]" office:value-type="float" office:value="233.5625">
            <text:p>233,5625</text:p>
          </table:table-cell>
          <table:table-cell/>
          <table:table-cell office:value-type="float" office:value="9.21191483894635">
            <text:p>9,2119148389</text:p>
          </table:table-cell>
          <table:table-cell office:value-type="float" office:value="51.9640546510619">
            <text:p>51,9640546511</text:p>
          </table:table-cell>
          <table:table-cell table:number-columns-repeated="6"/>
        </table:table-row>
        <table:table-row table:style-name="ro2">
          <table:table-cell table:formula="of:=[$Victim.$R$20]" office:value-type="float" office:value="230.625">
            <text:p>230,625</text:p>
          </table:table-cell>
          <table:table-cell table:formula="of:=[$Attacker.$R$20]" office:value-type="float" office:value="231">
            <text:p>231</text:p>
          </table:table-cell>
          <table:table-cell/>
          <table:table-cell office:value-type="float" office:value="10.6938942859933">
            <text:p>10,693894286</text:p>
          </table:table-cell>
          <table:table-cell office:value-type="float" office:value="51.3833546486418">
            <text:p>51,3833546486</text:p>
          </table:table-cell>
          <table:table-cell table:number-columns-repeated="6"/>
        </table:table-row>
        <table:table-row table:style-name="ro2">
          <table:table-cell table:formula="of:=[$Victim.$R$21]" office:value-type="float" office:value="231.625">
            <text:p>231,625</text:p>
          </table:table-cell>
          <table:table-cell table:formula="of:=[$Attacker.$R$21]" office:value-type="float" office:value="227">
            <text:p>227</text:p>
          </table:table-cell>
          <table:table-cell/>
          <table:table-cell office:value-type="float" office:value="8.92240858737146">
            <text:p>8,9224085874</text:p>
          </table:table-cell>
          <table:table-cell office:value-type="float" office:value="50.1931907870389">
            <text:p>50,193190787</text:p>
          </table:table-cell>
          <table:table-cell table:number-columns-repeated="6"/>
        </table:table-row>
        <table:table-row table:style-name="ro2">
          <table:table-cell table:formula="of:=[$Victim.$R$22]" office:value-type="float" office:value="213.6875">
            <text:p>213,6875</text:p>
          </table:table-cell>
          <table:table-cell table:formula="of:=[$Attacker.$R$22]" office:value-type="float" office:value="215.8125">
            <text:p>215,8125</text:p>
          </table:table-cell>
          <table:table-cell/>
          <table:table-cell office:value-type="float" office:value="51.3854536201638">
            <text:p>51,3854536202</text:p>
          </table:table-cell>
          <table:table-cell office:value-type="float" office:value="64.5434324411111">
            <text:p>64,5434324411</text:p>
          </table:table-cell>
          <table:table-cell table:number-columns-repeated="6"/>
        </table:table-row>
        <table:table-row table:style-name="ro2">
          <table:table-cell table:formula="of:=[$Victim.$R$23]" office:value-type="float" office:value="227.625">
            <text:p>227,625</text:p>
          </table:table-cell>
          <table:table-cell table:formula="of:=[$Attacker.$R$23]" office:value-type="float" office:value="228">
            <text:p>228</text:p>
          </table:table-cell>
          <table:table-cell/>
          <table:table-cell office:value-type="float" office:value="9.46622284757759">
            <text:p>9,4662228476</text:p>
          </table:table-cell>
          <table:table-cell office:value-type="float" office:value="49.6993730509843">
            <text:p>49,699373051</text:p>
          </table:table-cell>
          <table:table-cell table:number-columns-repeated="6"/>
        </table:table-row>
        <table:table-row table:style-name="ro2">
          <table:table-cell table:formula="of:=[$Victim.$R$24]" office:value-type="float" office:value="233.375">
            <text:p>233,375</text:p>
          </table:table-cell>
          <table:table-cell table:formula="of:=[$Attacker.$R$24]" office:value-type="float" office:value="231.6875">
            <text:p>231,6875</text:p>
          </table:table-cell>
          <table:table-cell/>
          <table:table-cell office:value-type="float" office:value="9.91762950507832">
            <text:p>9,9176295051</text:p>
          </table:table-cell>
          <table:table-cell office:value-type="float" office:value="50.0234547063799">
            <text:p>50,0234547064</text:p>
          </table:table-cell>
          <table:table-cell table:number-columns-repeated="6"/>
        </table:table-row>
        <table:table-row table:style-name="ro2">
          <table:table-cell table:formula="of:=[$Victim.$R$25]" office:value-type="float" office:value="235.875">
            <text:p>235,875</text:p>
          </table:table-cell>
          <table:table-cell table:formula="of:=[$Attacker.$R$25]" office:value-type="float" office:value="234.625">
            <text:p>234,625</text:p>
          </table:table-cell>
          <table:table-cell/>
          <table:table-cell office:value-type="float" office:value="8.35071104756954">
            <text:p>8,3507110476</text:p>
          </table:table-cell>
          <table:table-cell office:value-type="float" office:value="50.4803226592159">
            <text:p>50,4803226592</text:p>
          </table:table-cell>
          <table:table-cell table:number-columns-repeated="6"/>
        </table:table-row>
        <table:table-row table:style-name="ro2">
          <table:table-cell table:formula="of:=[$Victim.$R$26]" office:value-type="float" office:value="232.375">
            <text:p>232,375</text:p>
          </table:table-cell>
          <table:table-cell table:formula="of:=[$Attacker.$R$26]" office:value-type="float" office:value="234">
            <text:p>234</text:p>
          </table:table-cell>
          <table:table-cell/>
          <table:table-cell office:value-type="float" office:value="11.4065496535981">
            <text:p>11,4065496536</text:p>
          </table:table-cell>
          <table:table-cell office:value-type="float" office:value="50.6776910849579">
            <text:p>50,677691085</text:p>
          </table:table-cell>
          <table:table-cell table:number-columns-repeated="6"/>
        </table:table-row>
        <table:table-row table:style-name="ro4">
          <table:table-cell table:formula="of:=[$Victim.$R$27]" office:value-type="float" office:value="233.875">
            <text:p>233,875</text:p>
          </table:table-cell>
          <table:table-cell table:formula="of:=[$Attacker.$R$27]" office:value-type="float" office:value="233.8125">
            <text:p>233,8125</text:p>
          </table:table-cell>
          <table:table-cell/>
          <table:table-cell office:value-type="float" office:value="5.85101486923423">
            <text:p>5,8510148692</text:p>
          </table:table-cell>
          <table:table-cell office:value-type="float" office:value="49.5724278761524">
            <text:p>49,5724278762</text:p>
          </table:table-cell>
          <table:table-cell table:number-columns-repeated="3"/>
          <table:table-cell office:value-type="string">
            <text:p>Quantity packets Attacker</text:p>
          </table:table-cell>
          <table:table-cell/>
          <table:table-cell table:formula="of:=SUM([.B2:.B500])" office:value-type="float" office:value="20013.5666666667">
            <text:p>20013,5666666667</text:p>
          </table:table-cell>
        </table:table-row>
        <table:table-row table:style-name="ro4">
          <table:table-cell table:formula="of:=[$Victim.$R$28]" office:value-type="float" office:value="231.1875">
            <text:p>231,1875</text:p>
          </table:table-cell>
          <table:table-cell table:formula="of:=[$Attacker.$R$28]" office:value-type="float" office:value="233.375">
            <text:p>233,375</text:p>
          </table:table-cell>
          <table:table-cell/>
          <table:table-cell office:value-type="float" office:value="8.34579796963718">
            <text:p>8,3457979696</text:p>
          </table:table-cell>
          <table:table-cell office:value-type="float" office:value="49.3740051802895">
            <text:p>49,3740051803</text:p>
          </table:table-cell>
          <table:table-cell table:number-columns-repeated="3"/>
          <table:table-cell office:value-type="string">
            <text:p>Qauntity packets Victim</text:p>
          </table:table-cell>
          <table:table-cell/>
          <table:table-cell table:formula="of:=SUM([.A2:.A500])" office:value-type="float" office:value="20013.5670634921">
            <text:p>20013,5670634921</text:p>
          </table:table-cell>
        </table:table-row>
        <table:table-row table:style-name="ro2">
          <table:table-cell table:formula="of:=[$Victim.$R$29]" office:value-type="float" office:value="223.5625">
            <text:p>223,5625</text:p>
          </table:table-cell>
          <table:table-cell table:formula="of:=[$Attacker.$R$29]" office:value-type="float" office:value="223.4375">
            <text:p>223,4375</text:p>
          </table:table-cell>
          <table:table-cell/>
          <table:table-cell office:value-type="float" office:value="11.1185023159596">
            <text:p>11,118502316</text:p>
          </table:table-cell>
          <table:table-cell office:value-type="float" office:value="47.565289312742">
            <text:p>47,5652893127</text:p>
          </table:table-cell>
          <table:table-cell table:number-columns-repeated="6"/>
        </table:table-row>
        <table:table-row table:style-name="ro2">
          <table:table-cell table:formula="of:=[$Victim.$R$30]" office:value-type="float" office:value="222.6875">
            <text:p>222,6875</text:p>
          </table:table-cell>
          <table:table-cell table:formula="of:=[$Attacker.$R$30]" office:value-type="float" office:value="223.5">
            <text:p>223,5</text:p>
          </table:table-cell>
          <table:table-cell/>
          <table:table-cell office:value-type="float" office:value="26.5394017217796">
            <text:p>26,5394017218</text:p>
          </table:table-cell>
          <table:table-cell office:value-type="float" office:value="49.6138026335888">
            <text:p>49,6138026336</text:p>
          </table:table-cell>
          <table:table-cell table:number-columns-repeated="6"/>
        </table:table-row>
        <table:table-row table:style-name="ro2">
          <table:table-cell table:formula="of:=[$Victim.$R$31]" office:value-type="float" office:value="228.625">
            <text:p>228,625</text:p>
          </table:table-cell>
          <table:table-cell table:formula="of:=[$Attacker.$R$31]" office:value-type="float" office:value="229.0625">
            <text:p>229,0625</text:p>
          </table:table-cell>
          <table:table-cell/>
          <table:table-cell office:value-type="float" office:value="11.3295796479834">
            <text:p>11,329579648</text:p>
          </table:table-cell>
          <table:table-cell office:value-type="float" office:value="51.9974713252621">
            <text:p>51,9974713253</text:p>
          </table:table-cell>
          <table:table-cell table:number-columns-repeated="6"/>
        </table:table-row>
        <table:table-row table:style-name="ro2">
          <table:table-cell table:formula="of:=[$Victim.$R$32]" office:value-type="float" office:value="232.875">
            <text:p>232,875</text:p>
          </table:table-cell>
          <table:table-cell table:formula="of:=[$Attacker.$R$32]" office:value-type="float" office:value="231.1875">
            <text:p>231,1875</text:p>
          </table:table-cell>
          <table:table-cell/>
          <table:table-cell office:value-type="float" office:value="13.4344473276722">
            <text:p>13,4344473277</text:p>
          </table:table-cell>
          <table:table-cell office:value-type="float" office:value="49.6848197629708">
            <text:p>49,684819763</text:p>
          </table:table-cell>
          <table:table-cell table:number-columns-repeated="6"/>
        </table:table-row>
        <table:table-row table:style-name="ro2">
          <table:table-cell table:formula="of:=[$Victim.$R$33]" office:value-type="float" office:value="229.875">
            <text:p>229,875</text:p>
          </table:table-cell>
          <table:table-cell table:formula="of:=[$Attacker.$R$33]" office:value-type="float" office:value="227.75">
            <text:p>227,75</text:p>
          </table:table-cell>
          <table:table-cell/>
          <table:table-cell office:value-type="float" office:value="9.96164519544839">
            <text:p>9,9616451954</text:p>
          </table:table-cell>
          <table:table-cell office:value-type="float" office:value="47.3426002592587">
            <text:p>47,3426002593</text:p>
          </table:table-cell>
          <table:table-cell table:number-columns-repeated="6"/>
        </table:table-row>
        <table:table-row table:style-name="ro2">
          <table:table-cell table:formula="of:=[$Victim.$R$34]" office:value-type="float" office:value="233.5">
            <text:p>233,5</text:p>
          </table:table-cell>
          <table:table-cell table:formula="of:=[$Attacker.$R$34]" office:value-type="float" office:value="234.375">
            <text:p>234,375</text:p>
          </table:table-cell>
          <table:table-cell/>
          <table:table-cell office:value-type="float" office:value="7.66485485837795">
            <text:p>7,6648548584</text:p>
          </table:table-cell>
          <table:table-cell office:value-type="float" office:value="48.2287656988073">
            <text:p>48,2287656988</text:p>
          </table:table-cell>
          <table:table-cell table:number-columns-repeated="6"/>
        </table:table-row>
        <table:table-row table:style-name="ro2">
          <table:table-cell table:formula="of:=[$Victim.$R$35]" office:value-type="float" office:value="231.75">
            <text:p>231,75</text:p>
          </table:table-cell>
          <table:table-cell table:formula="of:=[$Attacker.$R$35]" office:value-type="float" office:value="231.625">
            <text:p>231,625</text:p>
          </table:table-cell>
          <table:table-cell/>
          <table:table-cell office:value-type="float" office:value="8.18153408597679">
            <text:p>8,181534086</text:p>
          </table:table-cell>
          <table:table-cell office:value-type="float" office:value="47.4285476061378">
            <text:p>47,4285476061</text:p>
          </table:table-cell>
          <table:table-cell table:number-columns-repeated="6"/>
        </table:table-row>
        <table:table-row table:style-name="ro2">
          <table:table-cell table:formula="of:=[$Victim.$R$36]" office:value-type="float" office:value="226.75">
            <text:p>226,75</text:p>
          </table:table-cell>
          <table:table-cell table:formula="of:=[$Attacker.$R$36]" office:value-type="float" office:value="227.1875">
            <text:p>227,1875</text:p>
          </table:table-cell>
          <table:table-cell/>
          <table:table-cell office:value-type="float" office:value="10.0716185392418">
            <text:p>10,0716185392</text:p>
          </table:table-cell>
          <table:table-cell office:value-type="float" office:value="46.5936568443762">
            <text:p>46,5936568444</text:p>
          </table:table-cell>
          <table:table-cell table:number-columns-repeated="6"/>
        </table:table-row>
        <table:table-row table:style-name="ro2">
          <table:table-cell table:formula="of:=[$Victim.$R$37]" office:value-type="float" office:value="236.5">
            <text:p>236,5</text:p>
          </table:table-cell>
          <table:table-cell table:formula="of:=[$Attacker.$R$37]" office:value-type="float" office:value="235.25">
            <text:p>235,25</text:p>
          </table:table-cell>
          <table:table-cell/>
          <table:table-cell office:value-type="float" office:value="7.95298686029343">
            <text:p>7,9529868603</text:p>
          </table:table-cell>
          <table:table-cell office:value-type="float" office:value="47.7026545654972">
            <text:p>47,7026545655</text:p>
          </table:table-cell>
          <table:table-cell table:number-columns-repeated="6"/>
        </table:table-row>
        <table:table-row table:style-name="ro2">
          <table:table-cell table:formula="of:=[$Victim.$R$38]" office:value-type="float" office:value="230.375">
            <text:p>230,375</text:p>
          </table:table-cell>
          <table:table-cell table:formula="of:=[$Attacker.$R$38]" office:value-type="float" office:value="229.8125">
            <text:p>229,8125</text:p>
          </table:table-cell>
          <table:table-cell/>
          <table:table-cell office:value-type="float" office:value="10.3009404910426">
            <text:p>10,300940491</text:p>
          </table:table-cell>
          <table:table-cell office:value-type="float" office:value="47.2802145206756">
            <text:p>47,2802145207</text:p>
          </table:table-cell>
          <table:table-cell table:number-columns-repeated="6"/>
        </table:table-row>
        <table:table-row table:style-name="ro2">
          <table:table-cell table:formula="of:=[$Victim.$R$39]" office:value-type="float" office:value="232.75">
            <text:p>232,75</text:p>
          </table:table-cell>
          <table:table-cell table:formula="of:=[$Attacker.$R$39]" office:value-type="float" office:value="235.125">
            <text:p>235,125</text:p>
          </table:table-cell>
          <table:table-cell/>
          <table:table-cell office:value-type="float" office:value="10.3892973775901">
            <text:p>10,3892973776</text:p>
          </table:table-cell>
          <table:table-cell office:value-type="float" office:value="47.3610880825162">
            <text:p>47,3610880825</text:p>
          </table:table-cell>
          <table:table-cell table:number-columns-repeated="6"/>
        </table:table-row>
        <table:table-row table:style-name="ro2">
          <table:table-cell table:formula="of:=[$Victim.$R$40]" office:value-type="float" office:value="231.375">
            <text:p>231,375</text:p>
          </table:table-cell>
          <table:table-cell table:formula="of:=[$Attacker.$R$40]" office:value-type="float" office:value="233">
            <text:p>233</text:p>
          </table:table-cell>
          <table:table-cell/>
          <table:table-cell office:value-type="float" office:value="7.6065350193107">
            <text:p>7,6065350193</text:p>
          </table:table-cell>
          <table:table-cell office:value-type="float" office:value="46.6439803152988">
            <text:p>46,6439803153</text:p>
          </table:table-cell>
          <table:table-cell table:number-columns-repeated="6"/>
        </table:table-row>
        <table:table-row table:style-name="ro2">
          <table:table-cell table:formula="of:=[$Victim.$R$41]" office:value-type="float" office:value="229.375">
            <text:p>229,375</text:p>
          </table:table-cell>
          <table:table-cell table:formula="of:=[$Attacker.$R$41]" office:value-type="float" office:value="228.875">
            <text:p>228,875</text:p>
          </table:table-cell>
          <table:table-cell/>
          <table:table-cell office:value-type="float" office:value="7.80124188831496">
            <text:p>7,8012418883</text:p>
          </table:table-cell>
          <table:table-cell office:value-type="float" office:value="45.3038950485981">
            <text:p>45,3038950486</text:p>
          </table:table-cell>
          <table:table-cell table:number-columns-repeated="6"/>
        </table:table-row>
        <table:table-row table:style-name="ro2">
          <table:table-cell table:formula="of:=[$Victim.$R$42]" office:value-type="float" office:value="230.25">
            <text:p>230,25</text:p>
          </table:table-cell>
          <table:table-cell table:formula="of:=[$Attacker.$R$42]" office:value-type="float" office:value="229.6875">
            <text:p>229,6875</text:p>
          </table:table-cell>
          <table:table-cell/>
          <table:table-cell office:value-type="float" office:value="7.1019363556709">
            <text:p>7,1019363557</text:p>
          </table:table-cell>
          <table:table-cell office:value-type="float" office:value="45.188647256036">
            <text:p>45,188647256</text:p>
          </table:table-cell>
          <table:table-cell table:number-columns-repeated="6"/>
        </table:table-row>
        <table:table-row table:style-name="ro2">
          <table:table-cell table:formula="of:=[$Victim.$R$43]" office:value-type="float" office:value="223.25">
            <text:p>223,25</text:p>
          </table:table-cell>
          <table:table-cell table:formula="of:=[$Attacker.$R$43]" office:value-type="float" office:value="227">
            <text:p>227</text:p>
          </table:table-cell>
          <table:table-cell/>
          <table:table-cell office:value-type="float" office:value="13.8721843990051">
            <text:p>13,872184399</text:p>
          </table:table-cell>
          <table:table-cell office:value-type="float" office:value="44.9031252524749">
            <text:p>44,9031252525</text:p>
          </table:table-cell>
          <table:table-cell table:number-columns-repeated="6"/>
        </table:table-row>
        <table:table-row table:style-name="ro2">
          <table:table-cell table:formula="of:=[$Victim.$R$44]" office:value-type="float" office:value="232.1875">
            <text:p>232,1875</text:p>
          </table:table-cell>
          <table:table-cell table:formula="of:=[$Attacker.$R$44]" office:value-type="float" office:value="229.5">
            <text:p>229,5</text:p>
          </table:table-cell>
          <table:table-cell/>
          <table:table-cell office:value-type="float" office:value="7.48514153172804">
            <text:p>7,4851415317</text:p>
          </table:table-cell>
          <table:table-cell office:value-type="float" office:value="44.8856293615606">
            <text:p>44,8856293616</text:p>
          </table:table-cell>
          <table:table-cell table:number-columns-repeated="6"/>
        </table:table-row>
        <table:table-row table:style-name="ro2">
          <table:table-cell table:formula="of:=[$Victim.$R$45]" office:value-type="float" office:value="234.6875">
            <text:p>234,6875</text:p>
          </table:table-cell>
          <table:table-cell table:formula="of:=[$Attacker.$R$45]" office:value-type="float" office:value="232.6875">
            <text:p>232,6875</text:p>
          </table:table-cell>
          <table:table-cell/>
          <table:table-cell office:value-type="float" office:value="9.18367267219384">
            <text:p>9,1836726722</text:p>
          </table:table-cell>
          <table:table-cell office:value-type="float" office:value="45.7295343450891">
            <text:p>45,7295343451</text:p>
          </table:table-cell>
          <table:table-cell table:number-columns-repeated="6"/>
        </table:table-row>
        <table:table-row table:style-name="ro2">
          <table:table-cell table:formula="of:=[$Victim.$R$46]" office:value-type="float" office:value="233">
            <text:p>233</text:p>
          </table:table-cell>
          <table:table-cell table:formula="of:=[$Attacker.$R$46]" office:value-type="float" office:value="232.625">
            <text:p>232,625</text:p>
          </table:table-cell>
          <table:table-cell/>
          <table:table-cell office:value-type="float" office:value="9.82344135219425">
            <text:p>9,8234413522</text:p>
          </table:table-cell>
          <table:table-cell office:value-type="float" office:value="45.1104756935796">
            <text:p>45,1104756936</text:p>
          </table:table-cell>
          <table:table-cell table:number-columns-repeated="6"/>
        </table:table-row>
        <table:table-row table:style-name="ro2">
          <table:table-cell table:formula="of:=[$Victim.$R$47]" office:value-type="float" office:value="227.625">
            <text:p>227,625</text:p>
          </table:table-cell>
          <table:table-cell table:formula="of:=[$Attacker.$R$47]" office:value-type="float" office:value="226.3125">
            <text:p>226,3125</text:p>
          </table:table-cell>
          <table:table-cell/>
          <table:table-cell office:value-type="float" office:value="11.2964319588089">
            <text:p>11,2964319588</text:p>
          </table:table-cell>
          <table:table-cell office:value-type="float" office:value="44.1587259732975">
            <text:p>44,1587259733</text:p>
          </table:table-cell>
          <table:table-cell table:number-columns-repeated="6"/>
        </table:table-row>
        <table:table-row table:style-name="ro2">
          <table:table-cell table:formula="of:=[$Victim.$R$48]" office:value-type="float" office:value="232.625">
            <text:p>232,625</text:p>
          </table:table-cell>
          <table:table-cell table:formula="of:=[$Attacker.$R$48]" office:value-type="float" office:value="233.0625">
            <text:p>233,0625</text:p>
          </table:table-cell>
          <table:table-cell/>
          <table:table-cell office:value-type="float" office:value="7.71261142545117">
            <text:p>7,7126114255</text:p>
          </table:table-cell>
          <table:table-cell office:value-type="float" office:value="44.7614206106833">
            <text:p>44,7614206107</text:p>
          </table:table-cell>
          <table:table-cell table:number-columns-repeated="6"/>
        </table:table-row>
        <table:table-row table:style-name="ro2">
          <table:table-cell table:formula="of:=[$Victim.$R$49]" office:value-type="float" office:value="233.625">
            <text:p>233,625</text:p>
          </table:table-cell>
          <table:table-cell table:formula="of:=[$Attacker.$R$49]" office:value-type="float" office:value="233.6875">
            <text:p>233,6875</text:p>
          </table:table-cell>
          <table:table-cell/>
          <table:table-cell office:value-type="float" office:value="6.74421048010811">
            <text:p>6,7442104801</text:p>
          </table:table-cell>
          <table:table-cell office:value-type="float" office:value="45.3233671791577">
            <text:p>45,3233671792</text:p>
          </table:table-cell>
          <table:table-cell table:number-columns-repeated="6"/>
        </table:table-row>
        <table:table-row table:style-name="ro2">
          <table:table-cell table:formula="of:=[$Victim.$R$50]" office:value-type="float" office:value="231.875">
            <text:p>231,875</text:p>
          </table:table-cell>
          <table:table-cell table:formula="of:=[$Attacker.$R$50]" office:value-type="float" office:value="230.9375">
            <text:p>230,9375</text:p>
          </table:table-cell>
          <table:table-cell/>
          <table:table-cell office:value-type="float" office:value="10.9879195027994">
            <text:p>10,9879195028</text:p>
          </table:table-cell>
          <table:table-cell office:value-type="float" office:value="44.069777951786">
            <text:p>44,0697779518</text:p>
          </table:table-cell>
          <table:table-cell table:number-columns-repeated="6"/>
        </table:table-row>
        <table:table-row table:style-name="ro2">
          <table:table-cell table:formula="of:=[$Victim.$R$51]" office:value-type="float" office:value="235.5">
            <text:p>235,5</text:p>
          </table:table-cell>
          <table:table-cell table:formula="of:=[$Attacker.$R$51]" office:value-type="float" office:value="233.375">
            <text:p>233,375</text:p>
          </table:table-cell>
          <table:table-cell/>
          <table:table-cell office:value-type="float" office:value="9.47364766074821">
            <text:p>9,4736476607</text:p>
          </table:table-cell>
          <table:table-cell office:value-type="float" office:value="44.566035137639">
            <text:p>44,5660351376</text:p>
          </table:table-cell>
          <table:table-cell table:number-columns-repeated="6"/>
        </table:table-row>
        <table:table-row table:style-name="ro2">
          <table:table-cell table:formula="of:=[$Victim.$R$52]" office:value-type="float" office:value="231.875">
            <text:p>231,875</text:p>
          </table:table-cell>
          <table:table-cell table:formula="of:=[$Attacker.$R$52]" office:value-type="float" office:value="233.8125">
            <text:p>233,8125</text:p>
          </table:table-cell>
          <table:table-cell/>
          <table:table-cell office:value-type="float" office:value="9.98670991868693">
            <text:p>9,9867099187</text:p>
          </table:table-cell>
          <table:table-cell office:value-type="float" office:value="44.3276570153509">
            <text:p>44,3276570154</text:p>
          </table:table-cell>
          <table:table-cell table:number-columns-repeated="6"/>
        </table:table-row>
        <table:table-row table:style-name="ro2">
          <table:table-cell table:formula="of:=[$Victim.$R$53]" office:value-type="float" office:value="234.75">
            <text:p>234,75</text:p>
          </table:table-cell>
          <table:table-cell table:formula="of:=[$Attacker.$R$53]" office:value-type="float" office:value="234.9375">
            <text:p>234,9375</text:p>
          </table:table-cell>
          <table:table-cell/>
          <table:table-cell office:value-type="float" office:value="11.1998883923011">
            <text:p>11,1998883923</text:p>
          </table:table-cell>
          <table:table-cell office:value-type="float" office:value="44.3434222895124">
            <text:p>44,3434222895</text:p>
          </table:table-cell>
          <table:table-cell table:number-columns-repeated="6"/>
        </table:table-row>
        <table:table-row table:style-name="ro2">
          <table:table-cell table:formula="of:=[$Victim.$R$54]" office:value-type="float" office:value="234.5">
            <text:p>234,5</text:p>
          </table:table-cell>
          <table:table-cell table:formula="of:=[$Attacker.$R$54]" office:value-type="float" office:value="233.5">
            <text:p>233,5</text:p>
          </table:table-cell>
          <table:table-cell/>
          <table:table-cell office:value-type="float" office:value="11.0113577727726">
            <text:p>11,0113577728</text:p>
          </table:table-cell>
          <table:table-cell office:value-type="float" office:value="43.8865318937473">
            <text:p>43,8865318937</text:p>
          </table:table-cell>
          <table:table-cell table:number-columns-repeated="6"/>
        </table:table-row>
        <table:table-row table:style-name="ro2">
          <table:table-cell table:formula="of:=[$Victim.$R$55]" office:value-type="float" office:value="232.75">
            <text:p>232,75</text:p>
          </table:table-cell>
          <table:table-cell table:formula="of:=[$Attacker.$R$55]" office:value-type="float" office:value="235.625">
            <text:p>235,625</text:p>
          </table:table-cell>
          <table:table-cell/>
          <table:table-cell office:value-type="float" office:value="8.24242076091727">
            <text:p>8,2424207609</text:p>
          </table:table-cell>
          <table:table-cell office:value-type="float" office:value="43.6697261578197">
            <text:p>43,6697261578</text:p>
          </table:table-cell>
          <table:table-cell table:number-columns-repeated="6"/>
        </table:table-row>
        <table:table-row table:style-name="ro2">
          <table:table-cell table:formula="of:=[$Victim.$R$56]" office:value-type="float" office:value="234.875">
            <text:p>234,875</text:p>
          </table:table-cell>
          <table:table-cell table:formula="of:=[$Attacker.$R$56]" office:value-type="float" office:value="230.5">
            <text:p>230,5</text:p>
          </table:table-cell>
          <table:table-cell/>
          <table:table-cell office:value-type="float" office:value="10.2705586508232">
            <text:p>10,2705586508</text:p>
          </table:table-cell>
          <table:table-cell office:value-type="float" office:value="42.6681894912787">
            <text:p>42,6681894913</text:p>
          </table:table-cell>
          <table:table-cell table:number-columns-repeated="6"/>
        </table:table-row>
        <table:table-row table:style-name="ro2">
          <table:table-cell table:formula="of:=[$Victim.$R$57]" office:value-type="float" office:value="234">
            <text:p>234</text:p>
          </table:table-cell>
          <table:table-cell table:formula="of:=[$Attacker.$R$57]" office:value-type="float" office:value="238.4375">
            <text:p>238,4375</text:p>
          </table:table-cell>
          <table:table-cell/>
          <table:table-cell office:value-type="float" office:value="12.2065556157337">
            <text:p>12,2065556157</text:p>
          </table:table-cell>
          <table:table-cell office:value-type="float" office:value="44.1747081970063">
            <text:p>44,174708197</text:p>
          </table:table-cell>
          <table:table-cell table:number-columns-repeated="6"/>
        </table:table-row>
        <table:table-row table:style-name="ro2">
          <table:table-cell table:formula="of:=[$Victim.$R$58]" office:value-type="float" office:value="231.5">
            <text:p>231,5</text:p>
          </table:table-cell>
          <table:table-cell table:formula="of:=[$Attacker.$R$58]" office:value-type="float" office:value="230.25">
            <text:p>230,25</text:p>
          </table:table-cell>
          <table:table-cell/>
          <table:table-cell office:value-type="float" office:value="7.59934207678533">
            <text:p>7,5993420768</text:p>
          </table:table-cell>
          <table:table-cell office:value-type="float" office:value="42.0280018699018">
            <text:p>42,0280018699</text:p>
          </table:table-cell>
          <table:table-cell table:number-columns-repeated="6"/>
        </table:table-row>
        <table:table-row table:style-name="ro2">
          <table:table-cell table:formula="of:=[$Victim.$R$59]" office:value-type="float" office:value="230.25">
            <text:p>230,25</text:p>
          </table:table-cell>
          <table:table-cell table:formula="of:=[$Attacker.$R$59]" office:value-type="float" office:value="228.8125">
            <text:p>228,8125</text:p>
          </table:table-cell>
          <table:table-cell/>
          <table:table-cell office:value-type="float" office:value="8.15092019345055">
            <text:p>8,1509201935</text:p>
          </table:table-cell>
          <table:table-cell office:value-type="float" office:value="41.1978935867619">
            <text:p>41,1978935868</text:p>
          </table:table-cell>
          <table:table-cell table:number-columns-repeated="6"/>
        </table:table-row>
        <table:table-row table:style-name="ro2">
          <table:table-cell table:formula="of:=[$Victim.$R$60]" office:value-type="float" office:value="232.5625">
            <text:p>232,5625</text:p>
          </table:table-cell>
          <table:table-cell table:formula="of:=[$Attacker.$R$60]" office:value-type="float" office:value="232.0625">
            <text:p>232,0625</text:p>
          </table:table-cell>
          <table:table-cell/>
          <table:table-cell office:value-type="float" office:value="7.36519475302588">
            <text:p>7,365194753</text:p>
          </table:table-cell>
          <table:table-cell office:value-type="float" office:value="41.8740903945003">
            <text:p>41,8740903945</text:p>
          </table:table-cell>
          <table:table-cell table:number-columns-repeated="6"/>
        </table:table-row>
        <table:table-row table:style-name="ro2">
          <table:table-cell table:formula="of:=[$Victim.$R$61]" office:value-type="float" office:value="230.375">
            <text:p>230,375</text:p>
          </table:table-cell>
          <table:table-cell table:formula="of:=[$Attacker.$R$61]" office:value-type="float" office:value="233.5625">
            <text:p>233,5625</text:p>
          </table:table-cell>
          <table:table-cell/>
          <table:table-cell office:value-type="float" office:value="9.90501766782877">
            <text:p>9,9050176678</text:p>
          </table:table-cell>
          <table:table-cell office:value-type="float" office:value="42.0528584827999">
            <text:p>42,0528584828</text:p>
          </table:table-cell>
          <table:table-cell table:number-columns-repeated="6"/>
        </table:table-row>
        <table:table-row table:style-name="ro2">
          <table:table-cell table:formula="of:=[$Victim.$R$62]" office:value-type="float" office:value="231.25">
            <text:p>231,25</text:p>
          </table:table-cell>
          <table:table-cell table:formula="of:=[$Attacker.$R$62]" office:value-type="float" office:value="231.6875">
            <text:p>231,6875</text:p>
          </table:table-cell>
          <table:table-cell/>
          <table:table-cell office:value-type="float" office:value="12.7646974112197">
            <text:p>12,7646974112</text:p>
          </table:table-cell>
          <table:table-cell office:value-type="float" office:value="41.5367432288845">
            <text:p>41,5367432289</text:p>
          </table:table-cell>
          <table:table-cell table:number-columns-repeated="6"/>
        </table:table-row>
        <table:table-row table:style-name="ro2">
          <table:table-cell table:formula="of:=[$Victim.$R$63]" office:value-type="float" office:value="236.125">
            <text:p>236,125</text:p>
          </table:table-cell>
          <table:table-cell table:formula="of:=[$Attacker.$R$63]" office:value-type="float" office:value="232.1875">
            <text:p>232,1875</text:p>
          </table:table-cell>
          <table:table-cell/>
          <table:table-cell office:value-type="float" office:value="6.7256505261573">
            <text:p>6,7256505262</text:p>
          </table:table-cell>
          <table:table-cell office:value-type="float" office:value="41.2807922190015">
            <text:p>41,280792219</text:p>
          </table:table-cell>
          <table:table-cell table:number-columns-repeated="6"/>
        </table:table-row>
        <table:table-row table:style-name="ro2">
          <table:table-cell table:formula="of:=[$Victim.$R$64]" office:value-type="float" office:value="230.375">
            <text:p>230,375</text:p>
          </table:table-cell>
          <table:table-cell table:formula="of:=[$Attacker.$R$64]" office:value-type="float" office:value="232.125">
            <text:p>232,125</text:p>
          </table:table-cell>
          <table:table-cell/>
          <table:table-cell office:value-type="float" office:value="8.89434511361011">
            <text:p>8,8943451136</text:p>
          </table:table-cell>
          <table:table-cell office:value-type="float" office:value="41.0722209728198">
            <text:p>41,0722209728</text:p>
          </table:table-cell>
          <table:table-cell table:number-columns-repeated="6"/>
        </table:table-row>
        <table:table-row table:style-name="ro2">
          <table:table-cell table:formula="of:=[$Victim.$R$65]" office:value-type="float" office:value="234">
            <text:p>234</text:p>
          </table:table-cell>
          <table:table-cell table:formula="of:=[$Attacker.$R$65]" office:value-type="float" office:value="233">
            <text:p>233</text:p>
          </table:table-cell>
          <table:table-cell/>
          <table:table-cell office:value-type="float" office:value="11.6404467268228">
            <text:p>11,6404467268</text:p>
          </table:table-cell>
          <table:table-cell office:value-type="float" office:value="40.5056277861847">
            <text:p>40,5056277862</text:p>
          </table:table-cell>
          <table:table-cell table:number-columns-repeated="6"/>
        </table:table-row>
        <table:table-row table:style-name="ro2">
          <table:table-cell table:formula="of:=[$Victim.$R$66]" office:value-type="float" office:value="228.6875">
            <text:p>228,6875</text:p>
          </table:table-cell>
          <table:table-cell table:formula="of:=[$Attacker.$R$66]" office:value-type="float" office:value="229.4375">
            <text:p>229,4375</text:p>
          </table:table-cell>
          <table:table-cell/>
          <table:table-cell office:value-type="float" office:value="9.45197565326953">
            <text:p>9,4519756533</text:p>
          </table:table-cell>
          <table:table-cell office:value-type="float" office:value="40.0011245516663">
            <text:p>40,0011245517</text:p>
          </table:table-cell>
          <table:table-cell table:number-columns-repeated="6"/>
        </table:table-row>
        <table:table-row table:style-name="ro2">
          <table:table-cell table:formula="of:=[$Victim.$R$67]" office:value-type="float" office:value="232.9375">
            <text:p>232,9375</text:p>
          </table:table-cell>
          <table:table-cell table:formula="of:=[$Attacker.$R$67]" office:value-type="float" office:value="234.25">
            <text:p>234,25</text:p>
          </table:table-cell>
          <table:table-cell/>
          <table:table-cell office:value-type="float" office:value="9.22272160210857">
            <text:p>9,2227216021</text:p>
          </table:table-cell>
          <table:table-cell office:value-type="float" office:value="40.8897581105477">
            <text:p>40,8897581105</text:p>
          </table:table-cell>
          <table:table-cell table:number-columns-repeated="6"/>
        </table:table-row>
        <table:table-row table:style-name="ro2">
          <table:table-cell table:formula="of:=[$Victim.$R$68]" office:value-type="float" office:value="238.4375">
            <text:p>238,4375</text:p>
          </table:table-cell>
          <table:table-cell table:formula="of:=[$Attacker.$R$68]" office:value-type="float" office:value="236.8125">
            <text:p>236,8125</text:p>
          </table:table-cell>
          <table:table-cell/>
          <table:table-cell office:value-type="float" office:value="8.23080152536799">
            <text:p>8,2308015254</text:p>
          </table:table-cell>
          <table:table-cell office:value-type="float" office:value="40.8361567180572">
            <text:p>40,8361567181</text:p>
          </table:table-cell>
          <table:table-cell table:number-columns-repeated="6"/>
        </table:table-row>
        <table:table-row table:style-name="ro2">
          <table:table-cell table:formula="of:=[$Victim.$R$69]" office:value-type="float" office:value="232.8125">
            <text:p>232,8125</text:p>
          </table:table-cell>
          <table:table-cell table:formula="of:=[$Attacker.$R$69]" office:value-type="float" office:value="233.8125">
            <text:p>233,8125</text:p>
          </table:table-cell>
          <table:table-cell/>
          <table:table-cell office:value-type="float" office:value="8.8686156614209">
            <text:p>8,8686156614</text:p>
          </table:table-cell>
          <table:table-cell office:value-type="float" office:value="40.2974236514095">
            <text:p>40,2974236514</text:p>
          </table:table-cell>
          <table:table-cell table:number-columns-repeated="6"/>
        </table:table-row>
        <table:table-row table:style-name="ro2">
          <table:table-cell table:formula="of:=[$Victim.$R$70]" office:value-type="float" office:value="234.375">
            <text:p>234,375</text:p>
          </table:table-cell>
          <table:table-cell table:formula="of:=[$Attacker.$R$70]" office:value-type="float" office:value="236.125">
            <text:p>236,125</text:p>
          </table:table-cell>
          <table:table-cell/>
          <table:table-cell office:value-type="float" office:value="7.72071078334113">
            <text:p>7,7207107833</text:p>
          </table:table-cell>
          <table:table-cell office:value-type="float" office:value="40.8908581927186">
            <text:p>40,8908581927</text:p>
          </table:table-cell>
          <table:table-cell table:number-columns-repeated="6"/>
        </table:table-row>
        <table:table-row table:style-name="ro2">
          <table:table-cell table:formula="of:=[$Victim.$R$71]" office:value-type="float" office:value="235.5">
            <text:p>235,5</text:p>
          </table:table-cell>
          <table:table-cell table:formula="of:=[$Attacker.$R$71]" office:value-type="float" office:value="232.4375">
            <text:p>232,4375</text:p>
          </table:table-cell>
          <table:table-cell/>
          <table:table-cell office:value-type="float" office:value="10.5237825899246">
            <text:p>10,5237825899</text:p>
          </table:table-cell>
          <table:table-cell office:value-type="float" office:value="39.5968437454562">
            <text:p>39,5968437455</text:p>
          </table:table-cell>
          <table:table-cell table:number-columns-repeated="6"/>
        </table:table-row>
        <table:table-row table:style-name="ro2">
          <table:table-cell table:formula="of:=[$Victim.$R$72]" office:value-type="float" office:value="224.125">
            <text:p>224,125</text:p>
          </table:table-cell>
          <table:table-cell table:formula="of:=[$Attacker.$R$72]" office:value-type="float" office:value="224.75">
            <text:p>224,75</text:p>
          </table:table-cell>
          <table:table-cell/>
          <table:table-cell office:value-type="float" office:value="7.72880165355536">
            <text:p>7,7288016536</text:p>
          </table:table-cell>
          <table:table-cell office:value-type="float" office:value="37.3440934403139">
            <text:p>37,3440934403</text:p>
          </table:table-cell>
          <table:table-cell table:number-columns-repeated="6"/>
        </table:table-row>
        <table:table-row table:style-name="ro2">
          <table:table-cell table:formula="of:=[$Victim.$R$73]" office:value-type="float" office:value="231.625">
            <text:p>231,625</text:p>
          </table:table-cell>
          <table:table-cell table:formula="of:=[$Attacker.$R$73]" office:value-type="float" office:value="231.75">
            <text:p>231,75</text:p>
          </table:table-cell>
          <table:table-cell/>
          <table:table-cell office:value-type="float" office:value="8.52111348357713">
            <text:p>8,5211134836</text:p>
          </table:table-cell>
          <table:table-cell office:value-type="float" office:value="38.912820669501">
            <text:p>38,9128206695</text:p>
          </table:table-cell>
          <table:table-cell table:number-columns-repeated="6"/>
        </table:table-row>
        <table:table-row table:style-name="ro2">
          <table:table-cell table:formula="of:=[$Victim.$R$74]" office:value-type="float" office:value="238.25">
            <text:p>238,25</text:p>
          </table:table-cell>
          <table:table-cell table:formula="of:=[$Attacker.$R$74]" office:value-type="float" office:value="237.125">
            <text:p>237,125</text:p>
          </table:table-cell>
          <table:table-cell/>
          <table:table-cell office:value-type="float" office:value="9.45714015968887">
            <text:p>9,4571401597</text:p>
          </table:table-cell>
          <table:table-cell office:value-type="float" office:value="39.5980671297884">
            <text:p>39,5980671298</text:p>
          </table:table-cell>
          <table:table-cell table:number-columns-repeated="6"/>
        </table:table-row>
        <table:table-row table:style-name="ro2">
          <table:table-cell table:formula="of:=[$Victim.$R$75]" office:value-type="float" office:value="237">
            <text:p>237</text:p>
          </table:table-cell>
          <table:table-cell table:formula="of:=[$Attacker.$R$75]" office:value-type="float" office:value="236.25">
            <text:p>236,25</text:p>
          </table:table-cell>
          <table:table-cell/>
          <table:table-cell office:value-type="float" office:value="8.15475321515005">
            <text:p>8,1547532152</text:p>
          </table:table-cell>
          <table:table-cell office:value-type="float" office:value="38.8964555718817">
            <text:p>38,8964555719</text:p>
          </table:table-cell>
          <table:table-cell table:number-columns-repeated="6"/>
        </table:table-row>
        <table:table-row table:style-name="ro2">
          <table:table-cell table:formula="of:=[$Victim.$R$76]" office:value-type="float" office:value="232.25">
            <text:p>232,25</text:p>
          </table:table-cell>
          <table:table-cell table:formula="of:=[$Attacker.$R$76]" office:value-type="float" office:value="234.25">
            <text:p>234,25</text:p>
          </table:table-cell>
          <table:table-cell/>
          <table:table-cell office:value-type="float" office:value="9.32402809948576">
            <text:p>9,3240280995</text:p>
          </table:table-cell>
          <table:table-cell office:value-type="float" office:value="38.6374327702122">
            <text:p>38,6374327702</text:p>
          </table:table-cell>
          <table:table-cell table:number-columns-repeated="6"/>
        </table:table-row>
        <table:table-row table:style-name="ro2">
          <table:table-cell table:formula="of:=[$Victim.$R$77]" office:value-type="float" office:value="232.1875">
            <text:p>232,1875</text:p>
          </table:table-cell>
          <table:table-cell table:formula="of:=[$Attacker.$R$77]" office:value-type="float" office:value="232.125">
            <text:p>232,125</text:p>
          </table:table-cell>
          <table:table-cell/>
          <table:table-cell office:value-type="float" office:value="9.36895638531848">
            <text:p>9,3689563853</text:p>
          </table:table-cell>
          <table:table-cell office:value-type="float" office:value="38.4598833820097">
            <text:p>38,459883382</text:p>
          </table:table-cell>
          <table:table-cell table:number-columns-repeated="6"/>
        </table:table-row>
        <table:table-row table:style-name="ro2">
          <table:table-cell table:formula="of:=[$Victim.$R$78]" office:value-type="float" office:value="232.5625">
            <text:p>232,5625</text:p>
          </table:table-cell>
          <table:table-cell table:formula="of:=[$Attacker.$R$78]" office:value-type="float" office:value="232.75">
            <text:p>232,75</text:p>
          </table:table-cell>
          <table:table-cell/>
          <table:table-cell office:value-type="float" office:value="11.7790531771446">
            <text:p>11,7790531771</text:p>
          </table:table-cell>
          <table:table-cell office:value-type="float" office:value="38.0419546214267">
            <text:p>38,0419546214</text:p>
          </table:table-cell>
          <table:table-cell table:number-columns-repeated="6"/>
        </table:table-row>
        <table:table-row table:style-name="ro2">
          <table:table-cell table:formula="of:=[$Victim.$R$79]" office:value-type="float" office:value="229.625">
            <text:p>229,625</text:p>
          </table:table-cell>
          <table:table-cell table:formula="of:=[$Attacker.$R$79]" office:value-type="float" office:value="230.6875">
            <text:p>230,6875</text:p>
          </table:table-cell>
          <table:table-cell/>
          <table:table-cell office:value-type="float" office:value="7.88095013307406">
            <text:p>7,8809501331</text:p>
          </table:table-cell>
          <table:table-cell office:value-type="float" office:value="36.5158163579928">
            <text:p>36,515816358</text:p>
          </table:table-cell>
          <table:table-cell table:number-columns-repeated="6"/>
        </table:table-row>
        <table:table-row table:style-name="ro2">
          <table:table-cell table:formula="of:=[$Victim.$R$80]" office:value-type="float" office:value="234.125">
            <text:p>234,125</text:p>
          </table:table-cell>
          <table:table-cell table:formula="of:=[$Attacker.$R$80]" office:value-type="float" office:value="234.375">
            <text:p>234,375</text:p>
          </table:table-cell>
          <table:table-cell/>
          <table:table-cell office:value-type="float" office:value="9.39331544237709">
            <text:p>9,3933154424</text:p>
          </table:table-cell>
          <table:table-cell office:value-type="float" office:value="37.2925403266369">
            <text:p>37,2925403266</text:p>
          </table:table-cell>
          <table:table-cell table:number-columns-repeated="6"/>
        </table:table-row>
        <table:table-row table:style-name="ro2">
          <table:table-cell table:formula="of:=[$Victim.$R$81]" office:value-type="float" office:value="228.875">
            <text:p>228,875</text:p>
          </table:table-cell>
          <table:table-cell table:formula="of:=[$Attacker.$R$81]" office:value-type="float" office:value="230.625">
            <text:p>230,625</text:p>
          </table:table-cell>
          <table:table-cell/>
          <table:table-cell office:value-type="float" office:value="10.6763465192921">
            <text:p>10,6763465193</text:p>
          </table:table-cell>
          <table:table-cell office:value-type="float" office:value="37.0369683454444">
            <text:p>37,0369683454</text:p>
          </table:table-cell>
          <table:table-cell table:number-columns-repeated="6"/>
        </table:table-row>
        <table:table-row table:style-name="ro2">
          <table:table-cell table:formula="of:=[$Victim.$R$82]" office:value-type="float" office:value="236.875">
            <text:p>236,875</text:p>
          </table:table-cell>
          <table:table-cell table:formula="of:=[$Attacker.$R$82]" office:value-type="float" office:value="232.0625">
            <text:p>232,0625</text:p>
          </table:table-cell>
          <table:table-cell/>
          <table:table-cell office:value-type="float" office:value="7.77717011515114">
            <text:p>7,7771701152</text:p>
          </table:table-cell>
          <table:table-cell office:value-type="float" office:value="37.6561569888584">
            <text:p>37,6561569889</text:p>
          </table:table-cell>
          <table:table-cell table:number-columns-repeated="6"/>
        </table:table-row>
        <table:table-row table:style-name="ro2">
          <table:table-cell table:formula="of:=[$Victim.$R$83]" office:value-type="float" office:value="230.125">
            <text:p>230,125</text:p>
          </table:table-cell>
          <table:table-cell table:formula="of:=[$Attacker.$R$83]" office:value-type="float" office:value="231.125">
            <text:p>231,125</text:p>
          </table:table-cell>
          <table:table-cell/>
          <table:table-cell office:value-type="float" office:value="9.80991207911671">
            <text:p>9,8099120791</text:p>
          </table:table-cell>
          <table:table-cell office:value-type="float" office:value="36.1870381504732">
            <text:p>36,1870381505</text:p>
          </table:table-cell>
          <table:table-cell table:number-columns-repeated="6"/>
        </table:table-row>
        <table:table-row table:style-name="ro2">
          <table:table-cell table:formula="of:=[$Victim.$R$84]" office:value-type="float" office:value="238.125">
            <text:p>238,125</text:p>
          </table:table-cell>
          <table:table-cell table:formula="of:=[$Attacker.$R$84]" office:value-type="float" office:value="238.3125">
            <text:p>238,3125</text:p>
          </table:table-cell>
          <table:table-cell/>
          <table:table-cell office:value-type="float" office:value="6.42139976952066">
            <text:p>6,4213997695</text:p>
          </table:table-cell>
          <table:table-cell office:value-type="float" office:value="37.2430528112152">
            <text:p>37,2430528112</text:p>
          </table:table-cell>
          <table:table-cell table:number-columns-repeated="6"/>
        </table:table-row>
        <table:table-row table:style-name="ro2">
          <table:table-cell table:formula="of:=[$Victim.$R$85]" office:value-type="float" office:value="237.625">
            <text:p>237,625</text:p>
          </table:table-cell>
          <table:table-cell table:formula="of:=[$Attacker.$R$85]" office:value-type="float" office:value="235.875">
            <text:p>235,875</text:p>
          </table:table-cell>
          <table:table-cell/>
          <table:table-cell office:value-type="float" office:value="10.2034001685713">
            <text:p>10,2034001686</text:p>
          </table:table-cell>
          <table:table-cell office:value-type="float" office:value="36.5961784455236">
            <text:p>36,5961784455</text:p>
          </table:table-cell>
          <table:table-cell table:number-columns-repeated="6"/>
        </table:table-row>
        <table:table-row table:style-name="ro2">
          <table:table-cell table:formula="of:=[$Victim.$R$86]" office:value-type="float" office:value="229.125">
            <text:p>229,125</text:p>
          </table:table-cell>
          <table:table-cell table:formula="of:=[$Attacker.$R$86]" office:value-type="float" office:value="229.5">
            <text:p>229,5</text:p>
          </table:table-cell>
          <table:table-cell/>
          <table:table-cell office:value-type="float" office:value="8.36566644087606">
            <text:p>8,3656664409</text:p>
          </table:table-cell>
          <table:table-cell office:value-type="float" office:value="35.2194307804409">
            <text:p>35,2194307804</text:p>
          </table:table-cell>
          <table:table-cell table:number-columns-repeated="6"/>
        </table:table-row>
        <table:table-row table:style-name="ro2">
          <table:table-cell table:formula="of:=[$Victim.$R$87]" office:value-type="float" office:value="234.625">
            <text:p>234,625</text:p>
          </table:table-cell>
          <table:table-cell table:formula="of:=[$Attacker.$R$87]" office:value-type="float" office:value="234.0625">
            <text:p>234,0625</text:p>
          </table:table-cell>
          <table:table-cell/>
          <table:table-cell office:value-type="float" office:value="10.0677393192315">
            <text:p>10,0677393192</text:p>
          </table:table-cell>
          <table:table-cell office:value-type="float" office:value="36.5300274647364">
            <text:p>36,5300274647</text:p>
          </table:table-cell>
          <table:table-cell table:number-columns-repeated="6"/>
        </table:table-row>
        <table:table-row table:style-name="ro2">
          <table:table-cell table:formula="of:=[$Victim.$R$88]" office:value-type="float" office:value="233.875">
            <text:p>233,875</text:p>
          </table:table-cell>
          <table:table-cell table:formula="of:=[$Attacker.$R$88]" office:value-type="float" office:value="235.875">
            <text:p>235,875</text:p>
          </table:table-cell>
          <table:table-cell/>
          <table:table-cell office:value-type="float" office:value="11.6290315589906">
            <text:p>11,629031559</text:p>
          </table:table-cell>
          <table:table-cell office:value-type="float" office:value="36.576222730131">
            <text:p>36,5762227301</text:p>
          </table:table-cell>
          <table:table-cell table:number-columns-repeated="6"/>
        </table:table-row>
        <table:table-row table:style-name="ro2">
          <table:table-cell table:formula="of:=[$Victim.$R$89]" office:value-type="float" office:value="234">
            <text:p>234</text:p>
          </table:table-cell>
          <table:table-cell table:formula="of:=[$Attacker.$R$89]" office:value-type="float" office:value="231.5">
            <text:p>231,5</text:p>
          </table:table-cell>
          <table:table-cell/>
          <table:table-cell office:value-type="float" office:value="8.15475321515005">
            <text:p>8,1547532152</text:p>
          </table:table-cell>
          <table:table-cell office:value-type="float" office:value="34.6036380270324">
            <text:p>34,603638027</text:p>
          </table:table-cell>
          <table:table-cell table:number-columns-repeated="6"/>
        </table:table-row>
        <table:table-row table:style-name="ro2">
          <table:table-cell table:formula="of:=[$Victim.$R$90]" office:value-type="float" office:value="227.375">
            <text:p>227,375</text:p>
          </table:table-cell>
          <table:table-cell table:formula="of:=[$Attacker.$R$90]" office:value-type="float" office:value="231.3125">
            <text:p>231,3125</text:p>
          </table:table-cell>
          <table:table-cell/>
          <table:table-cell office:value-type="float" office:value="8.11537891906472">
            <text:p>8,1153789191</text:p>
          </table:table-cell>
          <table:table-cell office:value-type="float" office:value="34.8085222035219">
            <text:p>34,8085222035</text:p>
          </table:table-cell>
          <table:table-cell table:number-columns-repeated="6"/>
        </table:table-row>
        <table:table-row table:style-name="ro2">
          <table:table-cell table:formula="of:=[$Victim.$R$91]" office:value-type="float" office:value="235.375">
            <text:p>235,375</text:p>
          </table:table-cell>
          <table:table-cell table:formula="of:=[$Attacker.$R$91]" office:value-type="float" office:value="232.9375">
            <text:p>232,9375</text:p>
          </table:table-cell>
          <table:table-cell/>
          <table:table-cell office:value-type="float" office:value="5.68853012649138">
            <text:p>5,6885301265</text:p>
          </table:table-cell>
          <table:table-cell office:value-type="float" office:value="34.7226280637566">
            <text:p>34,7226280638</text:p>
          </table:table-cell>
          <table:table-cell table:number-columns-repeated="6"/>
        </table:table-row>
        <table:table-row table:style-name="ro2">
          <table:table-cell table:formula="of:=[$Victim.$R$92]" office:value-type="float" office:value="235.75">
            <text:p>235,75</text:p>
          </table:table-cell>
          <table:table-cell table:formula="of:=[$Attacker.$R$92]" office:value-type="float" office:value="235.3125">
            <text:p>235,3125</text:p>
          </table:table-cell>
          <table:table-cell/>
          <table:table-cell office:value-type="float" office:value="9.87104351119982">
            <text:p>9,8710435112</text:p>
          </table:table-cell>
          <table:table-cell office:value-type="float" office:value="35.9649002284576">
            <text:p>35,9649002285</text:p>
          </table:table-cell>
          <table:table-cell table:number-columns-repeated="6"/>
        </table:table-row>
        <table:table-row table:style-name="ro2">
          <table:table-cell table:formula="of:=[$Victim.$R$93]" office:value-type="float" office:value="230.5">
            <text:p>230,5</text:p>
          </table:table-cell>
          <table:table-cell table:formula="of:=[$Attacker.$R$93]" office:value-type="float" office:value="230.3125">
            <text:p>230,3125</text:p>
          </table:table-cell>
          <table:table-cell/>
          <table:table-cell office:value-type="float" office:value="10.688779163216">
            <text:p>10,6887791632</text:p>
          </table:table-cell>
          <table:table-cell office:value-type="float" office:value="34.0032565100344">
            <text:p>34,00325651</text:p>
          </table:table-cell>
          <table:table-cell table:number-columns-repeated="6"/>
        </table:table-row>
        <table:table-row table:style-name="ro2">
          <table:table-cell table:formula="of:=[$Victim.$R$94]" office:value-type="float" office:value="235.625">
            <text:p>235,625</text:p>
          </table:table-cell>
          <table:table-cell table:formula="of:=[$Attacker.$R$94]" office:value-type="float" office:value="235.8125">
            <text:p>235,8125</text:p>
          </table:table-cell>
          <table:table-cell/>
          <table:table-cell office:value-type="float" office:value="7.68826215734089">
            <text:p>7,6882621573</text:p>
          </table:table-cell>
          <table:table-cell office:value-type="float" office:value="34.3938113045845">
            <text:p>34,3938113046</text:p>
          </table:table-cell>
          <table:table-cell table:number-columns-repeated="6"/>
        </table:table-row>
        <table:table-row table:style-name="ro2">
          <table:table-cell table:formula="of:=[$Victim.$R$95]" office:value-type="float" office:value="236.9375">
            <text:p>236,9375</text:p>
          </table:table-cell>
          <table:table-cell table:formula="of:=[$Attacker.$R$95]" office:value-type="float" office:value="236.5625">
            <text:p>236,5625</text:p>
          </table:table-cell>
          <table:table-cell/>
          <table:table-cell office:value-type="float" office:value="8.88445798853256">
            <text:p>8,8844579885</text:p>
          </table:table-cell>
          <table:table-cell office:value-type="float" office:value="34.5864345269529">
            <text:p>34,586434527</text:p>
          </table:table-cell>
          <table:table-cell table:number-columns-repeated="6"/>
        </table:table-row>
        <table:table-row table:style-name="ro2">
          <table:table-cell table:formula="of:=[$Victim.$R$96]" office:value-type="float" office:value="237.8125">
            <text:p>237,8125</text:p>
          </table:table-cell>
          <table:table-cell table:formula="of:=[$Attacker.$R$96]" office:value-type="float" office:value="235">
            <text:p>235</text:p>
          </table:table-cell>
          <table:table-cell/>
          <table:table-cell office:value-type="float" office:value="8.63292208640852">
            <text:p>8,6329220864</text:p>
          </table:table-cell>
          <table:table-cell office:value-type="float" office:value="33.5046348082354">
            <text:p>33,5046348082</text:p>
          </table:table-cell>
          <table:table-cell table:number-columns-repeated="6"/>
        </table:table-row>
        <table:table-row table:style-name="ro2">
          <table:table-cell table:formula="of:=[$Victim.$R$97]" office:value-type="float" office:value="230.75">
            <text:p>230,75</text:p>
          </table:table-cell>
          <table:table-cell table:formula="of:=[$Attacker.$R$97]" office:value-type="float" office:value="231.6875">
            <text:p>231,6875</text:p>
          </table:table-cell>
          <table:table-cell/>
          <table:table-cell office:value-type="float" office:value="11.2444430720245">
            <text:p>11,244443072</text:p>
          </table:table-cell>
          <table:table-cell office:value-type="float" office:value="34.8322723524009">
            <text:p>34,8322723524</text:p>
          </table:table-cell>
          <table:table-cell table:number-columns-repeated="6"/>
        </table:table-row>
        <table:table-row table:style-name="ro2">
          <table:table-cell table:formula="of:=[$Victim.$R$98]" office:value-type="float" office:value="215.875">
            <text:p>215,875</text:p>
          </table:table-cell>
          <table:table-cell table:formula="of:=[$Attacker.$R$98]" office:value-type="float" office:value="234.8125">
            <text:p>234,8125</text:p>
          </table:table-cell>
          <table:table-cell/>
          <table:table-cell office:value-type="float" office:value="56.9625699472908">
            <text:p>56,9625699473</text:p>
          </table:table-cell>
          <table:table-cell office:value-type="float" office:value="33.6276167605815">
            <text:p>33,6276167606</text:p>
          </table:table-cell>
          <table:table-cell table:number-columns-repeated="6"/>
        </table:table-row>
        <table:table-row table:style-name="ro2">
          <table:table-cell table:formula="of:=[$Victim.$R$99]" office:value-type="float" office:value="208.25">
            <text:p>208,25</text:p>
          </table:table-cell>
          <table:table-cell table:formula="of:=[$Attacker.$R$99]" office:value-type="float" office:value="233.5">
            <text:p>233,5</text:p>
          </table:table-cell>
          <table:table-cell/>
          <table:table-cell office:value-type="float" office:value="79.2807511316587">
            <text:p>79,2807511317</text:p>
          </table:table-cell>
          <table:table-cell office:value-type="float" office:value="35.4950164638872">
            <text:p>35,4950164639</text:p>
          </table:table-cell>
          <table:table-cell table:number-columns-repeated="6"/>
        </table:table-row>
        <table:table-row table:style-name="ro2">
          <table:table-cell table:formula="of:=[$Victim.$R$100]" office:value-type="float" office:value="178.875">
            <text:p>178,875</text:p>
          </table:table-cell>
          <table:table-cell table:formula="of:=[$Attacker.$R$100]" office:value-type="float" office:value="186.5">
            <text:p>186,5</text:p>
          </table:table-cell>
          <table:table-cell/>
          <table:table-cell office:value-type="float" office:value="81.7770406348872">
            <text:p>81,7770406349</text:p>
          </table:table-cell>
          <table:table-cell office:value-type="float" office:value="80.9340797162454">
            <text:p>80,9340797162</text:p>
          </table:table-cell>
          <table:table-cell table:number-columns-repeated="6"/>
        </table:table-row>
        <table:table-row table:style-name="ro2">
          <table:table-cell table:formula="of:=[$Victim.$R$101]" office:value-type="float" office:value="63">
            <text:p>63</text:p>
          </table:table-cell>
          <table:table-cell table:formula="of:=[$Attacker.$R$101]" office:value-type="float" office:value="74.5625">
            <text:p>74,5625</text:p>
          </table:table-cell>
          <table:table-cell/>
          <table:table-cell office:value-type="float" office:value="67.2904153650429">
            <text:p>67,290415365</text:p>
          </table:table-cell>
          <table:table-cell office:value-type="float" office:value="70.8901386985939">
            <text:p>70,8901386986</text:p>
          </table:table-cell>
          <table:table-cell table:number-columns-repeated="6"/>
        </table:table-row>
        <table:table-row table:style-name="ro2">
          <table:table-cell table:formula="of:=[$Victim.$R$102]" office:value-type="float" office:value="0.125">
            <text:p>0,125</text:p>
          </table:table-cell>
          <table:table-cell table:formula="of:=[$Attacker.$R$102]" office:value-type="float" office:value="0.125">
            <text:p>0,125</text:p>
          </table:table-cell>
          <table:table-cell/>
          <table:table-cell office:value-type="float" office:value="0.484122918275927">
            <text:p>0,4841229183</text:p>
          </table:table-cell>
          <table:table-cell office:value-type="float" office:value="23.5046928981277">
            <text:p>23,5046928981</text:p>
          </table:table-cell>
          <table:table-cell table:number-columns-repeated="6"/>
        </table:table-row>
        <table:table-row table:style-name="ro2">
          <table:table-cell table:formula="of:=[$Victim.$R$103]" office:value-type="float" office:value="0">
            <text:p>0</text:p>
          </table:table-cell>
          <table:table-cell table:formula="of:=[$Attacker.$R$103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.7647058823529">
            <text:p>23,7647058824</text:p>
          </table:table-cell>
          <table:table-cell table:number-columns-repeated="6"/>
        </table:table-row>
        <table:table-row table:style-name="ro2">
          <table:table-cell table:formula="of:=[$Victim.$R$104]" office:value-type="float" office:value="0.125">
            <text:p>0,125</text:p>
          </table:table-cell>
          <table:table-cell table:formula="of:=[$Attacker.$R$104]" office:value-type="float" office:value="0">
            <text:p>0</text:p>
          </table:table-cell>
          <table:table-cell/>
          <table:table-cell office:value-type="float" office:value="0.484122918275927">
            <text:p>0,4841229183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2">
          <table:table-cell table:formula="of:=[$Victim.$R$105]" office:value-type="float" office:value="0.125">
            <text:p>0,125</text:p>
          </table:table-cell>
          <table:table-cell table:formula="of:=[$Attacker.$R$105]" office:value-type="float" office:value="0">
            <text:p>0</text:p>
          </table:table-cell>
          <table:table-cell/>
          <table:table-cell office:value-type="float" office:value="0.484122918275927">
            <text:p>0,4841229183</text:p>
          </table:table-cell>
          <table:table-cell office:value-type="float" office:value="24.2352941176471">
            <text:p>24,2352941176</text:p>
          </table:table-cell>
          <table:table-cell table:number-columns-repeated="6"/>
        </table:table-row>
        <table:table-row table:style-name="ro2">
          <table:table-cell table:formula="of:=[$Victim.$R$106]" office:value-type="float" office:value="0">
            <text:p>0</text:p>
          </table:table-cell>
          <table:table-cell table:formula="of:=[$Attacker.$R$106]" office:value-type="float" office:value="0.125">
            <text:p>0,125</text:p>
          </table:table-cell>
          <table:table-cell/>
          <table:table-cell office:value-type="float" office:value="0">
            <text:p>0</text:p>
          </table:table-cell>
          <table:table-cell office:value-type="float" office:value="24.4456886894546">
            <text:p>24,4456886895</text:p>
          </table:table-cell>
          <table:table-cell table:number-columns-repeated="6"/>
        </table:table-row>
        <table:table-row table:style-name="ro2">
          <table:table-cell table:formula="of:=[$Victim.$R$107]" office:value-type="float" office:value="0">
            <text:p>0</text:p>
          </table:table-cell>
          <table:table-cell table:formula="of:=[$Attacker.$R$107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.7058823529412">
            <text:p>24,7058823529</text:p>
          </table:table-cell>
          <table:table-cell table:number-columns-repeated="6"/>
        </table:table-row>
        <table:table-row table:style-name="ro2">
          <table:table-cell table:formula="of:=[$Victim.$R$108]" office:value-type="float" office:value="0.25">
            <text:p>0,25</text:p>
          </table:table-cell>
          <table:table-cell table:formula="of:=[$Attacker.$R$108]" office:value-type="float" office:value="0">
            <text:p>0</text:p>
          </table:table-cell>
          <table:table-cell/>
          <table:table-cell office:value-type="float" office:value="0.661437827766148">
            <text:p>0,6614378278</text:p>
          </table:table-cell>
          <table:table-cell office:value-type="float" office:value="24.9411764705882">
            <text:p>24,9411764706</text:p>
          </table:table-cell>
          <table:table-cell table:number-columns-repeated="6"/>
        </table:table-row>
        <table:table-row table:style-name="ro2">
          <table:table-cell table:formula="of:=[$Victim.$R$109]" office:value-type="float" office:value="0.25">
            <text:p>0,25</text:p>
          </table:table-cell>
          <table:table-cell table:formula="of:=[$Attacker.$R$109]" office:value-type="float" office:value="0.25">
            <text:p>0,25</text:p>
          </table:table-cell>
          <table:table-cell/>
          <table:table-cell office:value-type="float" office:value="0.661437827766148">
            <text:p>0,6614378278</text:p>
          </table:table-cell>
          <table:table-cell office:value-type="float" office:value="25.1258424431403">
            <text:p>25,1258424431</text:p>
          </table:table-cell>
          <table:table-cell table:number-columns-repeated="6"/>
        </table:table-row>
        <table:table-row table:style-name="ro2">
          <table:table-cell table:formula="of:=[$Victim.$R$110]" office:value-type="float" office:value="0.75">
            <text:p>0,75</text:p>
          </table:table-cell>
          <table:table-cell table:formula="of:=[$Attacker.$R$110]" office:value-type="float" office:value="0.625">
            <text:p>0,625</text:p>
          </table:table-cell>
          <table:table-cell/>
          <table:table-cell office:value-type="float" office:value="0.968245836551854">
            <text:p>0,9682458366</text:p>
          </table:table-cell>
          <table:table-cell office:value-type="float" office:value="25.2807077996486">
            <text:p>25,2807077996</text:p>
          </table:table-cell>
          <table:table-cell table:number-columns-repeated="6"/>
        </table:table-row>
        <table:table-row table:style-name="ro2">
          <table:table-cell table:formula="of:=[$Victim.$R$111]" office:value-type="float" office:value="2">
            <text:p>2</text:p>
          </table:table-cell>
          <table:table-cell table:formula="of:=[$Attacker.$R$111]" office:value-type="float" office:value="2.125">
            <text:p>2,125</text:p>
          </table:table-cell>
          <table:table-cell/>
          <table:table-cell office:value-type="float" office:value="0">
            <text:p>0</text:p>
          </table:table-cell>
          <table:table-cell office:value-type="float" office:value="25.1514444060245">
            <text:p>25,151444406</text:p>
          </table:table-cell>
          <table:table-cell table:number-columns-repeated="6"/>
        </table:table-row>
        <table:table-row table:style-name="ro2">
          <table:table-cell table:formula="of:=[$Victim.$R$112]" office:value-type="float" office:value="1.86666666666667">
            <text:p>1,8666666667</text:p>
          </table:table-cell>
          <table:table-cell table:formula="of:=[$Attacker.$R$112]" office:value-type="float" office:value="2">
            <text:p>2</text:p>
          </table:table-cell>
          <table:table-cell/>
          <table:table-cell office:value-type="float" office:value="0.661437827766148">
            <text:p>0,6614378278</text:p>
          </table:table-cell>
          <table:table-cell office:value-type="float" office:value="25.4117647058824">
            <text:p>25,4117647059</text:p>
          </table:table-cell>
          <table:table-cell table:number-columns-repeated="6"/>
        </table:table-row>
        <table:table-row table:style-name="ro2">
          <table:table-cell table:formula="of:=[$Victim.$R$113]" office:value-type="float" office:value="2">
            <text:p>2</text:p>
          </table:table-cell>
          <table:table-cell table:formula="of:=[$Attacker.$R$113]" office:value-type="float" office:value="1.86666666666667">
            <text:p>1,8666666667</text:p>
          </table:table-cell>
          <table:table-cell/>
          <table:table-cell office:value-type="float" office:value="0.484122918275927">
            <text:p>0,4841229183</text:p>
          </table:table-cell>
          <table:table-cell office:value-type="float" office:value="25.7138902589463">
            <text:p>25,7138902589</text:p>
          </table:table-cell>
          <table:table-cell table:number-columns-repeated="6"/>
        </table:table-row>
        <table:table-row table:style-name="ro2">
          <table:table-cell table:formula="of:=[$Victim.$R$114]" office:value-type="float" office:value="1.66666666666667">
            <text:p>1,6666666667</text:p>
          </table:table-cell>
          <table:table-cell table:formula="of:=[$Attacker.$R$114]" office:value-type="float" office:value="2">
            <text:p>2</text:p>
          </table:table-cell>
          <table:table-cell/>
          <table:table-cell office:value-type="float" office:value="0.968245836551854">
            <text:p>0,9682458366</text:p>
          </table:table-cell>
          <table:table-cell office:value-type="float" office:value="26.0135711188015">
            <text:p>26,0135711188</text:p>
          </table:table-cell>
          <table:table-cell table:number-columns-repeated="6"/>
        </table:table-row>
        <table:table-row table:style-name="ro2">
          <table:table-cell table:formula="of:=[$Victim.$R$115]" office:value-type="float" office:value="0.444444444444444">
            <text:p>0,4444444444</text:p>
          </table:table-cell>
          <table:table-cell table:formula="of:=[$Attacker.$R$115]" office:value-type="float" office:value="0">
            <text:p>0</text:p>
          </table:table-cell>
          <table:table-cell/>
          <table:table-cell office:value-type="float" office:value="0.661437827766148">
            <text:p>0,6614378278</text:p>
          </table:table-cell>
          <table:table-cell office:value-type="float" office:value="26.5882352941176">
            <text:p>26,5882352941</text:p>
          </table:table-cell>
          <table:table-cell table:number-columns-repeated="6"/>
        </table:table-row>
        <table:table-row table:style-name="ro2">
          <table:table-cell table:formula="of:=[$Victim.$R$116]" office:value-type="float" office:value="1.71428571428571">
            <text:p>1,7142857143</text:p>
          </table:table-cell>
          <table:table-cell table:formula="of:=[$Attacker.$R$116]" office:value-type="float" office:value="1.2">
            <text:p>1,2</text:p>
          </table:table-cell>
          <table:table-cell/>
          <table:table-cell office:value-type="float" office:value="0.968245836551854">
            <text:p>0,9682458366</text:p>
          </table:table-cell>
          <table:table-cell office:value-type="float" office:value="26.7460180394925">
            <text:p>26,7460180395</text:p>
          </table:table-cell>
          <table:table-cell table:number-columns-repeated="6"/>
        </table:table-row>
        <table:table-row table:style-name="ro2">
          <table:table-cell table:formula="of:=[$Victim.$R$117]" office:value-type="float" office:value="2">
            <text:p>2</text:p>
          </table:table-cell>
          <table:table-cell table:formula="of:=[$Attacker.$R$117]" office:value-type="float" office:value="0">
            <text:p>0</text:p>
          </table:table-cell>
          <table:table-cell/>
          <table:table-cell office:value-type="float" office:value="0.484122918275927">
            <text:p>0,4841229183</text:p>
          </table:table-cell>
          <table:table-cell office:value-type="float" office:value="27.0588235294118">
            <text:p>27,0588235294</text:p>
          </table:table-cell>
          <table:table-cell table:number-columns-repeated="6"/>
        </table:table-row>
        <table:table-row table:style-name="ro2">
          <table:table-cell/>
          <table:table-cell table:formula="of:=[$Attacker.$R$118]" office:value-type="float" office:value="1">
            <text:p>1</text:p>
          </table:table-cell>
          <table:table-cell table:number-columns-repeated="2"/>
          <table:table-cell office:value-type="float" office:value="27.2687508897365">
            <text:p>27,2687508897</text:p>
          </table:table-cell>
          <table:table-cell table:number-columns-repeated="6"/>
        </table:table-row>
        <table:table-row table:style-name="ro2">
          <table:table-cell/>
          <table:table-cell table:formula="of:=[$Attacker.$R$119]" office:value-type="float" office:value="2">
            <text:p>2</text:p>
          </table:table-cell>
          <table:table-cell table:number-columns-repeated="2"/>
          <table:table-cell office:value-type="float" office:value="27.504010402763">
            <text:p>27,5040104028</text:p>
          </table:table-cell>
          <table:table-cell table:number-columns-repeated="6"/>
        </table:table-row>
        <table:table-row table:style-name="ro2" table:number-rows-repeated="104845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8:06: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9e9821abd0ffdbc09cd8c52eaa574fa09eb08f2</meta:generator>
    <dc:date>2014-04-13T08:13:54</dc:date>
    <meta:editing-duration>PT6M10S</meta:editing-duration>
    <meta:editing-cycles>7</meta:editing-cycles>
    <meta:document-statistic meta:table-count="3" meta:cell-count="49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09cm" svg:height="11.554cm" xlink:href=".." xlink:type="simple" chart:class="chart:line" chart:style-name="ch1">
        <chart:legend chart:legend-position="end" svg:x="16.346cm" svg:y="5.229cm" style:legend-expansion="high" chart:style-name="ch2"/>
        <chart:plot-area chart:style-name="ch3" table:cell-range-address="Average.A1:Average.B119" chart:data-source-has-labels="row" svg:x="0.856cm" svg:y="1.059cm" svg:width="14.678cm" svg:height="9.844cm">
          <chartooo:coordinate-region svg:x="1.663cm" svg:y="1.258cm" svg:width="13.73cm" svg:height="8.3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erage.A2:Average.A119" chart:label-cell-address="Average.A1:Average.A1" chart:class="chart:line">
            <chart:data-point chart:repeated="118"/>
          </chart:series>
          <chart:series chart:style-name="ch7" chart:values-cell-range-address="Average.B2:Average.B119" chart:label-cell-address="Average.B1:Average.B1" chart:class="chart:line">
            <chart:data-point chart:repeated="1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Victim</text:p>
                <draw:g>
                  <svg:desc>Average.A1:Average.A1</svg:desc>
                </draw:g>
              </table:table-cell>
              <table:table-cell office:value-type="string">
                <text:p>Average Attacker</text:p>
                <draw:g>
                  <svg:desc>Average.B1:Averag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75">
                <text:p>1.1875</text:p>
                <draw:g>
                  <svg:desc>Average.A2:Average.A119</svg:desc>
                </draw:g>
              </table:table-cell>
              <table:table-cell office:value-type="float" office:value="2.5625">
                <text:p>2.5625</text:p>
                <draw:g>
                  <svg:desc>Average.B2:Average.B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25">
                <text:p>0.56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75">
                <text:p>0.4375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75">
                <text:p>4.37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25">
                <text:p>2.125</text:p>
              </table:table-cell>
              <table:table-cell office:value-type="float" office:value="2.3125">
                <text:p>2.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625">
                <text:p>1.56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4375">
                <text:p>13.4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25">
                <text:p>27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5">
                <text:p>48.5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.75">
                <text:p>214.75</text:p>
              </table:table-cell>
              <table:table-cell office:value-type="float" office:value="215.1875">
                <text:p>215.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6.625">
                <text:p>226.625</text:p>
              </table:table-cell>
              <table:table-cell office:value-type="float" office:value="223.6875">
                <text:p>223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.875">
                <text:p>227.875</text:p>
              </table:table-cell>
              <table:table-cell office:value-type="float" office:value="226.3125">
                <text:p>226.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8.25">
                <text:p>228.25</text:p>
              </table:table-cell>
              <table:table-cell office:value-type="float" office:value="229.25">
                <text:p>229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.375">
                <text:p>231.375</text:p>
              </table:table-cell>
              <table:table-cell office:value-type="float" office:value="233.5625">
                <text:p>233.5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.625">
                <text:p>230.62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.625">
                <text:p>231.62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3.6875">
                <text:p>213.6875</text:p>
              </table:table-cell>
              <table:table-cell office:value-type="float" office:value="215.8125">
                <text:p>215.8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.625">
                <text:p>227.62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.375">
                <text:p>233.375</text:p>
              </table:table-cell>
              <table:table-cell office:value-type="float" office:value="231.6875">
                <text:p>231.6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.875">
                <text:p>235.875</text:p>
              </table:table-cell>
              <table:table-cell office:value-type="float" office:value="234.625">
                <text:p>234.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2.375">
                <text:p>232.37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3.875">
                <text:p>233.875</text:p>
              </table:table-cell>
              <table:table-cell office:value-type="float" office:value="233.8125">
                <text:p>233.8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.1875">
                <text:p>231.1875</text:p>
              </table:table-cell>
              <table:table-cell office:value-type="float" office:value="233.375">
                <text:p>233.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3.5625">
                <text:p>223.5625</text:p>
              </table:table-cell>
              <table:table-cell office:value-type="float" office:value="223.4375">
                <text:p>223.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2.6875">
                <text:p>222.6875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8.625">
                <text:p>228.625</text:p>
              </table:table-cell>
              <table:table-cell office:value-type="float" office:value="229.0625">
                <text:p>229.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2.875">
                <text:p>232.875</text:p>
              </table:table-cell>
              <table:table-cell office:value-type="float" office:value="231.1875">
                <text:p>231.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9.875">
                <text:p>229.875</text:p>
              </table:table-cell>
              <table:table-cell office:value-type="float" office:value="227.75">
                <text:p>227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.5">
                <text:p>233.5</text:p>
              </table:table-cell>
              <table:table-cell office:value-type="float" office:value="234.375">
                <text:p>234.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1.75">
                <text:p>231.75</text:p>
              </table:table-cell>
              <table:table-cell office:value-type="float" office:value="231.625">
                <text:p>231.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6.75">
                <text:p>226.75</text:p>
              </table:table-cell>
              <table:table-cell office:value-type="float" office:value="227.1875">
                <text:p>227.1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6.5">
                <text:p>236.5</text:p>
              </table:table-cell>
              <table:table-cell office:value-type="float" office:value="235.25">
                <text:p>235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.375">
                <text:p>230.375</text:p>
              </table:table-cell>
              <table:table-cell office:value-type="float" office:value="229.8125">
                <text:p>229.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2.75">
                <text:p>232.75</text:p>
              </table:table-cell>
              <table:table-cell office:value-type="float" office:value="235.125">
                <text:p>235.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1.375">
                <text:p>231.37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9.375">
                <text:p>229.375</text:p>
              </table:table-cell>
              <table:table-cell office:value-type="float" office:value="228.875">
                <text:p>228.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0.25">
                <text:p>230.25</text:p>
              </table:table-cell>
              <table:table-cell office:value-type="float" office:value="229.6875">
                <text:p>229.6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.25">
                <text:p>223.2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2.1875">
                <text:p>232.1875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4.6875">
                <text:p>234.6875</text:p>
              </table:table-cell>
              <table:table-cell office:value-type="float" office:value="232.6875">
                <text:p>232.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3">
                <text:p>233</text:p>
              </table:table-cell>
              <table:table-cell office:value-type="float" office:value="232.625">
                <text:p>232.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7.625">
                <text:p>227.625</text:p>
              </table:table-cell>
              <table:table-cell office:value-type="float" office:value="226.3125">
                <text:p>226.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.625">
                <text:p>232.625</text:p>
              </table:table-cell>
              <table:table-cell office:value-type="float" office:value="233.0625">
                <text:p>233.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3.625">
                <text:p>233.625</text:p>
              </table:table-cell>
              <table:table-cell office:value-type="float" office:value="233.6875">
                <text:p>233.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1.875">
                <text:p>231.875</text:p>
              </table:table-cell>
              <table:table-cell office:value-type="float" office:value="230.9375">
                <text:p>230.9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5.5">
                <text:p>235.5</text:p>
              </table:table-cell>
              <table:table-cell office:value-type="float" office:value="233.375">
                <text:p>233.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1.875">
                <text:p>231.875</text:p>
              </table:table-cell>
              <table:table-cell office:value-type="float" office:value="233.8125">
                <text:p>233.8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4.75">
                <text:p>234.75</text:p>
              </table:table-cell>
              <table:table-cell office:value-type="float" office:value="234.9375">
                <text:p>234.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4.5">
                <text:p>234.5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.75">
                <text:p>232.75</text:p>
              </table:table-cell>
              <table:table-cell office:value-type="float" office:value="235.625">
                <text:p>235.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4.875">
                <text:p>234.875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4">
                <text:p>234</text:p>
              </table:table-cell>
              <table:table-cell office:value-type="float" office:value="238.4375">
                <text:p>238.4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1.5">
                <text:p>231.5</text:p>
              </table:table-cell>
              <table:table-cell office:value-type="float" office:value="230.25">
                <text:p>230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0.25">
                <text:p>230.25</text:p>
              </table:table-cell>
              <table:table-cell office:value-type="float" office:value="228.8125">
                <text:p>228.8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.5625">
                <text:p>232.5625</text:p>
              </table:table-cell>
              <table:table-cell office:value-type="float" office:value="232.0625">
                <text:p>232.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0.375">
                <text:p>230.375</text:p>
              </table:table-cell>
              <table:table-cell office:value-type="float" office:value="233.5625">
                <text:p>233.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1.25">
                <text:p>231.25</text:p>
              </table:table-cell>
              <table:table-cell office:value-type="float" office:value="231.6875">
                <text:p>231.6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6.125">
                <text:p>236.125</text:p>
              </table:table-cell>
              <table:table-cell office:value-type="float" office:value="232.1875">
                <text:p>232.1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.375">
                <text:p>230.375</text:p>
              </table:table-cell>
              <table:table-cell office:value-type="float" office:value="232.125">
                <text:p>232.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">
                <text:p>23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8.6875">
                <text:p>228.6875</text:p>
              </table:table-cell>
              <table:table-cell office:value-type="float" office:value="229.4375">
                <text:p>229.4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2.9375">
                <text:p>232.9375</text:p>
              </table:table-cell>
              <table:table-cell office:value-type="float" office:value="234.25">
                <text:p>234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8.4375">
                <text:p>238.4375</text:p>
              </table:table-cell>
              <table:table-cell office:value-type="float" office:value="236.8125">
                <text:p>236.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2.8125">
                <text:p>232.8125</text:p>
              </table:table-cell>
              <table:table-cell office:value-type="float" office:value="233.8125">
                <text:p>233.8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4.375">
                <text:p>234.375</text:p>
              </table:table-cell>
              <table:table-cell office:value-type="float" office:value="236.125">
                <text:p>236.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5.5">
                <text:p>235.5</text:p>
              </table:table-cell>
              <table:table-cell office:value-type="float" office:value="232.4375">
                <text:p>232.4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.125">
                <text:p>224.125</text:p>
              </table:table-cell>
              <table:table-cell office:value-type="float" office:value="224.75">
                <text:p>224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.625">
                <text:p>231.625</text:p>
              </table:table-cell>
              <table:table-cell office:value-type="float" office:value="231.75">
                <text:p>231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8.25">
                <text:p>238.25</text:p>
              </table:table-cell>
              <table:table-cell office:value-type="float" office:value="237.125">
                <text:p>237.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7">
                <text:p>237</text:p>
              </table:table-cell>
              <table:table-cell office:value-type="float" office:value="236.25">
                <text:p>236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2.25">
                <text:p>232.25</text:p>
              </table:table-cell>
              <table:table-cell office:value-type="float" office:value="234.25">
                <text:p>234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2.1875">
                <text:p>232.1875</text:p>
              </table:table-cell>
              <table:table-cell office:value-type="float" office:value="232.125">
                <text:p>232.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2.5625">
                <text:p>232.5625</text:p>
              </table:table-cell>
              <table:table-cell office:value-type="float" office:value="232.75">
                <text:p>232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.625">
                <text:p>229.625</text:p>
              </table:table-cell>
              <table:table-cell office:value-type="float" office:value="230.6875">
                <text:p>230.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4.125">
                <text:p>234.125</text:p>
              </table:table-cell>
              <table:table-cell office:value-type="float" office:value="234.375">
                <text:p>234.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8.875">
                <text:p>228.875</text:p>
              </table:table-cell>
              <table:table-cell office:value-type="float" office:value="230.625">
                <text:p>230.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6.875">
                <text:p>236.875</text:p>
              </table:table-cell>
              <table:table-cell office:value-type="float" office:value="232.0625">
                <text:p>232.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.125">
                <text:p>230.125</text:p>
              </table:table-cell>
              <table:table-cell office:value-type="float" office:value="231.125">
                <text:p>231.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8.125">
                <text:p>238.125</text:p>
              </table:table-cell>
              <table:table-cell office:value-type="float" office:value="238.3125">
                <text:p>238.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.625">
                <text:p>237.625</text:p>
              </table:table-cell>
              <table:table-cell office:value-type="float" office:value="235.875">
                <text:p>235.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9.125">
                <text:p>229.125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4.625">
                <text:p>234.625</text:p>
              </table:table-cell>
              <table:table-cell office:value-type="float" office:value="234.0625">
                <text:p>234.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3.875">
                <text:p>233.875</text:p>
              </table:table-cell>
              <table:table-cell office:value-type="float" office:value="235.875">
                <text:p>235.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4">
                <text:p>234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7.375">
                <text:p>227.375</text:p>
              </table:table-cell>
              <table:table-cell office:value-type="float" office:value="231.3125">
                <text:p>231.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5.375">
                <text:p>235.375</text:p>
              </table:table-cell>
              <table:table-cell office:value-type="float" office:value="232.9375">
                <text:p>232.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5.75">
                <text:p>235.75</text:p>
              </table:table-cell>
              <table:table-cell office:value-type="float" office:value="235.3125">
                <text:p>235.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0.5">
                <text:p>230.5</text:p>
              </table:table-cell>
              <table:table-cell office:value-type="float" office:value="230.3125">
                <text:p>230.3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.625">
                <text:p>235.625</text:p>
              </table:table-cell>
              <table:table-cell office:value-type="float" office:value="235.8125">
                <text:p>235.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.9375">
                <text:p>236.9375</text:p>
              </table:table-cell>
              <table:table-cell office:value-type="float" office:value="236.5625">
                <text:p>236.5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7.8125">
                <text:p>237.812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0.75">
                <text:p>230.75</text:p>
              </table:table-cell>
              <table:table-cell office:value-type="float" office:value="231.6875">
                <text:p>231.6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5.875">
                <text:p>215.875</text:p>
              </table:table-cell>
              <table:table-cell office:value-type="float" office:value="234.8125">
                <text:p>234.8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8.25">
                <text:p>208.25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8.875">
                <text:p>178.875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74.5625">
                <text:p>74.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error-upper-range="Average.D2:Average.D117" chart:error-lower-range="Average.D2:Average.D117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error-upper-indicator="true" chart:error-lower-indicator="true" chart:error-category="cell-range" chart:error-upper-range="Average.D2:Average.D117" chart:error-lower-range="Average.D2:Average.D11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03cm" svg:y="0.316cm" chart:style-name="ch2">
          <text:p>Stantard Deviation - Vctim</text:p>
        </chart:title>
        <chart:legend chart:legend-position="end" svg:x="12.354cm" svg:y="4.201cm" style:legend-expansion="high" chart:style-name="ch3"/>
        <chart:plot-area chart:style-name="ch4" table:cell-range-address="Average.A1:Average.A117" chart:data-source-has-labels="row" svg:x="1.331cm" svg:y="1.635cm" svg:width="10.383cm" svg:height="6.204cm">
          <chartooo:coordinate-region svg:x="2.138cm" svg:y="1.834cm" svg:width="9.296cm" svg:height="5.358cm"/>
          <chart:axis chart:dimension="x" chart:name="primary-x" chart:style-name="ch5">
            <chart:title svg:x="5.578cm" svg:y="8.019cm" chart:style-name="ch6">
              <text:p>Time Period</text:p>
            </chart:title>
          </chart:axis>
          <chart:axis chart:dimension="y" chart:name="primary-y" chart:style-name="ch5">
            <chart:title svg:x="0.451cm" svg:y="6.183cm" chart:style-name="ch7">
              <text:p>Number of Packets</text:p>
            </chart:title>
            <chart:grid chart:style-name="ch8" chart:class="major"/>
          </chart:axis>
          <chart:series chart:style-name="ch9" chart:values-cell-range-address="Average.A2:Average.A117" chart:label-cell-address="Average.A1:Average.A1" chart:class="chart:scatter">
            <chart:error-indicator chart:error-upper-range="Average.D2:Average.D117" chart:error-lower-range="Average.D2:Average.D117" chart:style-name="ch10" chart:dimension="y"/>
            <chart:data-point chart:repeated="1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Victim</text:p>
                <draw:g>
                  <svg:desc>Average.A1:Average.A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75">
                <text:p>1.1875</text:p>
                <draw:g>
                  <svg:desc>Average.A2:Average.A117</svg:desc>
                </draw:g>
              </table:table-cell>
              <table:table-cell office:value-type="float" office:value="0.3903123748999">
                <text:p>0.3903123748999</text:p>
                <draw:g>
                  <svg:desc>Average.D2:Average.D117</svg:desc>
                </draw:g>
              </table:table-cell>
              <table:table-cell office:value-type="float" office:value="0.3903123748999">
                <text:p>0.3903123748999</text:p>
                <draw:g>
                  <svg:desc>Average.D2:Average.D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.330718913883074">
                <text:p>0.330718913883074</text:p>
              </table:table-cell>
              <table:table-cell office:value-type="float" office:value="0.330718913883074">
                <text:p>0.330718913883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25">
                <text:p>0.5625</text:p>
              </table:table-cell>
              <table:table-cell office:value-type="float" office:value="1.32139840699162">
                <text:p>1.32139840699162</text:p>
              </table:table-cell>
              <table:table-cell office:value-type="float" office:value="1.32139840699162">
                <text:p>1.32139840699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75">
                <text:p>0.4375</text:p>
              </table:table-cell>
              <table:table-cell office:value-type="float" office:value="0.70433922934904">
                <text:p>0.70433922934904</text:p>
              </table:table-cell>
              <table:table-cell office:value-type="float" office:value="0.70433922934904">
                <text:p>0.70433922934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75">
                <text:p>4.375</text:p>
              </table:table-cell>
              <table:table-cell office:value-type="float" office:value="1.53602571593056">
                <text:p>1.53602571593056</text:p>
              </table:table-cell>
              <table:table-cell office:value-type="float" office:value="1.53602571593056">
                <text:p>1.53602571593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25">
                <text:p>2.125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0.661437827766148">
                <text:p>0.661437827766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">
                <text:p>0.125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625">
                <text:p>1.5625</text:p>
              </table:table-cell>
              <table:table-cell office:value-type="float" office:value="0.788095013307406">
                <text:p>0.788095013307406</text:p>
              </table:table-cell>
              <table:table-cell office:value-type="float" office:value="0.788095013307406">
                <text:p>0.788095013307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4375">
                <text:p>13.4375</text:p>
              </table:table-cell>
              <table:table-cell office:value-type="float" office:value="35.1674010093154">
                <text:p>35.1674010093154</text:p>
              </table:table-cell>
              <table:table-cell office:value-type="float" office:value="35.1674010093154">
                <text:p>35.1674010093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25">
                <text:p>27.25</text:p>
              </table:table-cell>
              <table:table-cell office:value-type="float" office:value="72.1279245507591">
                <text:p>72.1279245507591</text:p>
              </table:table-cell>
              <table:table-cell office:value-type="float" office:value="72.1279245507591">
                <text:p>72.1279245507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5">
                <text:p>48.5</text:p>
              </table:table-cell>
              <table:table-cell office:value-type="float" office:value="73.9273291821097">
                <text:p>73.9273291821097</text:p>
              </table:table-cell>
              <table:table-cell office:value-type="float" office:value="73.9273291821097">
                <text:p>73.9273291821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.75">
                <text:p>214.75</text:p>
              </table:table-cell>
              <table:table-cell office:value-type="float" office:value="13.2641433948823">
                <text:p>13.2641433948823</text:p>
              </table:table-cell>
              <table:table-cell office:value-type="float" office:value="13.2641433948823">
                <text:p>13.2641433948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6.625">
                <text:p>226.625</text:p>
              </table:table-cell>
              <table:table-cell office:value-type="float" office:value="16.0112265301569">
                <text:p>16.0112265301569</text:p>
              </table:table-cell>
              <table:table-cell office:value-type="float" office:value="16.0112265301569">
                <text:p>16.01122653015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.875">
                <text:p>227.875</text:p>
              </table:table-cell>
              <table:table-cell office:value-type="float" office:value="6.90900680271774">
                <text:p>6.90900680271774</text:p>
              </table:table-cell>
              <table:table-cell office:value-type="float" office:value="6.90900680271774">
                <text:p>6.90900680271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8.25">
                <text:p>228.25</text:p>
              </table:table-cell>
              <table:table-cell office:value-type="float" office:value="9.27024810886958">
                <text:p>9.27024810886958</text:p>
              </table:table-cell>
              <table:table-cell office:value-type="float" office:value="9.27024810886958">
                <text:p>9.27024810886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.375">
                <text:p>231.375</text:p>
              </table:table-cell>
              <table:table-cell office:value-type="float" office:value="9.21191483894635">
                <text:p>9.21191483894635</text:p>
              </table:table-cell>
              <table:table-cell office:value-type="float" office:value="9.21191483894635">
                <text:p>9.21191483894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.625">
                <text:p>230.625</text:p>
              </table:table-cell>
              <table:table-cell office:value-type="float" office:value="10.6938942859933">
                <text:p>10.6938942859933</text:p>
              </table:table-cell>
              <table:table-cell office:value-type="float" office:value="10.6938942859933">
                <text:p>10.6938942859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.625">
                <text:p>231.625</text:p>
              </table:table-cell>
              <table:table-cell office:value-type="float" office:value="8.92240858737146">
                <text:p>8.92240858737146</text:p>
              </table:table-cell>
              <table:table-cell office:value-type="float" office:value="8.92240858737146">
                <text:p>8.92240858737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3.6875">
                <text:p>213.6875</text:p>
              </table:table-cell>
              <table:table-cell office:value-type="float" office:value="51.3854536201638">
                <text:p>51.3854536201638</text:p>
              </table:table-cell>
              <table:table-cell office:value-type="float" office:value="51.3854536201638">
                <text:p>51.38545362016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.625">
                <text:p>227.625</text:p>
              </table:table-cell>
              <table:table-cell office:value-type="float" office:value="9.46622284757759">
                <text:p>9.46622284757759</text:p>
              </table:table-cell>
              <table:table-cell office:value-type="float" office:value="9.46622284757759">
                <text:p>9.466222847577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.375">
                <text:p>233.375</text:p>
              </table:table-cell>
              <table:table-cell office:value-type="float" office:value="9.91762950507832">
                <text:p>9.91762950507832</text:p>
              </table:table-cell>
              <table:table-cell office:value-type="float" office:value="9.91762950507832">
                <text:p>9.91762950507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.875">
                <text:p>235.875</text:p>
              </table:table-cell>
              <table:table-cell office:value-type="float" office:value="8.35071104756954">
                <text:p>8.35071104756954</text:p>
              </table:table-cell>
              <table:table-cell office:value-type="float" office:value="8.35071104756954">
                <text:p>8.350711047569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2.375">
                <text:p>232.375</text:p>
              </table:table-cell>
              <table:table-cell office:value-type="float" office:value="11.4065496535981">
                <text:p>11.4065496535981</text:p>
              </table:table-cell>
              <table:table-cell office:value-type="float" office:value="11.4065496535981">
                <text:p>11.4065496535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3.875">
                <text:p>233.875</text:p>
              </table:table-cell>
              <table:table-cell office:value-type="float" office:value="5.85101486923423">
                <text:p>5.85101486923423</text:p>
              </table:table-cell>
              <table:table-cell office:value-type="float" office:value="5.85101486923423">
                <text:p>5.851014869234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.1875">
                <text:p>231.1875</text:p>
              </table:table-cell>
              <table:table-cell office:value-type="float" office:value="8.34579796963718">
                <text:p>8.34579796963718</text:p>
              </table:table-cell>
              <table:table-cell office:value-type="float" office:value="8.34579796963718">
                <text:p>8.34579796963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3.5625">
                <text:p>223.5625</text:p>
              </table:table-cell>
              <table:table-cell office:value-type="float" office:value="11.1185023159596">
                <text:p>11.1185023159596</text:p>
              </table:table-cell>
              <table:table-cell office:value-type="float" office:value="11.1185023159596">
                <text:p>11.11850231595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2.6875">
                <text:p>222.6875</text:p>
              </table:table-cell>
              <table:table-cell office:value-type="float" office:value="26.5394017217796">
                <text:p>26.5394017217796</text:p>
              </table:table-cell>
              <table:table-cell office:value-type="float" office:value="26.5394017217796">
                <text:p>26.5394017217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8.625">
                <text:p>228.625</text:p>
              </table:table-cell>
              <table:table-cell office:value-type="float" office:value="11.3295796479834">
                <text:p>11.3295796479834</text:p>
              </table:table-cell>
              <table:table-cell office:value-type="float" office:value="11.3295796479834">
                <text:p>11.3295796479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2.875">
                <text:p>232.875</text:p>
              </table:table-cell>
              <table:table-cell office:value-type="float" office:value="13.4344473276722">
                <text:p>13.4344473276722</text:p>
              </table:table-cell>
              <table:table-cell office:value-type="float" office:value="13.4344473276722">
                <text:p>13.43444732767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9.875">
                <text:p>229.875</text:p>
              </table:table-cell>
              <table:table-cell office:value-type="float" office:value="9.96164519544839">
                <text:p>9.96164519544839</text:p>
              </table:table-cell>
              <table:table-cell office:value-type="float" office:value="9.96164519544839">
                <text:p>9.96164519544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.5">
                <text:p>233.5</text:p>
              </table:table-cell>
              <table:table-cell office:value-type="float" office:value="7.66485485837795">
                <text:p>7.66485485837795</text:p>
              </table:table-cell>
              <table:table-cell office:value-type="float" office:value="7.66485485837795">
                <text:p>7.664854858377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1.75">
                <text:p>231.75</text:p>
              </table:table-cell>
              <table:table-cell office:value-type="float" office:value="8.18153408597679">
                <text:p>8.18153408597679</text:p>
              </table:table-cell>
              <table:table-cell office:value-type="float" office:value="8.18153408597679">
                <text:p>8.18153408597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6.75">
                <text:p>226.75</text:p>
              </table:table-cell>
              <table:table-cell office:value-type="float" office:value="10.0716185392418">
                <text:p>10.0716185392418</text:p>
              </table:table-cell>
              <table:table-cell office:value-type="float" office:value="10.0716185392418">
                <text:p>10.07161853924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6.5">
                <text:p>236.5</text:p>
              </table:table-cell>
              <table:table-cell office:value-type="float" office:value="7.95298686029343">
                <text:p>7.95298686029343</text:p>
              </table:table-cell>
              <table:table-cell office:value-type="float" office:value="7.95298686029343">
                <text:p>7.952986860293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.375">
                <text:p>230.375</text:p>
              </table:table-cell>
              <table:table-cell office:value-type="float" office:value="10.3009404910426">
                <text:p>10.3009404910426</text:p>
              </table:table-cell>
              <table:table-cell office:value-type="float" office:value="10.3009404910426">
                <text:p>10.30094049104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2.75">
                <text:p>232.75</text:p>
              </table:table-cell>
              <table:table-cell office:value-type="float" office:value="10.3892973775901">
                <text:p>10.3892973775901</text:p>
              </table:table-cell>
              <table:table-cell office:value-type="float" office:value="10.3892973775901">
                <text:p>10.3892973775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1.375">
                <text:p>231.375</text:p>
              </table:table-cell>
              <table:table-cell office:value-type="float" office:value="7.6065350193107">
                <text:p>7.6065350193107</text:p>
              </table:table-cell>
              <table:table-cell office:value-type="float" office:value="7.6065350193107">
                <text:p>7.60653501931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9.375">
                <text:p>229.375</text:p>
              </table:table-cell>
              <table:table-cell office:value-type="float" office:value="7.80124188831496">
                <text:p>7.80124188831496</text:p>
              </table:table-cell>
              <table:table-cell office:value-type="float" office:value="7.80124188831496">
                <text:p>7.80124188831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0.25">
                <text:p>230.25</text:p>
              </table:table-cell>
              <table:table-cell office:value-type="float" office:value="7.1019363556709">
                <text:p>7.1019363556709</text:p>
              </table:table-cell>
              <table:table-cell office:value-type="float" office:value="7.1019363556709">
                <text:p>7.10193635567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.25">
                <text:p>223.25</text:p>
              </table:table-cell>
              <table:table-cell office:value-type="float" office:value="13.8721843990051">
                <text:p>13.8721843990051</text:p>
              </table:table-cell>
              <table:table-cell office:value-type="float" office:value="13.8721843990051">
                <text:p>13.8721843990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2.1875">
                <text:p>232.1875</text:p>
              </table:table-cell>
              <table:table-cell office:value-type="float" office:value="7.48514153172804">
                <text:p>7.48514153172804</text:p>
              </table:table-cell>
              <table:table-cell office:value-type="float" office:value="7.48514153172804">
                <text:p>7.48514153172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4.6875">
                <text:p>234.6875</text:p>
              </table:table-cell>
              <table:table-cell office:value-type="float" office:value="9.18367267219384">
                <text:p>9.18367267219384</text:p>
              </table:table-cell>
              <table:table-cell office:value-type="float" office:value="9.18367267219384">
                <text:p>9.18367267219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3">
                <text:p>233</text:p>
              </table:table-cell>
              <table:table-cell office:value-type="float" office:value="9.82344135219425">
                <text:p>9.82344135219425</text:p>
              </table:table-cell>
              <table:table-cell office:value-type="float" office:value="9.82344135219425">
                <text:p>9.823441352194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7.625">
                <text:p>227.625</text:p>
              </table:table-cell>
              <table:table-cell office:value-type="float" office:value="11.2964319588089">
                <text:p>11.2964319588089</text:p>
              </table:table-cell>
              <table:table-cell office:value-type="float" office:value="11.2964319588089">
                <text:p>11.29643195880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.625">
                <text:p>232.625</text:p>
              </table:table-cell>
              <table:table-cell office:value-type="float" office:value="7.71261142545117">
                <text:p>7.71261142545117</text:p>
              </table:table-cell>
              <table:table-cell office:value-type="float" office:value="7.71261142545117">
                <text:p>7.71261142545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3.625">
                <text:p>233.625</text:p>
              </table:table-cell>
              <table:table-cell office:value-type="float" office:value="6.74421048010811">
                <text:p>6.74421048010811</text:p>
              </table:table-cell>
              <table:table-cell office:value-type="float" office:value="6.74421048010811">
                <text:p>6.74421048010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1.875">
                <text:p>231.875</text:p>
              </table:table-cell>
              <table:table-cell office:value-type="float" office:value="10.9879195027994">
                <text:p>10.9879195027994</text:p>
              </table:table-cell>
              <table:table-cell office:value-type="float" office:value="10.9879195027994">
                <text:p>10.9879195027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5.5">
                <text:p>235.5</text:p>
              </table:table-cell>
              <table:table-cell office:value-type="float" office:value="9.47364766074821">
                <text:p>9.47364766074821</text:p>
              </table:table-cell>
              <table:table-cell office:value-type="float" office:value="9.47364766074821">
                <text:p>9.473647660748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1.875">
                <text:p>231.875</text:p>
              </table:table-cell>
              <table:table-cell office:value-type="float" office:value="9.98670991868693">
                <text:p>9.98670991868693</text:p>
              </table:table-cell>
              <table:table-cell office:value-type="float" office:value="9.98670991868693">
                <text:p>9.986709918686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4.75">
                <text:p>234.75</text:p>
              </table:table-cell>
              <table:table-cell office:value-type="float" office:value="11.1998883923011">
                <text:p>11.1998883923011</text:p>
              </table:table-cell>
              <table:table-cell office:value-type="float" office:value="11.1998883923011">
                <text:p>11.19988839230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4.5">
                <text:p>234.5</text:p>
              </table:table-cell>
              <table:table-cell office:value-type="float" office:value="11.0113577727726">
                <text:p>11.0113577727726</text:p>
              </table:table-cell>
              <table:table-cell office:value-type="float" office:value="11.0113577727726">
                <text:p>11.0113577727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.75">
                <text:p>232.75</text:p>
              </table:table-cell>
              <table:table-cell office:value-type="float" office:value="8.24242076091727">
                <text:p>8.24242076091727</text:p>
              </table:table-cell>
              <table:table-cell office:value-type="float" office:value="8.24242076091727">
                <text:p>8.24242076091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4.875">
                <text:p>234.875</text:p>
              </table:table-cell>
              <table:table-cell office:value-type="float" office:value="10.2705586508232">
                <text:p>10.2705586508232</text:p>
              </table:table-cell>
              <table:table-cell office:value-type="float" office:value="10.2705586508232">
                <text:p>10.2705586508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4">
                <text:p>234</text:p>
              </table:table-cell>
              <table:table-cell office:value-type="float" office:value="12.2065556157337">
                <text:p>12.2065556157337</text:p>
              </table:table-cell>
              <table:table-cell office:value-type="float" office:value="12.2065556157337">
                <text:p>12.2065556157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1.5">
                <text:p>231.5</text:p>
              </table:table-cell>
              <table:table-cell office:value-type="float" office:value="7.59934207678533">
                <text:p>7.59934207678533</text:p>
              </table:table-cell>
              <table:table-cell office:value-type="float" office:value="7.59934207678533">
                <text:p>7.599342076785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0.25">
                <text:p>230.25</text:p>
              </table:table-cell>
              <table:table-cell office:value-type="float" office:value="8.15092019345055">
                <text:p>8.15092019345055</text:p>
              </table:table-cell>
              <table:table-cell office:value-type="float" office:value="8.15092019345055">
                <text:p>8.15092019345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.5625">
                <text:p>232.5625</text:p>
              </table:table-cell>
              <table:table-cell office:value-type="float" office:value="7.36519475302588">
                <text:p>7.36519475302588</text:p>
              </table:table-cell>
              <table:table-cell office:value-type="float" office:value="7.36519475302588">
                <text:p>7.36519475302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0.375">
                <text:p>230.375</text:p>
              </table:table-cell>
              <table:table-cell office:value-type="float" office:value="9.90501766782877">
                <text:p>9.90501766782877</text:p>
              </table:table-cell>
              <table:table-cell office:value-type="float" office:value="9.90501766782877">
                <text:p>9.90501766782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1.25">
                <text:p>231.25</text:p>
              </table:table-cell>
              <table:table-cell office:value-type="float" office:value="12.7646974112197">
                <text:p>12.7646974112197</text:p>
              </table:table-cell>
              <table:table-cell office:value-type="float" office:value="12.7646974112197">
                <text:p>12.7646974112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6.125">
                <text:p>236.125</text:p>
              </table:table-cell>
              <table:table-cell office:value-type="float" office:value="6.7256505261573">
                <text:p>6.7256505261573</text:p>
              </table:table-cell>
              <table:table-cell office:value-type="float" office:value="6.7256505261573">
                <text:p>6.72565052615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.375">
                <text:p>230.375</text:p>
              </table:table-cell>
              <table:table-cell office:value-type="float" office:value="8.89434511361011">
                <text:p>8.89434511361011</text:p>
              </table:table-cell>
              <table:table-cell office:value-type="float" office:value="8.89434511361011">
                <text:p>8.89434511361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">
                <text:p>234</text:p>
              </table:table-cell>
              <table:table-cell office:value-type="float" office:value="11.6404467268228">
                <text:p>11.6404467268228</text:p>
              </table:table-cell>
              <table:table-cell office:value-type="float" office:value="11.6404467268228">
                <text:p>11.64044672682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8.6875">
                <text:p>228.6875</text:p>
              </table:table-cell>
              <table:table-cell office:value-type="float" office:value="9.45197565326953">
                <text:p>9.45197565326953</text:p>
              </table:table-cell>
              <table:table-cell office:value-type="float" office:value="9.45197565326953">
                <text:p>9.451975653269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2.9375">
                <text:p>232.9375</text:p>
              </table:table-cell>
              <table:table-cell office:value-type="float" office:value="9.22272160210857">
                <text:p>9.22272160210857</text:p>
              </table:table-cell>
              <table:table-cell office:value-type="float" office:value="9.22272160210857">
                <text:p>9.222721602108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8.4375">
                <text:p>238.4375</text:p>
              </table:table-cell>
              <table:table-cell office:value-type="float" office:value="8.23080152536799">
                <text:p>8.23080152536799</text:p>
              </table:table-cell>
              <table:table-cell office:value-type="float" office:value="8.23080152536799">
                <text:p>8.23080152536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2.8125">
                <text:p>232.8125</text:p>
              </table:table-cell>
              <table:table-cell office:value-type="float" office:value="8.8686156614209">
                <text:p>8.8686156614209</text:p>
              </table:table-cell>
              <table:table-cell office:value-type="float" office:value="8.8686156614209">
                <text:p>8.86861566142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4.375">
                <text:p>234.375</text:p>
              </table:table-cell>
              <table:table-cell office:value-type="float" office:value="7.72071078334113">
                <text:p>7.72071078334113</text:p>
              </table:table-cell>
              <table:table-cell office:value-type="float" office:value="7.72071078334113">
                <text:p>7.72071078334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5.5">
                <text:p>235.5</text:p>
              </table:table-cell>
              <table:table-cell office:value-type="float" office:value="10.5237825899246">
                <text:p>10.5237825899246</text:p>
              </table:table-cell>
              <table:table-cell office:value-type="float" office:value="10.5237825899246">
                <text:p>10.52378258992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.125">
                <text:p>224.125</text:p>
              </table:table-cell>
              <table:table-cell office:value-type="float" office:value="7.72880165355536">
                <text:p>7.72880165355536</text:p>
              </table:table-cell>
              <table:table-cell office:value-type="float" office:value="7.72880165355536">
                <text:p>7.728801653555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.625">
                <text:p>231.625</text:p>
              </table:table-cell>
              <table:table-cell office:value-type="float" office:value="8.52111348357713">
                <text:p>8.52111348357713</text:p>
              </table:table-cell>
              <table:table-cell office:value-type="float" office:value="8.52111348357713">
                <text:p>8.52111348357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8.25">
                <text:p>238.25</text:p>
              </table:table-cell>
              <table:table-cell office:value-type="float" office:value="9.45714015968887">
                <text:p>9.45714015968887</text:p>
              </table:table-cell>
              <table:table-cell office:value-type="float" office:value="9.45714015968887">
                <text:p>9.4571401596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7">
                <text:p>237</text:p>
              </table:table-cell>
              <table:table-cell office:value-type="float" office:value="8.15475321515005">
                <text:p>8.15475321515005</text:p>
              </table:table-cell>
              <table:table-cell office:value-type="float" office:value="8.15475321515005">
                <text:p>8.15475321515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2.25">
                <text:p>232.25</text:p>
              </table:table-cell>
              <table:table-cell office:value-type="float" office:value="9.32402809948576">
                <text:p>9.32402809948576</text:p>
              </table:table-cell>
              <table:table-cell office:value-type="float" office:value="9.32402809948576">
                <text:p>9.32402809948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2.1875">
                <text:p>232.1875</text:p>
              </table:table-cell>
              <table:table-cell office:value-type="float" office:value="9.36895638531848">
                <text:p>9.36895638531848</text:p>
              </table:table-cell>
              <table:table-cell office:value-type="float" office:value="9.36895638531848">
                <text:p>9.368956385318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2.5625">
                <text:p>232.5625</text:p>
              </table:table-cell>
              <table:table-cell office:value-type="float" office:value="11.7790531771446">
                <text:p>11.7790531771446</text:p>
              </table:table-cell>
              <table:table-cell office:value-type="float" office:value="11.7790531771446">
                <text:p>11.77905317714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.625">
                <text:p>229.625</text:p>
              </table:table-cell>
              <table:table-cell office:value-type="float" office:value="7.88095013307406">
                <text:p>7.88095013307406</text:p>
              </table:table-cell>
              <table:table-cell office:value-type="float" office:value="7.88095013307406">
                <text:p>7.880950133074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4.125">
                <text:p>234.125</text:p>
              </table:table-cell>
              <table:table-cell office:value-type="float" office:value="9.39331544237709">
                <text:p>9.39331544237709</text:p>
              </table:table-cell>
              <table:table-cell office:value-type="float" office:value="9.39331544237709">
                <text:p>9.39331544237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8.875">
                <text:p>228.875</text:p>
              </table:table-cell>
              <table:table-cell office:value-type="float" office:value="10.6763465192921">
                <text:p>10.6763465192921</text:p>
              </table:table-cell>
              <table:table-cell office:value-type="float" office:value="10.6763465192921">
                <text:p>10.67634651929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6.875">
                <text:p>236.875</text:p>
              </table:table-cell>
              <table:table-cell office:value-type="float" office:value="7.77717011515114">
                <text:p>7.77717011515114</text:p>
              </table:table-cell>
              <table:table-cell office:value-type="float" office:value="7.77717011515114">
                <text:p>7.777170115151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.125">
                <text:p>230.125</text:p>
              </table:table-cell>
              <table:table-cell office:value-type="float" office:value="9.80991207911671">
                <text:p>9.80991207911671</text:p>
              </table:table-cell>
              <table:table-cell office:value-type="float" office:value="9.80991207911671">
                <text:p>9.80991207911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8.125">
                <text:p>238.125</text:p>
              </table:table-cell>
              <table:table-cell office:value-type="float" office:value="6.42139976952066">
                <text:p>6.42139976952066</text:p>
              </table:table-cell>
              <table:table-cell office:value-type="float" office:value="6.42139976952066">
                <text:p>6.421399769520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.625">
                <text:p>237.625</text:p>
              </table:table-cell>
              <table:table-cell office:value-type="float" office:value="10.2034001685713">
                <text:p>10.2034001685713</text:p>
              </table:table-cell>
              <table:table-cell office:value-type="float" office:value="10.2034001685713">
                <text:p>10.20340016857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9.125">
                <text:p>229.125</text:p>
              </table:table-cell>
              <table:table-cell office:value-type="float" office:value="8.36566644087606">
                <text:p>8.36566644087606</text:p>
              </table:table-cell>
              <table:table-cell office:value-type="float" office:value="8.36566644087606">
                <text:p>8.36566644087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4.625">
                <text:p>234.625</text:p>
              </table:table-cell>
              <table:table-cell office:value-type="float" office:value="10.0677393192315">
                <text:p>10.0677393192315</text:p>
              </table:table-cell>
              <table:table-cell office:value-type="float" office:value="10.0677393192315">
                <text:p>10.06773931923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3.875">
                <text:p>233.875</text:p>
              </table:table-cell>
              <table:table-cell office:value-type="float" office:value="11.6290315589906">
                <text:p>11.6290315589906</text:p>
              </table:table-cell>
              <table:table-cell office:value-type="float" office:value="11.6290315589906">
                <text:p>11.62903155899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4">
                <text:p>234</text:p>
              </table:table-cell>
              <table:table-cell office:value-type="float" office:value="8.15475321515005">
                <text:p>8.15475321515005</text:p>
              </table:table-cell>
              <table:table-cell office:value-type="float" office:value="8.15475321515005">
                <text:p>8.15475321515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7.375">
                <text:p>227.375</text:p>
              </table:table-cell>
              <table:table-cell office:value-type="float" office:value="8.11537891906472">
                <text:p>8.11537891906472</text:p>
              </table:table-cell>
              <table:table-cell office:value-type="float" office:value="8.11537891906472">
                <text:p>8.11537891906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5.375">
                <text:p>235.375</text:p>
              </table:table-cell>
              <table:table-cell office:value-type="float" office:value="5.68853012649138">
                <text:p>5.68853012649138</text:p>
              </table:table-cell>
              <table:table-cell office:value-type="float" office:value="5.68853012649138">
                <text:p>5.68853012649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5.75">
                <text:p>235.75</text:p>
              </table:table-cell>
              <table:table-cell office:value-type="float" office:value="9.87104351119982">
                <text:p>9.87104351119982</text:p>
              </table:table-cell>
              <table:table-cell office:value-type="float" office:value="9.87104351119982">
                <text:p>9.871043511199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0.5">
                <text:p>230.5</text:p>
              </table:table-cell>
              <table:table-cell office:value-type="float" office:value="10.688779163216">
                <text:p>10.688779163216</text:p>
              </table:table-cell>
              <table:table-cell office:value-type="float" office:value="10.688779163216">
                <text:p>10.688779163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.625">
                <text:p>235.625</text:p>
              </table:table-cell>
              <table:table-cell office:value-type="float" office:value="7.68826215734089">
                <text:p>7.68826215734089</text:p>
              </table:table-cell>
              <table:table-cell office:value-type="float" office:value="7.68826215734089">
                <text:p>7.688262157340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.9375">
                <text:p>236.9375</text:p>
              </table:table-cell>
              <table:table-cell office:value-type="float" office:value="8.88445798853256">
                <text:p>8.88445798853256</text:p>
              </table:table-cell>
              <table:table-cell office:value-type="float" office:value="8.88445798853256">
                <text:p>8.884457988532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7.8125">
                <text:p>237.8125</text:p>
              </table:table-cell>
              <table:table-cell office:value-type="float" office:value="8.63292208640852">
                <text:p>8.63292208640852</text:p>
              </table:table-cell>
              <table:table-cell office:value-type="float" office:value="8.63292208640852">
                <text:p>8.632922086408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0.75">
                <text:p>230.75</text:p>
              </table:table-cell>
              <table:table-cell office:value-type="float" office:value="11.2444430720245">
                <text:p>11.2444430720245</text:p>
              </table:table-cell>
              <table:table-cell office:value-type="float" office:value="11.2444430720245">
                <text:p>11.2444430720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5.875">
                <text:p>215.875</text:p>
              </table:table-cell>
              <table:table-cell office:value-type="float" office:value="56.9625699472908">
                <text:p>56.9625699472908</text:p>
              </table:table-cell>
              <table:table-cell office:value-type="float" office:value="56.9625699472908">
                <text:p>56.96256994729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8.25">
                <text:p>208.25</text:p>
              </table:table-cell>
              <table:table-cell office:value-type="float" office:value="79.2807511316587">
                <text:p>79.2807511316587</text:p>
              </table:table-cell>
              <table:table-cell office:value-type="float" office:value="79.2807511316587">
                <text:p>79.28075113165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8.875">
                <text:p>178.875</text:p>
              </table:table-cell>
              <table:table-cell office:value-type="float" office:value="81.7770406348872">
                <text:p>81.7770406348872</text:p>
              </table:table-cell>
              <table:table-cell office:value-type="float" office:value="81.7770406348872">
                <text:p>81.77704063488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67.2904153650429">
                <text:p>67.2904153650429</text:p>
              </table:table-cell>
              <table:table-cell office:value-type="float" office:value="67.2904153650429">
                <text:p>67.2904153650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5">
                <text:p>0.125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5">
                <text:p>0.125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5">
                <text:p>0.125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">
                <text:p>0.2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0.661437827766148">
                <text:p>0.6614378277661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">
                <text:p>0.2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0.661437827766148">
                <text:p>0.6614378277661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5">
                <text:p>0.7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0.968245836551854">
                <text:p>0.9682458365518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0.661437827766148">
                <text:p>0.6614378277661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0.968245836551854">
                <text:p>0.9682458365518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0.661437827766148">
                <text:p>0.661437827766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0.968245836551854">
                <text:p>0.9682458365518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error-upper-range="Average.E2:Average.E119" chart:error-lower-range="Average.E2:Average.E119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error-upper-indicator="true" chart:error-lower-indicator="true" chart:error-category="cell-range" chart:error-upper-range="Average.E2:Average.E119" chart:error-lower-range="Average.E2:Average.E11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86cm" svg:y="0.316cm" chart:style-name="ch2">
          <text:p>Standard Deviation - Attacker</text:p>
        </chart:title>
        <chart:legend chart:legend-position="end" svg:x="12.037cm" svg:y="4.201cm" style:legend-expansion="high" chart:style-name="ch3"/>
        <chart:plot-area chart:style-name="ch4" table:cell-range-address="Average.B1:Average.B119" chart:data-source-has-labels="row" svg:x="1.331cm" svg:y="1.635cm" svg:width="10.066cm" svg:height="6.204cm">
          <chartooo:coordinate-region svg:x="2.138cm" svg:y="1.834cm" svg:width="8.979cm" svg:height="5.358cm"/>
          <chart:axis chart:dimension="x" chart:name="primary-x" chart:style-name="ch5">
            <chart:title svg:x="5.42cm" svg:y="8.019cm" chart:style-name="ch6">
              <text:p>Time Period</text:p>
            </chart:title>
          </chart:axis>
          <chart:axis chart:dimension="y" chart:name="primary-y" chart:style-name="ch5">
            <chart:title svg:x="0.451cm" svg:y="6.183cm" chart:style-name="ch7">
              <text:p>Number of Packets</text:p>
            </chart:title>
            <chart:grid chart:style-name="ch8" chart:class="major"/>
          </chart:axis>
          <chart:series chart:style-name="ch9" chart:values-cell-range-address="Average.B2:Average.B119" chart:label-cell-address="Average.B1:Average.B1" chart:class="chart:scatter">
            <chart:error-indicator chart:error-upper-range="Average.E2:Average.E119" chart:error-lower-range="Average.E2:Average.E119" chart:style-name="ch10" chart:dimension="y"/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Attacker</text:p>
                <draw:g>
                  <svg:desc>Average.B1:Average.B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625">
                <text:p>2.5625</text:p>
                <draw:g>
                  <svg:desc>Average.B2:Average.B119</svg:desc>
                </draw:g>
              </table:table-cell>
              <table:table-cell office:value-type="float" office:value="0.973702668073344">
                <text:p>0.973702668073344</text:p>
                <draw:g>
                  <svg:desc>Average.E2:Average.E119</svg:desc>
                </draw:g>
              </table:table-cell>
              <table:table-cell office:value-type="float" office:value="0.973702668073344">
                <text:p>0.973702668073344</text:p>
                <draw:g>
                  <svg:desc>Average.E2:Average.E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665512264646163">
                <text:p>0.665512264646163</text:p>
              </table:table-cell>
              <table:table-cell office:value-type="float" office:value="0.665512264646163">
                <text:p>0.665512264646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625">
                <text:p>1.0625</text:p>
              </table:table-cell>
              <table:table-cell office:value-type="float" office:value="0.78480376847802">
                <text:p>0.78480376847802</text:p>
              </table:table-cell>
              <table:table-cell office:value-type="float" office:value="0.78480376847802">
                <text:p>0.78480376847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1.49740259545387">
                <text:p>1.49740259545387</text:p>
              </table:table-cell>
              <table:table-cell office:value-type="float" office:value="1.49740259545387">
                <text:p>1.49740259545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125">
                <text:p>2.3125</text:p>
              </table:table-cell>
              <table:table-cell office:value-type="float" office:value="0.915079363888473">
                <text:p>0.915079363888473</text:p>
              </table:table-cell>
              <table:table-cell office:value-type="float" office:value="0.915079363888473">
                <text:p>0.915079363888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25">
                <text:p>2.125</text:p>
              </table:table-cell>
              <table:table-cell office:value-type="float" office:value="1.0256232808331">
                <text:p>1.0256232808331</text:p>
              </table:table-cell>
              <table:table-cell office:value-type="float" office:value="1.0256232808331">
                <text:p>1.0256232808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17647058823529">
                <text:p>1.17647058823529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1.93313843825353">
                <text:p>1.93313843825353</text:p>
              </table:table-cell>
              <table:table-cell office:value-type="float" office:value="1.93313843825353">
                <text:p>1.93313843825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.95449973245131">
                <text:p>1.95449973245131</text:p>
              </table:table-cell>
              <table:table-cell office:value-type="float" office:value="1.95449973245131">
                <text:p>1.95449973245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2.38797448590405">
                <text:p>2.38797448590405</text:p>
              </table:table-cell>
              <table:table-cell office:value-type="float" office:value="2.38797448590405">
                <text:p>2.38797448590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.58823529411765">
                <text:p>2.58823529411765</text:p>
              </table:table-cell>
              <table:table-cell office:value-type="float" office:value="2.58823529411765">
                <text:p>2.58823529411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75">
                <text:p>30.75</text:p>
              </table:table-cell>
              <table:table-cell office:value-type="float" office:value="40.1173883034608">
                <text:p>40.1173883034608</text:p>
              </table:table-cell>
              <table:table-cell office:value-type="float" office:value="40.1173883034608">
                <text:p>40.1173883034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5.1875">
                <text:p>215.1875</text:p>
              </table:table-cell>
              <table:table-cell office:value-type="float" office:value="49.3567621040717">
                <text:p>49.3567621040717</text:p>
              </table:table-cell>
              <table:table-cell office:value-type="float" office:value="49.3567621040717">
                <text:p>49.3567621040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.6875">
                <text:p>223.6875</text:p>
              </table:table-cell>
              <table:table-cell office:value-type="float" office:value="50.5091036366021">
                <text:p>50.5091036366021</text:p>
              </table:table-cell>
              <table:table-cell office:value-type="float" office:value="50.5091036366021">
                <text:p>50.5091036366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6.3125">
                <text:p>226.3125</text:p>
              </table:table-cell>
              <table:table-cell office:value-type="float" office:value="50.3550714227781">
                <text:p>50.3550714227781</text:p>
              </table:table-cell>
              <table:table-cell office:value-type="float" office:value="50.3550714227781">
                <text:p>50.35507142277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9.25">
                <text:p>229.25</text:p>
              </table:table-cell>
              <table:table-cell office:value-type="float" office:value="51.0498772319574">
                <text:p>51.0498772319574</text:p>
              </table:table-cell>
              <table:table-cell office:value-type="float" office:value="51.0498772319574">
                <text:p>51.0498772319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3.5625">
                <text:p>233.5625</text:p>
              </table:table-cell>
              <table:table-cell office:value-type="float" office:value="51.9640546510619">
                <text:p>51.9640546510619</text:p>
              </table:table-cell>
              <table:table-cell office:value-type="float" office:value="51.9640546510619">
                <text:p>51.9640546510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">
                <text:p>231</text:p>
              </table:table-cell>
              <table:table-cell office:value-type="float" office:value="51.3833546486418">
                <text:p>51.3833546486418</text:p>
              </table:table-cell>
              <table:table-cell office:value-type="float" office:value="51.3833546486418">
                <text:p>51.3833546486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">
                <text:p>227</text:p>
              </table:table-cell>
              <table:table-cell office:value-type="float" office:value="50.1931907870389">
                <text:p>50.1931907870389</text:p>
              </table:table-cell>
              <table:table-cell office:value-type="float" office:value="50.1931907870389">
                <text:p>50.1931907870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.8125">
                <text:p>215.8125</text:p>
              </table:table-cell>
              <table:table-cell office:value-type="float" office:value="64.5434324411111">
                <text:p>64.5434324411111</text:p>
              </table:table-cell>
              <table:table-cell office:value-type="float" office:value="64.5434324411111">
                <text:p>64.5434324411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8">
                <text:p>228</text:p>
              </table:table-cell>
              <table:table-cell office:value-type="float" office:value="49.6993730509843">
                <text:p>49.6993730509843</text:p>
              </table:table-cell>
              <table:table-cell office:value-type="float" office:value="49.6993730509843">
                <text:p>49.69937305098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1.6875">
                <text:p>231.6875</text:p>
              </table:table-cell>
              <table:table-cell office:value-type="float" office:value="50.0234547063799">
                <text:p>50.0234547063799</text:p>
              </table:table-cell>
              <table:table-cell office:value-type="float" office:value="50.0234547063799">
                <text:p>50.0234547063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4.625">
                <text:p>234.625</text:p>
              </table:table-cell>
              <table:table-cell office:value-type="float" office:value="50.4803226592159">
                <text:p>50.4803226592159</text:p>
              </table:table-cell>
              <table:table-cell office:value-type="float" office:value="50.4803226592159">
                <text:p>50.4803226592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4">
                <text:p>234</text:p>
              </table:table-cell>
              <table:table-cell office:value-type="float" office:value="50.6776910849579">
                <text:p>50.6776910849579</text:p>
              </table:table-cell>
              <table:table-cell office:value-type="float" office:value="50.6776910849579">
                <text:p>50.6776910849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3.8125">
                <text:p>233.8125</text:p>
              </table:table-cell>
              <table:table-cell office:value-type="float" office:value="49.5724278761524">
                <text:p>49.5724278761524</text:p>
              </table:table-cell>
              <table:table-cell office:value-type="float" office:value="49.5724278761524">
                <text:p>49.57242787615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.375">
                <text:p>233.375</text:p>
              </table:table-cell>
              <table:table-cell office:value-type="float" office:value="49.3740051802895">
                <text:p>49.3740051802895</text:p>
              </table:table-cell>
              <table:table-cell office:value-type="float" office:value="49.3740051802895">
                <text:p>49.3740051802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3.4375">
                <text:p>223.4375</text:p>
              </table:table-cell>
              <table:table-cell office:value-type="float" office:value="47.565289312742">
                <text:p>47.565289312742</text:p>
              </table:table-cell>
              <table:table-cell office:value-type="float" office:value="47.565289312742">
                <text:p>47.565289312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3.5">
                <text:p>223.5</text:p>
              </table:table-cell>
              <table:table-cell office:value-type="float" office:value="49.6138026335888">
                <text:p>49.6138026335888</text:p>
              </table:table-cell>
              <table:table-cell office:value-type="float" office:value="49.6138026335888">
                <text:p>49.6138026335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9.0625">
                <text:p>229.0625</text:p>
              </table:table-cell>
              <table:table-cell office:value-type="float" office:value="51.9974713252621">
                <text:p>51.9974713252621</text:p>
              </table:table-cell>
              <table:table-cell office:value-type="float" office:value="51.9974713252621">
                <text:p>51.99747132526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1.1875">
                <text:p>231.1875</text:p>
              </table:table-cell>
              <table:table-cell office:value-type="float" office:value="49.6848197629708">
                <text:p>49.6848197629708</text:p>
              </table:table-cell>
              <table:table-cell office:value-type="float" office:value="49.6848197629708">
                <text:p>49.68481976297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7.75">
                <text:p>227.75</text:p>
              </table:table-cell>
              <table:table-cell office:value-type="float" office:value="47.3426002592587">
                <text:p>47.3426002592587</text:p>
              </table:table-cell>
              <table:table-cell office:value-type="float" office:value="47.3426002592587">
                <text:p>47.34260025925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4.375">
                <text:p>234.375</text:p>
              </table:table-cell>
              <table:table-cell office:value-type="float" office:value="48.2287656988073">
                <text:p>48.2287656988073</text:p>
              </table:table-cell>
              <table:table-cell office:value-type="float" office:value="48.2287656988073">
                <text:p>48.2287656988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1.625">
                <text:p>231.625</text:p>
              </table:table-cell>
              <table:table-cell office:value-type="float" office:value="47.4285476061378">
                <text:p>47.4285476061378</text:p>
              </table:table-cell>
              <table:table-cell office:value-type="float" office:value="47.4285476061378">
                <text:p>47.4285476061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7.1875">
                <text:p>227.1875</text:p>
              </table:table-cell>
              <table:table-cell office:value-type="float" office:value="46.5936568443762">
                <text:p>46.5936568443762</text:p>
              </table:table-cell>
              <table:table-cell office:value-type="float" office:value="46.5936568443762">
                <text:p>46.59365684437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5.25">
                <text:p>235.25</text:p>
              </table:table-cell>
              <table:table-cell office:value-type="float" office:value="47.7026545654972">
                <text:p>47.7026545654972</text:p>
              </table:table-cell>
              <table:table-cell office:value-type="float" office:value="47.7026545654972">
                <text:p>47.7026545654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9.8125">
                <text:p>229.8125</text:p>
              </table:table-cell>
              <table:table-cell office:value-type="float" office:value="47.2802145206756">
                <text:p>47.2802145206756</text:p>
              </table:table-cell>
              <table:table-cell office:value-type="float" office:value="47.2802145206756">
                <text:p>47.28021452067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5.125">
                <text:p>235.125</text:p>
              </table:table-cell>
              <table:table-cell office:value-type="float" office:value="47.3610880825162">
                <text:p>47.3610880825162</text:p>
              </table:table-cell>
              <table:table-cell office:value-type="float" office:value="47.3610880825162">
                <text:p>47.3610880825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3">
                <text:p>233</text:p>
              </table:table-cell>
              <table:table-cell office:value-type="float" office:value="46.6439803152988">
                <text:p>46.6439803152988</text:p>
              </table:table-cell>
              <table:table-cell office:value-type="float" office:value="46.6439803152988">
                <text:p>46.6439803152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8.875">
                <text:p>228.875</text:p>
              </table:table-cell>
              <table:table-cell office:value-type="float" office:value="45.3038950485981">
                <text:p>45.3038950485981</text:p>
              </table:table-cell>
              <table:table-cell office:value-type="float" office:value="45.3038950485981">
                <text:p>45.3038950485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9.6875">
                <text:p>229.6875</text:p>
              </table:table-cell>
              <table:table-cell office:value-type="float" office:value="45.188647256036">
                <text:p>45.188647256036</text:p>
              </table:table-cell>
              <table:table-cell office:value-type="float" office:value="45.188647256036">
                <text:p>45.1886472560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7">
                <text:p>227</text:p>
              </table:table-cell>
              <table:table-cell office:value-type="float" office:value="44.9031252524749">
                <text:p>44.9031252524749</text:p>
              </table:table-cell>
              <table:table-cell office:value-type="float" office:value="44.9031252524749">
                <text:p>44.90312525247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9.5">
                <text:p>229.5</text:p>
              </table:table-cell>
              <table:table-cell office:value-type="float" office:value="44.8856293615606">
                <text:p>44.8856293615606</text:p>
              </table:table-cell>
              <table:table-cell office:value-type="float" office:value="44.8856293615606">
                <text:p>44.88562936156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2.6875">
                <text:p>232.6875</text:p>
              </table:table-cell>
              <table:table-cell office:value-type="float" office:value="45.7295343450891">
                <text:p>45.7295343450891</text:p>
              </table:table-cell>
              <table:table-cell office:value-type="float" office:value="45.7295343450891">
                <text:p>45.72953434508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.625">
                <text:p>232.625</text:p>
              </table:table-cell>
              <table:table-cell office:value-type="float" office:value="45.1104756935796">
                <text:p>45.1104756935796</text:p>
              </table:table-cell>
              <table:table-cell office:value-type="float" office:value="45.1104756935796">
                <text:p>45.1104756935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6.3125">
                <text:p>226.3125</text:p>
              </table:table-cell>
              <table:table-cell office:value-type="float" office:value="44.1587259732975">
                <text:p>44.1587259732975</text:p>
              </table:table-cell>
              <table:table-cell office:value-type="float" office:value="44.1587259732975">
                <text:p>44.15872597329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3.0625">
                <text:p>233.0625</text:p>
              </table:table-cell>
              <table:table-cell office:value-type="float" office:value="44.7614206106833">
                <text:p>44.7614206106833</text:p>
              </table:table-cell>
              <table:table-cell office:value-type="float" office:value="44.7614206106833">
                <text:p>44.7614206106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3.6875">
                <text:p>233.6875</text:p>
              </table:table-cell>
              <table:table-cell office:value-type="float" office:value="45.3233671791577">
                <text:p>45.3233671791577</text:p>
              </table:table-cell>
              <table:table-cell office:value-type="float" office:value="45.3233671791577">
                <text:p>45.3233671791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0.9375">
                <text:p>230.9375</text:p>
              </table:table-cell>
              <table:table-cell office:value-type="float" office:value="44.069777951786">
                <text:p>44.069777951786</text:p>
              </table:table-cell>
              <table:table-cell office:value-type="float" office:value="44.069777951786">
                <text:p>44.0697779517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3.375">
                <text:p>233.375</text:p>
              </table:table-cell>
              <table:table-cell office:value-type="float" office:value="44.566035137639">
                <text:p>44.566035137639</text:p>
              </table:table-cell>
              <table:table-cell office:value-type="float" office:value="44.566035137639">
                <text:p>44.5660351376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3.8125">
                <text:p>233.8125</text:p>
              </table:table-cell>
              <table:table-cell office:value-type="float" office:value="44.3276570153509">
                <text:p>44.3276570153509</text:p>
              </table:table-cell>
              <table:table-cell office:value-type="float" office:value="44.3276570153509">
                <text:p>44.3276570153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4.9375">
                <text:p>234.9375</text:p>
              </table:table-cell>
              <table:table-cell office:value-type="float" office:value="44.3434222895124">
                <text:p>44.3434222895124</text:p>
              </table:table-cell>
              <table:table-cell office:value-type="float" office:value="44.3434222895124">
                <text:p>44.34342228951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3.5">
                <text:p>233.5</text:p>
              </table:table-cell>
              <table:table-cell office:value-type="float" office:value="43.8865318937473">
                <text:p>43.8865318937473</text:p>
              </table:table-cell>
              <table:table-cell office:value-type="float" office:value="43.8865318937473">
                <text:p>43.88653189374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5.625">
                <text:p>235.625</text:p>
              </table:table-cell>
              <table:table-cell office:value-type="float" office:value="43.6697261578197">
                <text:p>43.6697261578197</text:p>
              </table:table-cell>
              <table:table-cell office:value-type="float" office:value="43.6697261578197">
                <text:p>43.6697261578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0.5">
                <text:p>230.5</text:p>
              </table:table-cell>
              <table:table-cell office:value-type="float" office:value="42.6681894912787">
                <text:p>42.6681894912787</text:p>
              </table:table-cell>
              <table:table-cell office:value-type="float" office:value="42.6681894912787">
                <text:p>42.66818949127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8.4375">
                <text:p>238.4375</text:p>
              </table:table-cell>
              <table:table-cell office:value-type="float" office:value="44.1747081970063">
                <text:p>44.1747081970063</text:p>
              </table:table-cell>
              <table:table-cell office:value-type="float" office:value="44.1747081970063">
                <text:p>44.1747081970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0.25">
                <text:p>230.25</text:p>
              </table:table-cell>
              <table:table-cell office:value-type="float" office:value="42.0280018699018">
                <text:p>42.0280018699018</text:p>
              </table:table-cell>
              <table:table-cell office:value-type="float" office:value="42.0280018699018">
                <text:p>42.0280018699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.8125">
                <text:p>228.8125</text:p>
              </table:table-cell>
              <table:table-cell office:value-type="float" office:value="41.1978935867619">
                <text:p>41.1978935867619</text:p>
              </table:table-cell>
              <table:table-cell office:value-type="float" office:value="41.1978935867619">
                <text:p>41.1978935867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.0625">
                <text:p>232.0625</text:p>
              </table:table-cell>
              <table:table-cell office:value-type="float" office:value="41.8740903945003">
                <text:p>41.8740903945003</text:p>
              </table:table-cell>
              <table:table-cell office:value-type="float" office:value="41.8740903945003">
                <text:p>41.8740903945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3.5625">
                <text:p>233.5625</text:p>
              </table:table-cell>
              <table:table-cell office:value-type="float" office:value="42.0528584827999">
                <text:p>42.0528584827999</text:p>
              </table:table-cell>
              <table:table-cell office:value-type="float" office:value="42.0528584827999">
                <text:p>42.0528584827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1.6875">
                <text:p>231.6875</text:p>
              </table:table-cell>
              <table:table-cell office:value-type="float" office:value="41.5367432288845">
                <text:p>41.5367432288845</text:p>
              </table:table-cell>
              <table:table-cell office:value-type="float" office:value="41.5367432288845">
                <text:p>41.53674322888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2.1875">
                <text:p>232.1875</text:p>
              </table:table-cell>
              <table:table-cell office:value-type="float" office:value="41.2807922190015">
                <text:p>41.2807922190015</text:p>
              </table:table-cell>
              <table:table-cell office:value-type="float" office:value="41.2807922190015">
                <text:p>41.2807922190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2.125">
                <text:p>232.125</text:p>
              </table:table-cell>
              <table:table-cell office:value-type="float" office:value="41.0722209728198">
                <text:p>41.0722209728198</text:p>
              </table:table-cell>
              <table:table-cell office:value-type="float" office:value="41.0722209728198">
                <text:p>41.0722209728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3">
                <text:p>233</text:p>
              </table:table-cell>
              <table:table-cell office:value-type="float" office:value="40.5056277861847">
                <text:p>40.5056277861847</text:p>
              </table:table-cell>
              <table:table-cell office:value-type="float" office:value="40.5056277861847">
                <text:p>40.5056277861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9.4375">
                <text:p>229.4375</text:p>
              </table:table-cell>
              <table:table-cell office:value-type="float" office:value="40.0011245516663">
                <text:p>40.0011245516663</text:p>
              </table:table-cell>
              <table:table-cell office:value-type="float" office:value="40.0011245516663">
                <text:p>40.00112455166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4.25">
                <text:p>234.25</text:p>
              </table:table-cell>
              <table:table-cell office:value-type="float" office:value="40.8897581105477">
                <text:p>40.8897581105477</text:p>
              </table:table-cell>
              <table:table-cell office:value-type="float" office:value="40.8897581105477">
                <text:p>40.88975811054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6.8125">
                <text:p>236.8125</text:p>
              </table:table-cell>
              <table:table-cell office:value-type="float" office:value="40.8361567180572">
                <text:p>40.8361567180572</text:p>
              </table:table-cell>
              <table:table-cell office:value-type="float" office:value="40.8361567180572">
                <text:p>40.83615671805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3.8125">
                <text:p>233.8125</text:p>
              </table:table-cell>
              <table:table-cell office:value-type="float" office:value="40.2974236514095">
                <text:p>40.2974236514095</text:p>
              </table:table-cell>
              <table:table-cell office:value-type="float" office:value="40.2974236514095">
                <text:p>40.29742365140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6.125">
                <text:p>236.125</text:p>
              </table:table-cell>
              <table:table-cell office:value-type="float" office:value="40.8908581927186">
                <text:p>40.8908581927186</text:p>
              </table:table-cell>
              <table:table-cell office:value-type="float" office:value="40.8908581927186">
                <text:p>40.89085819271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2.4375">
                <text:p>232.4375</text:p>
              </table:table-cell>
              <table:table-cell office:value-type="float" office:value="39.5968437454562">
                <text:p>39.5968437454562</text:p>
              </table:table-cell>
              <table:table-cell office:value-type="float" office:value="39.5968437454562">
                <text:p>39.5968437454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.75">
                <text:p>224.75</text:p>
              </table:table-cell>
              <table:table-cell office:value-type="float" office:value="37.3440934403139">
                <text:p>37.3440934403139</text:p>
              </table:table-cell>
              <table:table-cell office:value-type="float" office:value="37.3440934403139">
                <text:p>37.34409344031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.75">
                <text:p>231.75</text:p>
              </table:table-cell>
              <table:table-cell office:value-type="float" office:value="38.912820669501">
                <text:p>38.912820669501</text:p>
              </table:table-cell>
              <table:table-cell office:value-type="float" office:value="38.912820669501">
                <text:p>38.9128206695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7.125">
                <text:p>237.125</text:p>
              </table:table-cell>
              <table:table-cell office:value-type="float" office:value="39.5980671297884">
                <text:p>39.5980671297884</text:p>
              </table:table-cell>
              <table:table-cell office:value-type="float" office:value="39.5980671297884">
                <text:p>39.59806712978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6.25">
                <text:p>236.25</text:p>
              </table:table-cell>
              <table:table-cell office:value-type="float" office:value="38.8964555718817">
                <text:p>38.8964555718817</text:p>
              </table:table-cell>
              <table:table-cell office:value-type="float" office:value="38.8964555718817">
                <text:p>38.89645557188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4.25">
                <text:p>234.25</text:p>
              </table:table-cell>
              <table:table-cell office:value-type="float" office:value="38.6374327702122">
                <text:p>38.6374327702122</text:p>
              </table:table-cell>
              <table:table-cell office:value-type="float" office:value="38.6374327702122">
                <text:p>38.63743277021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2.125">
                <text:p>232.125</text:p>
              </table:table-cell>
              <table:table-cell office:value-type="float" office:value="38.4598833820097">
                <text:p>38.4598833820097</text:p>
              </table:table-cell>
              <table:table-cell office:value-type="float" office:value="38.4598833820097">
                <text:p>38.45988338200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2.75">
                <text:p>232.75</text:p>
              </table:table-cell>
              <table:table-cell office:value-type="float" office:value="38.0419546214267">
                <text:p>38.0419546214267</text:p>
              </table:table-cell>
              <table:table-cell office:value-type="float" office:value="38.0419546214267">
                <text:p>38.04195462142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0.6875">
                <text:p>230.6875</text:p>
              </table:table-cell>
              <table:table-cell office:value-type="float" office:value="36.5158163579928">
                <text:p>36.5158163579928</text:p>
              </table:table-cell>
              <table:table-cell office:value-type="float" office:value="36.5158163579928">
                <text:p>36.51581635799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4.375">
                <text:p>234.375</text:p>
              </table:table-cell>
              <table:table-cell office:value-type="float" office:value="37.2925403266369">
                <text:p>37.2925403266369</text:p>
              </table:table-cell>
              <table:table-cell office:value-type="float" office:value="37.2925403266369">
                <text:p>37.2925403266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0.625">
                <text:p>230.625</text:p>
              </table:table-cell>
              <table:table-cell office:value-type="float" office:value="37.0369683454444">
                <text:p>37.0369683454444</text:p>
              </table:table-cell>
              <table:table-cell office:value-type="float" office:value="37.0369683454444">
                <text:p>37.03696834544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2.0625">
                <text:p>232.0625</text:p>
              </table:table-cell>
              <table:table-cell office:value-type="float" office:value="37.6561569888584">
                <text:p>37.6561569888584</text:p>
              </table:table-cell>
              <table:table-cell office:value-type="float" office:value="37.6561569888584">
                <text:p>37.65615698885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1.125">
                <text:p>231.125</text:p>
              </table:table-cell>
              <table:table-cell office:value-type="float" office:value="36.1870381504732">
                <text:p>36.1870381504732</text:p>
              </table:table-cell>
              <table:table-cell office:value-type="float" office:value="36.1870381504732">
                <text:p>36.1870381504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8.3125">
                <text:p>238.3125</text:p>
              </table:table-cell>
              <table:table-cell office:value-type="float" office:value="37.2430528112152">
                <text:p>37.2430528112152</text:p>
              </table:table-cell>
              <table:table-cell office:value-type="float" office:value="37.2430528112152">
                <text:p>37.2430528112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5.875">
                <text:p>235.875</text:p>
              </table:table-cell>
              <table:table-cell office:value-type="float" office:value="36.5961784455236">
                <text:p>36.5961784455236</text:p>
              </table:table-cell>
              <table:table-cell office:value-type="float" office:value="36.5961784455236">
                <text:p>36.59617844552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9.5">
                <text:p>229.5</text:p>
              </table:table-cell>
              <table:table-cell office:value-type="float" office:value="35.2194307804409">
                <text:p>35.2194307804409</text:p>
              </table:table-cell>
              <table:table-cell office:value-type="float" office:value="35.2194307804409">
                <text:p>35.2194307804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4.0625">
                <text:p>234.0625</text:p>
              </table:table-cell>
              <table:table-cell office:value-type="float" office:value="36.5300274647364">
                <text:p>36.5300274647364</text:p>
              </table:table-cell>
              <table:table-cell office:value-type="float" office:value="36.5300274647364">
                <text:p>36.53002746473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5.875">
                <text:p>235.875</text:p>
              </table:table-cell>
              <table:table-cell office:value-type="float" office:value="36.576222730131">
                <text:p>36.576222730131</text:p>
              </table:table-cell>
              <table:table-cell office:value-type="float" office:value="36.576222730131">
                <text:p>36.5762227301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.5">
                <text:p>231.5</text:p>
              </table:table-cell>
              <table:table-cell office:value-type="float" office:value="34.6036380270324">
                <text:p>34.6036380270324</text:p>
              </table:table-cell>
              <table:table-cell office:value-type="float" office:value="34.6036380270324">
                <text:p>34.60363802703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.3125">
                <text:p>231.3125</text:p>
              </table:table-cell>
              <table:table-cell office:value-type="float" office:value="34.8085222035219">
                <text:p>34.8085222035219</text:p>
              </table:table-cell>
              <table:table-cell office:value-type="float" office:value="34.8085222035219">
                <text:p>34.80852220352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.9375">
                <text:p>232.9375</text:p>
              </table:table-cell>
              <table:table-cell office:value-type="float" office:value="34.7226280637566">
                <text:p>34.7226280637566</text:p>
              </table:table-cell>
              <table:table-cell office:value-type="float" office:value="34.7226280637566">
                <text:p>34.72262806375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5.3125">
                <text:p>235.3125</text:p>
              </table:table-cell>
              <table:table-cell office:value-type="float" office:value="35.9649002284576">
                <text:p>35.9649002284576</text:p>
              </table:table-cell>
              <table:table-cell office:value-type="float" office:value="35.9649002284576">
                <text:p>35.9649002284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0.3125">
                <text:p>230.3125</text:p>
              </table:table-cell>
              <table:table-cell office:value-type="float" office:value="34.0032565100344">
                <text:p>34.0032565100344</text:p>
              </table:table-cell>
              <table:table-cell office:value-type="float" office:value="34.0032565100344">
                <text:p>34.00325651003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.8125">
                <text:p>235.8125</text:p>
              </table:table-cell>
              <table:table-cell office:value-type="float" office:value="34.3938113045845">
                <text:p>34.3938113045845</text:p>
              </table:table-cell>
              <table:table-cell office:value-type="float" office:value="34.3938113045845">
                <text:p>34.39381130458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.5625">
                <text:p>236.5625</text:p>
              </table:table-cell>
              <table:table-cell office:value-type="float" office:value="34.5864345269529">
                <text:p>34.5864345269529</text:p>
              </table:table-cell>
              <table:table-cell office:value-type="float" office:value="34.5864345269529">
                <text:p>34.58643452695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5">
                <text:p>235</text:p>
              </table:table-cell>
              <table:table-cell office:value-type="float" office:value="33.5046348082354">
                <text:p>33.5046348082354</text:p>
              </table:table-cell>
              <table:table-cell office:value-type="float" office:value="33.5046348082354">
                <text:p>33.50463480823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1.6875">
                <text:p>231.6875</text:p>
              </table:table-cell>
              <table:table-cell office:value-type="float" office:value="34.8322723524009">
                <text:p>34.8322723524009</text:p>
              </table:table-cell>
              <table:table-cell office:value-type="float" office:value="34.8322723524009">
                <text:p>34.83227235240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4.8125">
                <text:p>234.8125</text:p>
              </table:table-cell>
              <table:table-cell office:value-type="float" office:value="33.6276167605815">
                <text:p>33.6276167605815</text:p>
              </table:table-cell>
              <table:table-cell office:value-type="float" office:value="33.6276167605815">
                <text:p>33.6276167605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3.5">
                <text:p>233.5</text:p>
              </table:table-cell>
              <table:table-cell office:value-type="float" office:value="35.4950164638872">
                <text:p>35.4950164638872</text:p>
              </table:table-cell>
              <table:table-cell office:value-type="float" office:value="35.4950164638872">
                <text:p>35.49501646388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6.5">
                <text:p>186.5</text:p>
              </table:table-cell>
              <table:table-cell office:value-type="float" office:value="80.9340797162454">
                <text:p>80.9340797162454</text:p>
              </table:table-cell>
              <table:table-cell office:value-type="float" office:value="80.9340797162454">
                <text:p>80.93407971624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.5625">
                <text:p>74.5625</text:p>
              </table:table-cell>
              <table:table-cell office:value-type="float" office:value="70.8901386985939">
                <text:p>70.8901386985939</text:p>
              </table:table-cell>
              <table:table-cell office:value-type="float" office:value="70.8901386985939">
                <text:p>70.89013869859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5">
                <text:p>0.125</text:p>
              </table:table-cell>
              <table:table-cell office:value-type="float" office:value="23.5046928981277">
                <text:p>23.5046928981277</text:p>
              </table:table-cell>
              <table:table-cell office:value-type="float" office:value="23.5046928981277">
                <text:p>23.50469289812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23.7647058823529">
                <text:p>23.7647058823529</text:p>
              </table:table-cell>
              <table:table-cell office:value-type="float" office:value="23.7647058823529">
                <text:p>23.76470588235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24.2352941176471">
                <text:p>24.2352941176471</text:p>
              </table:table-cell>
              <table:table-cell office:value-type="float" office:value="24.2352941176471">
                <text:p>24.23529411764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25">
                <text:p>0.125</text:p>
              </table:table-cell>
              <table:table-cell office:value-type="float" office:value="24.4456886894546">
                <text:p>24.4456886894546</text:p>
              </table:table-cell>
              <table:table-cell office:value-type="float" office:value="24.4456886894546">
                <text:p>24.4456886894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24.7058823529412">
                <text:p>24.7058823529412</text:p>
              </table:table-cell>
              <table:table-cell office:value-type="float" office:value="24.7058823529412">
                <text:p>24.70588235294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24.9411764705882">
                <text:p>24.9411764705882</text:p>
              </table:table-cell>
              <table:table-cell office:value-type="float" office:value="24.9411764705882">
                <text:p>24.94117647058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">
                <text:p>0.25</text:p>
              </table:table-cell>
              <table:table-cell office:value-type="float" office:value="25.1258424431403">
                <text:p>25.1258424431403</text:p>
              </table:table-cell>
              <table:table-cell office:value-type="float" office:value="25.1258424431403">
                <text:p>25.12584244314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25">
                <text:p>0.625</text:p>
              </table:table-cell>
              <table:table-cell office:value-type="float" office:value="25.2807077996486">
                <text:p>25.2807077996486</text:p>
              </table:table-cell>
              <table:table-cell office:value-type="float" office:value="25.2807077996486">
                <text:p>25.28070779964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25">
                <text:p>2.125</text:p>
              </table:table-cell>
              <table:table-cell office:value-type="float" office:value="25.1514444060245">
                <text:p>25.1514444060245</text:p>
              </table:table-cell>
              <table:table-cell office:value-type="float" office:value="25.1514444060245">
                <text:p>25.15144440602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25.4117647058824">
                <text:p>25.4117647058824</text:p>
              </table:table-cell>
              <table:table-cell office:value-type="float" office:value="25.4117647058824">
                <text:p>25.41176470588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25.7138902589463">
                <text:p>25.7138902589463</text:p>
              </table:table-cell>
              <table:table-cell office:value-type="float" office:value="25.7138902589463">
                <text:p>25.71389025894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26.0135711188015">
                <text:p>26.0135711188015</text:p>
              </table:table-cell>
              <table:table-cell office:value-type="float" office:value="26.0135711188015">
                <text:p>26.01357111880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26.5882352941176">
                <text:p>26.5882352941176</text:p>
              </table:table-cell>
              <table:table-cell office:value-type="float" office:value="26.5882352941176">
                <text:p>26.58823529411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">
                <text:p>1.2</text:p>
              </table:table-cell>
              <table:table-cell office:value-type="float" office:value="26.7460180394925">
                <text:p>26.7460180394925</text:p>
              </table:table-cell>
              <table:table-cell office:value-type="float" office:value="26.7460180394925">
                <text:p>26.7460180394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27.0588235294118">
                <text:p>27.0588235294118</text:p>
              </table:table-cell>
              <table:table-cell office:value-type="float" office:value="27.0588235294118">
                <text:p>27.0588235294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7.2687508897365">
                <text:p>27.2687508897365</text:p>
              </table:table-cell>
              <table:table-cell office:value-type="float" office:value="27.2687508897365">
                <text:p>27.2687508897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27.504010402763">
                <text:p>27.504010402763</text:p>
              </table:table-cell>
              <table:table-cell office:value-type="float" office:value="27.504010402763">
                <text:p>27.5040104027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